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C Output Value (Hex)</text:p>
          </table:table-cell>
          <table:table-cell office:value-type="string" calcext:value-type="string">
            <text:p>DAC Output Value</text:p>
          </table:table-cell>
          <table:table-cell office:value-type="string" calcext:value-type="string">
            <text:p>ASIC Input Voltage (V)</text:p>
          </table:table-cell>
          <table:table-cell office:value-type="string" calcext:value-type="string">
            <text:p>ASIC Output Voltage (V)</text:p>
          </table:table-cell>
          <table:table-cell office:value-type="string" calcext:value-type="string">
            <text:p>XADC Input Value</text:p>
          </table:table-cell>
          <table:table-cell office:value-type="string" calcext:value-type="string">
            <text:p>XADC Input Value (Hex)</text:p>
          </table:table-cell>
        </table:table-row>
        <table:table-row table:style-name="ro1">
          <table:table-cell table:formula="of:=DEC2HEX([.B2];4)" office:value-type="string" office:string-value="0000" calcext:value-type="string">
            <text:p>0000</text:p>
          </table:table-cell>
          <table:table-cell table:formula="of:=FLOOR(POWER(2;16)*([.C2]/2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formula="of:=FLOOR([.D2]*4096)" office:value-type="float" office:value="8" calcext:value-type="float">
            <text:p>8</text:p>
          </table:table-cell>
          <table:table-cell table:formula="of:=DEC2HEX([.E2];3)" office:value-type="string" office:string-value="008" calcext:value-type="string">
            <text:p>008</text:p>
          </table:table-cell>
        </table:table-row>
        <table:table-row table:style-name="ro1">
          <table:table-cell table:formula="of:=DEC2HEX([.B3];4)" office:value-type="string" office:string-value="0106" calcext:value-type="string">
            <text:p>0106</text:p>
          </table:table-cell>
          <table:table-cell table:formula="of:=FLOOR(POWER(2;16)*([.C3]/2.5))" office:value-type="float" office:value="262" calcext:value-type="float">
            <text:p>262</text:p>
          </table:table-cell>
          <table:table-cell office:value-type="float" office:value="0.01" calcext:value-type="float">
            <text:p>0.01</text:p>
          </table:table-cell>
          <table:table-cell office:value-type="float" office:value="0.005" calcext:value-type="float">
            <text:p>0.005</text:p>
          </table:table-cell>
          <table:table-cell table:formula="of:=FLOOR([.D3]*4096)" office:value-type="float" office:value="20" calcext:value-type="float">
            <text:p>20</text:p>
          </table:table-cell>
          <table:table-cell table:formula="of:=DEC2HEX([.E3];3)" office:value-type="string" office:string-value="014" calcext:value-type="string">
            <text:p>014</text:p>
          </table:table-cell>
        </table:table-row>
        <table:table-row table:style-name="ro1">
          <table:table-cell table:formula="of:=DEC2HEX([.B4];4)" office:value-type="string" office:string-value="020C" calcext:value-type="string">
            <text:p>020C</text:p>
          </table:table-cell>
          <table:table-cell table:formula="of:=FLOOR(POWER(2;16)*([.C4]/2.5))" office:value-type="float" office:value="524" calcext:value-type="float">
            <text:p>524</text:p>
          </table:table-cell>
          <table:table-cell office:value-type="float" office:value="0.02" calcext:value-type="float">
            <text:p>0.02</text:p>
          </table:table-cell>
          <table:table-cell office:value-type="float" office:value="0.017" calcext:value-type="float">
            <text:p>0.017</text:p>
          </table:table-cell>
          <table:table-cell table:formula="of:=FLOOR([.D4]*4096)" office:value-type="float" office:value="69" calcext:value-type="float">
            <text:p>69</text:p>
          </table:table-cell>
          <table:table-cell table:formula="of:=DEC2HEX([.E4];3)" office:value-type="string" office:string-value="045" calcext:value-type="string">
            <text:p>045</text:p>
          </table:table-cell>
        </table:table-row>
        <table:table-row table:style-name="ro1">
          <table:table-cell table:formula="of:=DEC2HEX([.B5];4)" office:value-type="string" office:string-value="0312" calcext:value-type="string">
            <text:p>0312</text:p>
          </table:table-cell>
          <table:table-cell table:formula="of:=FLOOR(POWER(2;16)*([.C5]/2.5))" office:value-type="float" office:value="786" calcext:value-type="float">
            <text:p>786</text:p>
          </table:table-cell>
          <table:table-cell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table:formula="of:=FLOOR([.D5]*4096)" office:value-type="float" office:value="114" calcext:value-type="float">
            <text:p>114</text:p>
          </table:table-cell>
          <table:table-cell table:formula="of:=DEC2HEX([.E5];3)" office:value-type="string" office:string-value="072" calcext:value-type="string">
            <text:p>072</text:p>
          </table:table-cell>
        </table:table-row>
        <table:table-row table:style-name="ro1">
          <table:table-cell table:formula="of:=DEC2HEX([.B6];4)" office:value-type="string" office:string-value="0418" calcext:value-type="string">
            <text:p>0418</text:p>
          </table:table-cell>
          <table:table-cell table:formula="of:=FLOOR(POWER(2;16)*([.C6]/2.5))" office:value-type="float" office:value="1048" calcext:value-type="float">
            <text:p>1048</text:p>
          </table:table-cell>
          <table:table-cell office:value-type="float" office:value="0.04" calcext:value-type="float">
            <text:p>0.04</text:p>
          </table:table-cell>
          <table:table-cell office:value-type="float" office:value="0.036" calcext:value-type="float">
            <text:p>0.036</text:p>
          </table:table-cell>
          <table:table-cell table:formula="of:=FLOOR([.D6]*4096)" office:value-type="float" office:value="147" calcext:value-type="float">
            <text:p>147</text:p>
          </table:table-cell>
          <table:table-cell table:formula="of:=DEC2HEX([.E6];3)" office:value-type="string" office:string-value="093" calcext:value-type="string">
            <text:p>093</text:p>
          </table:table-cell>
        </table:table-row>
        <table:table-row table:style-name="ro1">
          <table:table-cell table:formula="of:=DEC2HEX([.B7];4)" office:value-type="string" office:string-value="051E" calcext:value-type="string">
            <text:p>051E</text:p>
          </table:table-cell>
          <table:table-cell table:formula="of:=FLOOR(POWER(2;16)*([.C7]/2.5))" office:value-type="float" office:value="1310" calcext:value-type="float">
            <text:p>1310</text:p>
          </table:table-cell>
          <table:table-cell office:value-type="float" office:value="0.05" calcext:value-type="float">
            <text:p>0.05</text:p>
          </table:table-cell>
          <table:table-cell office:value-type="float" office:value="0.047" calcext:value-type="float">
            <text:p>0.047</text:p>
          </table:table-cell>
          <table:table-cell table:formula="of:=FLOOR([.D7]*4096)" office:value-type="float" office:value="192" calcext:value-type="float">
            <text:p>192</text:p>
          </table:table-cell>
          <table:table-cell table:formula="of:=DEC2HEX([.E7];3)" office:value-type="string" office:string-value="0C0" calcext:value-type="string">
            <text:p>0C0</text:p>
          </table:table-cell>
        </table:table-row>
        <table:table-row table:style-name="ro1">
          <table:table-cell table:formula="of:=DEC2HEX([.B8];4)" office:value-type="string" office:string-value="0624" calcext:value-type="string">
            <text:p>0624</text:p>
          </table:table-cell>
          <table:table-cell table:formula="of:=FLOOR(POWER(2;16)*([.C8]/2.5))" office:value-type="float" office:value="1572" calcext:value-type="float">
            <text:p>1572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formula="of:=FLOOR([.D8]*4096)" office:value-type="float" office:value="237" calcext:value-type="float">
            <text:p>237</text:p>
          </table:table-cell>
          <table:table-cell table:formula="of:=DEC2HEX([.E8];3)" office:value-type="string" office:string-value="0ED" calcext:value-type="string">
            <text:p>0ED</text:p>
          </table:table-cell>
        </table:table-row>
        <table:table-row table:style-name="ro1">
          <table:table-cell table:formula="of:=DEC2HEX([.B9];4)" office:value-type="string" office:string-value="072B" calcext:value-type="string">
            <text:p>072B</text:p>
          </table:table-cell>
          <table:table-cell table:formula="of:=FLOOR(POWER(2;16)*([.C9]/2.5))" office:value-type="float" office:value="1835" calcext:value-type="float">
            <text:p>1835</text:p>
          </table:table-cell>
          <table:table-cell office:value-type="float" office:value="0.07" calcext:value-type="float">
            <text:p>0.07</text:p>
          </table:table-cell>
          <table:table-cell office:value-type="float" office:value="0.066" calcext:value-type="float">
            <text:p>0.066</text:p>
          </table:table-cell>
          <table:table-cell table:formula="of:=FLOOR([.D9]*4096)" office:value-type="float" office:value="270" calcext:value-type="float">
            <text:p>270</text:p>
          </table:table-cell>
          <table:table-cell table:formula="of:=DEC2HEX([.E9];3)" office:value-type="string" office:string-value="10E" calcext:value-type="string">
            <text:p>10E</text:p>
          </table:table-cell>
        </table:table-row>
        <table:table-row table:style-name="ro1">
          <table:table-cell table:formula="of:=DEC2HEX([.B10];4)" office:value-type="string" office:string-value="0831" calcext:value-type="string">
            <text:p>0831</text:p>
          </table:table-cell>
          <table:table-cell table:formula="of:=FLOOR(POWER(2;16)*([.C10]/2.5))" office:value-type="float" office:value="2097" calcext:value-type="float">
            <text:p>2097</text:p>
          </table:table-cell>
          <table:table-cell office:value-type="float" office:value="0.08" calcext:value-type="float">
            <text:p>0.08</text:p>
          </table:table-cell>
          <table:table-cell office:value-type="float" office:value="0.077" calcext:value-type="float">
            <text:p>0.077</text:p>
          </table:table-cell>
          <table:table-cell table:formula="of:=FLOOR([.D10]*4096)" office:value-type="float" office:value="315" calcext:value-type="float">
            <text:p>315</text:p>
          </table:table-cell>
          <table:table-cell table:formula="of:=DEC2HEX([.E10];3)" office:value-type="string" office:string-value="13B" calcext:value-type="string">
            <text:p>13B</text:p>
          </table:table-cell>
        </table:table-row>
        <table:table-row table:style-name="ro1">
          <table:table-cell table:formula="of:=DEC2HEX([.B11];4)" office:value-type="string" office:string-value="0937" calcext:value-type="string">
            <text:p>0937</text:p>
          </table:table-cell>
          <table:table-cell table:formula="of:=FLOOR(POWER(2;16)*([.C11]/2.5))" office:value-type="float" office:value="2359" calcext:value-type="float">
            <text:p>2359</text:p>
          </table:table-cell>
          <table:table-cell office:value-type="float" office:value="0.09" calcext:value-type="float">
            <text:p>0.09</text:p>
          </table:table-cell>
          <table:table-cell office:value-type="float" office:value="0.089" calcext:value-type="float">
            <text:p>0.089</text:p>
          </table:table-cell>
          <table:table-cell table:formula="of:=FLOOR([.D11]*4096)" office:value-type="float" office:value="364" calcext:value-type="float">
            <text:p>364</text:p>
          </table:table-cell>
          <table:table-cell table:formula="of:=DEC2HEX([.E11];3)" office:value-type="string" office:string-value="16C" calcext:value-type="string">
            <text:p>16C</text:p>
          </table:table-cell>
        </table:table-row>
        <table:table-row table:style-name="ro1">
          <table:table-cell table:formula="of:=DEC2HEX([.B12];4)" office:value-type="string" office:string-value="0A3D" calcext:value-type="string">
            <text:p>0A3D</text:p>
          </table:table-cell>
          <table:table-cell table:formula="of:=FLOOR(POWER(2;16)*([.C12]/2.5))" office:value-type="float" office:value="2621" calcext:value-type="float">
            <text:p>2621</text:p>
          </table:table-cell>
          <table:table-cell office:value-type="float" office:value="0.1" calcext:value-type="float">
            <text:p>0.1</text:p>
          </table:table-cell>
          <table:table-cell office:value-type="float" office:value="0.096" calcext:value-type="float">
            <text:p>0.096</text:p>
          </table:table-cell>
          <table:table-cell table:formula="of:=FLOOR([.D12]*4096)" office:value-type="float" office:value="393" calcext:value-type="float">
            <text:p>393</text:p>
          </table:table-cell>
          <table:table-cell table:formula="of:=DEC2HEX([.E12];3)" office:value-type="string" office:string-value="189" calcext:value-type="string">
            <text:p>189</text:p>
          </table:table-cell>
        </table:table-row>
        <table:table-row table:style-name="ro1">
          <table:table-cell table:formula="of:=DEC2HEX([.B13];4)" office:value-type="string" office:string-value="0B43" calcext:value-type="string">
            <text:p>0B43</text:p>
          </table:table-cell>
          <table:table-cell table:formula="of:=FLOOR(POWER(2;16)*([.C13]/2.5))" office:value-type="float" office:value="2883" calcext:value-type="float">
            <text:p>2883</text:p>
          </table:table-cell>
          <table:table-cell office:value-type="float" office:value="0.11" calcext:value-type="float">
            <text:p>0.11</text:p>
          </table:table-cell>
          <table:table-cell office:value-type="float" office:value="0.108" calcext:value-type="float">
            <text:p>0.108</text:p>
          </table:table-cell>
          <table:table-cell table:formula="of:=FLOOR([.D13]*4096)" office:value-type="float" office:value="442" calcext:value-type="float">
            <text:p>442</text:p>
          </table:table-cell>
          <table:table-cell table:formula="of:=DEC2HEX([.E13];3)" office:value-type="string" office:string-value="1BA" calcext:value-type="string">
            <text:p>1BA</text:p>
          </table:table-cell>
        </table:table-row>
        <table:table-row table:style-name="ro1">
          <table:table-cell table:formula="of:=DEC2HEX([.B14];4)" office:value-type="string" office:string-value="0C49" calcext:value-type="string">
            <text:p>0C49</text:p>
          </table:table-cell>
          <table:table-cell table:formula="of:=FLOOR(POWER(2;16)*([.C14]/2.5))" office:value-type="float" office:value="3145" calcext:value-type="float">
            <text:p>3145</text:p>
          </table:table-cell>
          <table:table-cell office:value-type="float" office:value="0.12" calcext:value-type="float">
            <text:p>0.12</text:p>
          </table:table-cell>
          <table:table-cell office:value-type="float" office:value="0.117" calcext:value-type="float">
            <text:p>0.117</text:p>
          </table:table-cell>
          <table:table-cell table:formula="of:=FLOOR([.D14]*4096)" office:value-type="float" office:value="479" calcext:value-type="float">
            <text:p>479</text:p>
          </table:table-cell>
          <table:table-cell table:formula="of:=DEC2HEX([.E14];3)" office:value-type="string" office:string-value="1DF" calcext:value-type="string">
            <text:p>1DF</text:p>
          </table:table-cell>
        </table:table-row>
        <table:table-row table:style-name="ro1">
          <table:table-cell table:formula="of:=DEC2HEX([.B15];4)" office:value-type="string" office:string-value="0D4F" calcext:value-type="string">
            <text:p>0D4F</text:p>
          </table:table-cell>
          <table:table-cell table:formula="of:=FLOOR(POWER(2;16)*([.C15]/2.5))" office:value-type="float" office:value="3407" calcext:value-type="float">
            <text:p>3407</text:p>
          </table:table-cell>
          <table:table-cell office:value-type="float" office:value="0.13" calcext:value-type="float">
            <text:p>0.13</text:p>
          </table:table-cell>
          <table:table-cell office:value-type="float" office:value="0.127" calcext:value-type="float">
            <text:p>0.127</text:p>
          </table:table-cell>
          <table:table-cell table:formula="of:=FLOOR([.D15]*4096)" office:value-type="float" office:value="520" calcext:value-type="float">
            <text:p>520</text:p>
          </table:table-cell>
          <table:table-cell table:formula="of:=DEC2HEX([.E15];3)" office:value-type="string" office:string-value="208" calcext:value-type="string">
            <text:p>208</text:p>
          </table:table-cell>
        </table:table-row>
        <table:table-row table:style-name="ro1">
          <table:table-cell table:formula="of:=DEC2HEX([.B16];4)" office:value-type="string" office:string-value="0E56" calcext:value-type="string">
            <text:p>0E56</text:p>
          </table:table-cell>
          <table:table-cell table:formula="of:=FLOOR(POWER(2;16)*([.C16]/2.5))" office:value-type="float" office:value="3670" calcext:value-type="float">
            <text:p>3670</text:p>
          </table:table-cell>
          <table:table-cell office:value-type="float" office:value="0.14" calcext:value-type="float">
            <text:p>0.14</text:p>
          </table:table-cell>
          <table:table-cell office:value-type="float" office:value="0.138" calcext:value-type="float">
            <text:p>0.138</text:p>
          </table:table-cell>
          <table:table-cell table:formula="of:=FLOOR([.D16]*4096)" office:value-type="float" office:value="565" calcext:value-type="float">
            <text:p>565</text:p>
          </table:table-cell>
          <table:table-cell table:formula="of:=DEC2HEX([.E16];3)" office:value-type="string" office:string-value="235" calcext:value-type="string">
            <text:p>235</text:p>
          </table:table-cell>
        </table:table-row>
        <table:table-row table:style-name="ro1">
          <table:table-cell table:formula="of:=DEC2HEX([.B17];4)" office:value-type="string" office:string-value="0F5C" calcext:value-type="string">
            <text:p>0F5C</text:p>
          </table:table-cell>
          <table:table-cell table:formula="of:=FLOOR(POWER(2;16)*([.C17]/2.5))" office:value-type="float" office:value="3932" calcext:value-type="float">
            <text:p>3932</text:p>
          </table:table-cell>
          <table:table-cell office:value-type="float" office:value="0.15" calcext:value-type="float">
            <text:p>0.15</text:p>
          </table:table-cell>
          <table:table-cell office:value-type="float" office:value="0.146" calcext:value-type="float">
            <text:p>0.146</text:p>
          </table:table-cell>
          <table:table-cell table:formula="of:=FLOOR([.D17]*4096)" office:value-type="float" office:value="598" calcext:value-type="float">
            <text:p>598</text:p>
          </table:table-cell>
          <table:table-cell table:formula="of:=DEC2HEX([.E17];3)" office:value-type="string" office:string-value="256" calcext:value-type="string">
            <text:p>256</text:p>
          </table:table-cell>
        </table:table-row>
        <table:table-row table:style-name="ro1">
          <table:table-cell table:formula="of:=DEC2HEX([.B18];4)" office:value-type="string" office:string-value="1062" calcext:value-type="string">
            <text:p>1062</text:p>
          </table:table-cell>
          <table:table-cell table:formula="of:=FLOOR(POWER(2;16)*([.C18]/2.5))" office:value-type="float" office:value="4194" calcext:value-type="float">
            <text:p>4194</text:p>
          </table:table-cell>
          <table:table-cell office:value-type="float" office:value="0.16" calcext:value-type="float">
            <text:p>0.16</text:p>
          </table:table-cell>
          <table:table-cell office:value-type="float" office:value="0.157" calcext:value-type="float">
            <text:p>0.157</text:p>
          </table:table-cell>
          <table:table-cell table:formula="of:=FLOOR([.D18]*4096)" office:value-type="float" office:value="643" calcext:value-type="float">
            <text:p>643</text:p>
          </table:table-cell>
          <table:table-cell table:formula="of:=DEC2HEX([.E18];3)" office:value-type="string" office:string-value="283" calcext:value-type="string">
            <text:p>283</text:p>
          </table:table-cell>
        </table:table-row>
        <table:table-row table:style-name="ro1">
          <table:table-cell table:formula="of:=DEC2HEX([.B19];4)" office:value-type="string" office:string-value="1168" calcext:value-type="string">
            <text:p>1168</text:p>
          </table:table-cell>
          <table:table-cell table:formula="of:=FLOOR(POWER(2;16)*([.C19]/2.5))" office:value-type="float" office:value="4456" calcext:value-type="float">
            <text:p>4456</text:p>
          </table:table-cell>
          <table:table-cell office:value-type="float" office:value="0.17" calcext:value-type="float">
            <text:p>0.17</text:p>
          </table:table-cell>
          <table:table-cell office:value-type="float" office:value="0.168" calcext:value-type="float">
            <text:p>0.168</text:p>
          </table:table-cell>
          <table:table-cell table:formula="of:=FLOOR([.D19]*4096)" office:value-type="float" office:value="688" calcext:value-type="float">
            <text:p>688</text:p>
          </table:table-cell>
          <table:table-cell table:formula="of:=DEC2HEX([.E19];3)" office:value-type="string" office:string-value="2B0" calcext:value-type="string">
            <text:p>2B0</text:p>
          </table:table-cell>
        </table:table-row>
        <table:table-row table:style-name="ro1">
          <table:table-cell table:formula="of:=DEC2HEX([.B20];4)" office:value-type="string" office:string-value="126E" calcext:value-type="string">
            <text:p>126E</text:p>
          </table:table-cell>
          <table:table-cell table:formula="of:=FLOOR(POWER(2;16)*([.C20]/2.5))" office:value-type="float" office:value="4718" calcext:value-type="float">
            <text:p>4718</text:p>
          </table:table-cell>
          <table:table-cell office:value-type="float" office:value="0.18" calcext:value-type="float">
            <text:p>0.18</text:p>
          </table:table-cell>
          <table:table-cell office:value-type="float" office:value="0.176" calcext:value-type="float">
            <text:p>0.176</text:p>
          </table:table-cell>
          <table:table-cell table:formula="of:=FLOOR([.D20]*4096)" office:value-type="float" office:value="720" calcext:value-type="float">
            <text:p>720</text:p>
          </table:table-cell>
          <table:table-cell table:formula="of:=DEC2HEX([.E20];3)" office:value-type="string" office:string-value="2D0" calcext:value-type="string">
            <text:p>2D0</text:p>
          </table:table-cell>
        </table:table-row>
        <table:table-row table:style-name="ro1">
          <table:table-cell table:formula="of:=DEC2HEX([.B21];4)" office:value-type="string" office:string-value="1374" calcext:value-type="string">
            <text:p>1374</text:p>
          </table:table-cell>
          <table:table-cell table:formula="of:=FLOOR(POWER(2;16)*([.C21]/2.5))" office:value-type="float" office:value="4980" calcext:value-type="float">
            <text:p>4980</text:p>
          </table:table-cell>
          <table:table-cell office:value-type="float" office:value="0.19" calcext:value-type="float">
            <text:p>0.19</text:p>
          </table:table-cell>
          <table:table-cell office:value-type="float" office:value="0.187" calcext:value-type="float">
            <text:p>0.187</text:p>
          </table:table-cell>
          <table:table-cell table:formula="of:=FLOOR([.D21]*4096)" office:value-type="float" office:value="765" calcext:value-type="float">
            <text:p>765</text:p>
          </table:table-cell>
          <table:table-cell table:formula="of:=DEC2HEX([.E21];3)" office:value-type="string" office:string-value="2FD" calcext:value-type="string">
            <text:p>2FD</text:p>
          </table:table-cell>
        </table:table-row>
        <table:table-row table:style-name="ro1">
          <table:table-cell table:formula="of:=DEC2HEX([.B22];4)" office:value-type="string" office:string-value="147A" calcext:value-type="string">
            <text:p>147A</text:p>
          </table:table-cell>
          <table:table-cell table:formula="of:=FLOOR(POWER(2;16)*([.C22]/2.5))" office:value-type="float" office:value="5242" calcext:value-type="float">
            <text:p>5242</text:p>
          </table:table-cell>
          <table:table-cell office:value-type="float" office:value="0.2" calcext:value-type="float">
            <text:p>0.2</text:p>
          </table:table-cell>
          <table:table-cell office:value-type="float" office:value="0.199" calcext:value-type="float">
            <text:p>0.199</text:p>
          </table:table-cell>
          <table:table-cell table:formula="of:=FLOOR([.D22]*4096)" office:value-type="float" office:value="815" calcext:value-type="float">
            <text:p>815</text:p>
          </table:table-cell>
          <table:table-cell table:formula="of:=DEC2HEX([.E22];3)" office:value-type="string" office:string-value="32F" calcext:value-type="string">
            <text:p>32F</text:p>
          </table:table-cell>
        </table:table-row>
        <table:table-row table:style-name="ro1">
          <table:table-cell table:formula="of:=DEC2HEX([.B23];4)" office:value-type="string" office:string-value="1581" calcext:value-type="string">
            <text:p>1581</text:p>
          </table:table-cell>
          <table:table-cell table:formula="of:=FLOOR(POWER(2;16)*([.C23]/2.5))" office:value-type="float" office:value="5505" calcext:value-type="float">
            <text:p>5505</text:p>
          </table:table-cell>
          <table:table-cell office:value-type="float" office:value="0.21" calcext:value-type="float">
            <text:p>0.21</text:p>
          </table:table-cell>
          <table:table-cell office:value-type="float" office:value="0.206" calcext:value-type="float">
            <text:p>0.206</text:p>
          </table:table-cell>
          <table:table-cell table:formula="of:=FLOOR([.D23]*4096)" office:value-type="float" office:value="843" calcext:value-type="float">
            <text:p>843</text:p>
          </table:table-cell>
          <table:table-cell table:formula="of:=DEC2HEX([.E23];3)" office:value-type="string" office:string-value="34B" calcext:value-type="string">
            <text:p>34B</text:p>
          </table:table-cell>
        </table:table-row>
        <table:table-row table:style-name="ro1">
          <table:table-cell table:formula="of:=DEC2HEX([.B24];4)" office:value-type="string" office:string-value="1687" calcext:value-type="string">
            <text:p>1687</text:p>
          </table:table-cell>
          <table:table-cell table:formula="of:=FLOOR(POWER(2;16)*([.C24]/2.5))" office:value-type="float" office:value="5767" calcext:value-type="float">
            <text:p>5767</text:p>
          </table:table-cell>
          <table:table-cell office:value-type="float" office:value="0.22" calcext:value-type="float">
            <text:p>0.22</text:p>
          </table:table-cell>
          <table:table-cell office:value-type="float" office:value="0.218" calcext:value-type="float">
            <text:p>0.218</text:p>
          </table:table-cell>
          <table:table-cell table:formula="of:=FLOOR([.D24]*4096)" office:value-type="float" office:value="892" calcext:value-type="float">
            <text:p>892</text:p>
          </table:table-cell>
          <table:table-cell table:formula="of:=DEC2HEX([.E24];3)" office:value-type="string" office:string-value="37C" calcext:value-type="string">
            <text:p>37C</text:p>
          </table:table-cell>
        </table:table-row>
        <table:table-row table:style-name="ro1">
          <table:table-cell table:formula="of:=DEC2HEX([.B25];4)" office:value-type="string" office:string-value="178D" calcext:value-type="string">
            <text:p>178D</text:p>
          </table:table-cell>
          <table:table-cell table:formula="of:=FLOOR(POWER(2;16)*([.C25]/2.5))" office:value-type="float" office:value="6029" calcext:value-type="float">
            <text:p>6029</text:p>
          </table:table-cell>
          <table:table-cell office:value-type="float" office:value="0.23" calcext:value-type="float">
            <text:p>0.23</text:p>
          </table:table-cell>
          <table:table-cell office:value-type="float" office:value="0.229" calcext:value-type="float">
            <text:p>0.229</text:p>
          </table:table-cell>
          <table:table-cell table:formula="of:=FLOOR([.D25]*4096)" office:value-type="float" office:value="937" calcext:value-type="float">
            <text:p>937</text:p>
          </table:table-cell>
          <table:table-cell table:formula="of:=DEC2HEX([.E25];3)" office:value-type="string" office:string-value="3A9" calcext:value-type="string">
            <text:p>3A9</text:p>
          </table:table-cell>
        </table:table-row>
        <table:table-row table:style-name="ro1">
          <table:table-cell table:formula="of:=DEC2HEX([.B26];4)" office:value-type="string" office:string-value="1893" calcext:value-type="string">
            <text:p>1893</text:p>
          </table:table-cell>
          <table:table-cell table:formula="of:=FLOOR(POWER(2;16)*([.C26]/2.5))" office:value-type="float" office:value="6291" calcext:value-type="float">
            <text:p>6291</text:p>
          </table:table-cell>
          <table:table-cell office:value-type="float" office:value="0.24" calcext:value-type="float">
            <text:p>0.24</text:p>
          </table:table-cell>
          <table:table-cell office:value-type="float" office:value="0.236" calcext:value-type="float">
            <text:p>0.236</text:p>
          </table:table-cell>
          <table:table-cell table:formula="of:=FLOOR([.D26]*4096)" office:value-type="float" office:value="966" calcext:value-type="float">
            <text:p>966</text:p>
          </table:table-cell>
          <table:table-cell table:formula="of:=DEC2HEX([.E26];3)" office:value-type="string" office:string-value="3C6" calcext:value-type="string">
            <text:p>3C6</text:p>
          </table:table-cell>
        </table:table-row>
        <table:table-row table:style-name="ro1">
          <table:table-cell table:formula="of:=DEC2HEX([.B27];4)" office:value-type="string" office:string-value="1999" calcext:value-type="string">
            <text:p>1999</text:p>
          </table:table-cell>
          <table:table-cell table:formula="of:=FLOOR(POWER(2;16)*([.C27]/2.5))" office:value-type="float" office:value="6553" calcext:value-type="float">
            <text:p>6553</text:p>
          </table:table-cell>
          <table:table-cell office:value-type="float" office:value="0.25" calcext:value-type="float">
            <text:p>0.25</text:p>
          </table:table-cell>
          <table:table-cell office:value-type="float" office:value="0.248" calcext:value-type="float">
            <text:p>0.248</text:p>
          </table:table-cell>
          <table:table-cell table:formula="of:=FLOOR([.D27]*4096)" office:value-type="float" office:value="1015" calcext:value-type="float">
            <text:p>1015</text:p>
          </table:table-cell>
          <table:table-cell table:formula="of:=DEC2HEX([.E27];3)" office:value-type="string" office:string-value="3F7" calcext:value-type="string">
            <text:p>3F7</text:p>
          </table:table-cell>
        </table:table-row>
        <table:table-row table:style-name="ro1">
          <table:table-cell table:formula="of:=DEC2HEX([.B28];4)" office:value-type="string" office:string-value="1A9F" calcext:value-type="string">
            <text:p>1A9F</text:p>
          </table:table-cell>
          <table:table-cell table:formula="of:=FLOOR(POWER(2;16)*([.C28]/2.5))" office:value-type="float" office:value="6815" calcext:value-type="float">
            <text:p>6815</text:p>
          </table:table-cell>
          <table:table-cell office:value-type="float" office:value="0.26" calcext:value-type="float">
            <text:p>0.26</text:p>
          </table:table-cell>
          <table:table-cell office:value-type="float" office:value="0.255" calcext:value-type="float">
            <text:p>0.255</text:p>
          </table:table-cell>
          <table:table-cell table:formula="of:=FLOOR([.D28]*4096)" office:value-type="float" office:value="1044" calcext:value-type="float">
            <text:p>1044</text:p>
          </table:table-cell>
          <table:table-cell table:formula="of:=DEC2HEX([.E28];3)" office:value-type="string" office:string-value="414" calcext:value-type="string">
            <text:p>414</text:p>
          </table:table-cell>
        </table:table-row>
        <table:table-row table:style-name="ro1">
          <table:table-cell table:formula="of:=DEC2HEX([.B29];4)" office:value-type="string" office:string-value="1BA5" calcext:value-type="string">
            <text:p>1BA5</text:p>
          </table:table-cell>
          <table:table-cell table:formula="of:=FLOOR(POWER(2;16)*([.C29]/2.5))" office:value-type="float" office:value="7077" calcext:value-type="float">
            <text:p>7077</text:p>
          </table:table-cell>
          <table:table-cell office:value-type="float" office:value="0.27" calcext:value-type="float">
            <text:p>0.27</text:p>
          </table:table-cell>
          <table:table-cell office:value-type="float" office:value="0.267" calcext:value-type="float">
            <text:p>0.267</text:p>
          </table:table-cell>
          <table:table-cell table:formula="of:=FLOOR([.D29]*4096)" office:value-type="float" office:value="1093" calcext:value-type="float">
            <text:p>1093</text:p>
          </table:table-cell>
          <table:table-cell table:formula="of:=DEC2HEX([.E29];3)" office:value-type="string" office:string-value="445" calcext:value-type="string">
            <text:p>445</text:p>
          </table:table-cell>
        </table:table-row>
        <table:table-row table:style-name="ro1">
          <table:table-cell table:formula="of:=DEC2HEX([.B30];4)" office:value-type="string" office:string-value="1CAC" calcext:value-type="string">
            <text:p>1CAC</text:p>
          </table:table-cell>
          <table:table-cell table:formula="of:=FLOOR(POWER(2;16)*([.C30]/2.5))" office:value-type="float" office:value="7340" calcext:value-type="float">
            <text:p>7340</text:p>
          </table:table-cell>
          <table:table-cell office:value-type="float" office:value="0.28" calcext:value-type="float">
            <text:p>0.28</text:p>
          </table:table-cell>
          <table:table-cell office:value-type="float" office:value="0.278" calcext:value-type="float">
            <text:p>0.278</text:p>
          </table:table-cell>
          <table:table-cell table:formula="of:=FLOOR([.D30]*4096)" office:value-type="float" office:value="1138" calcext:value-type="float">
            <text:p>1138</text:p>
          </table:table-cell>
          <table:table-cell table:formula="of:=DEC2HEX([.E30];3)" office:value-type="string" office:string-value="472" calcext:value-type="string">
            <text:p>472</text:p>
          </table:table-cell>
        </table:table-row>
        <table:table-row table:style-name="ro1">
          <table:table-cell table:formula="of:=DEC2HEX([.B31];4)" office:value-type="string" office:string-value="1DB2" calcext:value-type="string">
            <text:p>1DB2</text:p>
          </table:table-cell>
          <table:table-cell table:formula="of:=FLOOR(POWER(2;16)*([.C31]/2.5))" office:value-type="float" office:value="7602" calcext:value-type="float">
            <text:p>7602</text:p>
          </table:table-cell>
          <table:table-cell office:value-type="float" office:value="0.29" calcext:value-type="float">
            <text:p>0.29</text:p>
          </table:table-cell>
          <table:table-cell office:value-type="float" office:value="0.286" calcext:value-type="float">
            <text:p>0.286</text:p>
          </table:table-cell>
          <table:table-cell table:formula="of:=FLOOR([.D31]*4096)" office:value-type="float" office:value="1171" calcext:value-type="float">
            <text:p>1171</text:p>
          </table:table-cell>
          <table:table-cell table:formula="of:=DEC2HEX([.E31];3)" office:value-type="string" office:string-value="493" calcext:value-type="string">
            <text:p>493</text:p>
          </table:table-cell>
        </table:table-row>
        <table:table-row table:style-name="ro1">
          <table:table-cell table:formula="of:=DEC2HEX([.B32];4)" office:value-type="string" office:string-value="1EB8" calcext:value-type="string">
            <text:p>1EB8</text:p>
          </table:table-cell>
          <table:table-cell table:formula="of:=FLOOR(POWER(2;16)*([.C32]/2.5))" office:value-type="float" office:value="7864" calcext:value-type="float">
            <text:p>7864</text:p>
          </table:table-cell>
          <table:table-cell office:value-type="float" office:value="0.3" calcext:value-type="float">
            <text:p>0.3</text:p>
          </table:table-cell>
          <table:table-cell office:value-type="float" office:value="0.297" calcext:value-type="float">
            <text:p>0.297</text:p>
          </table:table-cell>
          <table:table-cell table:formula="of:=FLOOR([.D32]*4096)" office:value-type="float" office:value="1216" calcext:value-type="float">
            <text:p>1216</text:p>
          </table:table-cell>
          <table:table-cell table:formula="of:=DEC2HEX([.E32];3)" office:value-type="string" office:string-value="4C0" calcext:value-type="string">
            <text:p>4C0</text:p>
          </table:table-cell>
        </table:table-row>
        <table:table-row table:style-name="ro1">
          <table:table-cell table:formula="of:=DEC2HEX([.B33];4)" office:value-type="string" office:string-value="1FBE" calcext:value-type="string">
            <text:p>1FBE</text:p>
          </table:table-cell>
          <table:table-cell table:formula="of:=FLOOR(POWER(2;16)*([.C33]/2.5))" office:value-type="float" office:value="8126" calcext:value-type="float">
            <text:p>8126</text:p>
          </table:table-cell>
          <table:table-cell office:value-type="float" office:value="0.31" calcext:value-type="float">
            <text:p>0.31</text:p>
          </table:table-cell>
          <table:table-cell office:value-type="float" office:value="0.308" calcext:value-type="float">
            <text:p>0.308</text:p>
          </table:table-cell>
          <table:table-cell table:formula="of:=FLOOR([.D33]*4096)" office:value-type="float" office:value="1261" calcext:value-type="float">
            <text:p>1261</text:p>
          </table:table-cell>
          <table:table-cell table:formula="of:=DEC2HEX([.E33];3)" office:value-type="string" office:string-value="4ED" calcext:value-type="string">
            <text:p>4ED</text:p>
          </table:table-cell>
        </table:table-row>
        <table:table-row table:style-name="ro1">
          <table:table-cell table:formula="of:=DEC2HEX([.B34];4)" office:value-type="string" office:string-value="20C4" calcext:value-type="string">
            <text:p>20C4</text:p>
          </table:table-cell>
          <table:table-cell table:formula="of:=FLOOR(POWER(2;16)*([.C34]/2.5))" office:value-type="float" office:value="8388" calcext:value-type="float">
            <text:p>8388</text:p>
          </table:table-cell>
          <table:table-cell office:value-type="float" office:value="0.32" calcext:value-type="float">
            <text:p>0.32</text:p>
          </table:table-cell>
          <table:table-cell office:value-type="float" office:value="0.326" calcext:value-type="float">
            <text:p>0.326</text:p>
          </table:table-cell>
          <table:table-cell table:formula="of:=FLOOR([.D34]*4096)" office:value-type="float" office:value="1335" calcext:value-type="float">
            <text:p>1335</text:p>
          </table:table-cell>
          <table:table-cell table:formula="of:=DEC2HEX([.E34];3)" office:value-type="string" office:string-value="537" calcext:value-type="string">
            <text:p>537</text:p>
          </table:table-cell>
        </table:table-row>
        <table:table-row table:style-name="ro1">
          <table:table-cell table:formula="of:=DEC2HEX([.B35];4)" office:value-type="string" office:string-value="21CA" calcext:value-type="string">
            <text:p>21CA</text:p>
          </table:table-cell>
          <table:table-cell table:formula="of:=FLOOR(POWER(2;16)*([.C35]/2.5))" office:value-type="float" office:value="8650" calcext:value-type="float">
            <text:p>8650</text:p>
          </table:table-cell>
          <table:table-cell office:value-type="float" office:value="0.33" calcext:value-type="float">
            <text:p>0.33</text:p>
          </table:table-cell>
          <table:table-cell office:value-type="float" office:value="0.327" calcext:value-type="float">
            <text:p>0.327</text:p>
          </table:table-cell>
          <table:table-cell table:formula="of:=FLOOR([.D35]*4096)" office:value-type="float" office:value="1339" calcext:value-type="float">
            <text:p>1339</text:p>
          </table:table-cell>
          <table:table-cell table:formula="of:=DEC2HEX([.E35];3)" office:value-type="string" office:string-value="53B" calcext:value-type="string">
            <text:p>53B</text:p>
          </table:table-cell>
        </table:table-row>
        <table:table-row table:style-name="ro1">
          <table:table-cell table:formula="of:=DEC2HEX([.B36];4)" office:value-type="string" office:string-value="22D0" calcext:value-type="string">
            <text:p>22D0</text:p>
          </table:table-cell>
          <table:table-cell table:formula="of:=FLOOR(POWER(2;16)*([.C36]/2.5))" office:value-type="float" office:value="8912" calcext:value-type="float">
            <text:p>8912</text:p>
          </table:table-cell>
          <table:table-cell office:value-type="float" office:value="0.34" calcext:value-type="float">
            <text:p>0.34</text:p>
          </table:table-cell>
          <table:table-cell office:value-type="float" office:value="0.338" calcext:value-type="float">
            <text:p>0.338</text:p>
          </table:table-cell>
          <table:table-cell table:formula="of:=FLOOR([.D36]*4096)" office:value-type="float" office:value="1384" calcext:value-type="float">
            <text:p>1384</text:p>
          </table:table-cell>
          <table:table-cell table:formula="of:=DEC2HEX([.E36];3)" office:value-type="string" office:string-value="568" calcext:value-type="string">
            <text:p>568</text:p>
          </table:table-cell>
        </table:table-row>
        <table:table-row table:style-name="ro1">
          <table:table-cell table:formula="of:=DEC2HEX([.B37];4)" office:value-type="string" office:string-value="23D7" calcext:value-type="string">
            <text:p>23D7</text:p>
          </table:table-cell>
          <table:table-cell table:formula="of:=FLOOR(POWER(2;16)*([.C37]/2.5))" office:value-type="float" office:value="9175" calcext:value-type="float">
            <text:p>9175</text:p>
          </table:table-cell>
          <table:table-cell office:value-type="float" office:value="0.35" calcext:value-type="float">
            <text:p>0.35</text:p>
          </table:table-cell>
          <table:table-cell office:value-type="float" office:value="0.346" calcext:value-type="float">
            <text:p>0.346</text:p>
          </table:table-cell>
          <table:table-cell table:formula="of:=FLOOR([.D37]*4096)" office:value-type="float" office:value="1417" calcext:value-type="float">
            <text:p>1417</text:p>
          </table:table-cell>
          <table:table-cell table:formula="of:=DEC2HEX([.E37];3)" office:value-type="string" office:string-value="589" calcext:value-type="string">
            <text:p>589</text:p>
          </table:table-cell>
        </table:table-row>
        <table:table-row table:style-name="ro1">
          <table:table-cell table:formula="of:=DEC2HEX([.B38];4)" office:value-type="string" office:string-value="24DD" calcext:value-type="string">
            <text:p>24DD</text:p>
          </table:table-cell>
          <table:table-cell table:formula="of:=FLOOR(POWER(2;16)*([.C38]/2.5))" office:value-type="float" office:value="9437" calcext:value-type="float">
            <text:p>9437</text:p>
          </table:table-cell>
          <table:table-cell office:value-type="float" office:value="0.36" calcext:value-type="float">
            <text:p>0.36</text:p>
          </table:table-cell>
          <table:table-cell office:value-type="float" office:value="0.358" calcext:value-type="float">
            <text:p>0.358</text:p>
          </table:table-cell>
          <table:table-cell table:formula="of:=FLOOR([.D38]*4096)" office:value-type="float" office:value="1466" calcext:value-type="float">
            <text:p>1466</text:p>
          </table:table-cell>
          <table:table-cell table:formula="of:=DEC2HEX([.E38];3)" office:value-type="string" office:string-value="5BA" calcext:value-type="string">
            <text:p>5BA</text:p>
          </table:table-cell>
        </table:table-row>
        <table:table-row table:style-name="ro1">
          <table:table-cell table:formula="of:=DEC2HEX([.B39];4)" office:value-type="string" office:string-value="25E3" calcext:value-type="string">
            <text:p>25E3</text:p>
          </table:table-cell>
          <table:table-cell table:formula="of:=FLOOR(POWER(2;16)*([.C39]/2.5))" office:value-type="float" office:value="9699" calcext:value-type="float">
            <text:p>9699</text:p>
          </table:table-cell>
          <table:table-cell office:value-type="float" office:value="0.37" calcext:value-type="float">
            <text:p>0.37</text:p>
          </table:table-cell>
          <table:table-cell office:value-type="float" office:value="0.365" calcext:value-type="float">
            <text:p>0.365</text:p>
          </table:table-cell>
          <table:table-cell table:formula="of:=FLOOR([.D39]*4096)" office:value-type="float" office:value="1495" calcext:value-type="float">
            <text:p>1495</text:p>
          </table:table-cell>
          <table:table-cell table:formula="of:=DEC2HEX([.E39];3)" office:value-type="string" office:string-value="5D7" calcext:value-type="string">
            <text:p>5D7</text:p>
          </table:table-cell>
        </table:table-row>
        <table:table-row table:style-name="ro1">
          <table:table-cell table:formula="of:=DEC2HEX([.B40];4)" office:value-type="string" office:string-value="26E9" calcext:value-type="string">
            <text:p>26E9</text:p>
          </table:table-cell>
          <table:table-cell table:formula="of:=FLOOR(POWER(2;16)*([.C40]/2.5))" office:value-type="float" office:value="9961" calcext:value-type="float">
            <text:p>9961</text:p>
          </table:table-cell>
          <table:table-cell office:value-type="float" office:value="0.38" calcext:value-type="float">
            <text:p>0.38</text:p>
          </table:table-cell>
          <table:table-cell office:value-type="float" office:value="0.377" calcext:value-type="float">
            <text:p>0.377</text:p>
          </table:table-cell>
          <table:table-cell table:formula="of:=FLOOR([.D40]*4096)" office:value-type="float" office:value="1544" calcext:value-type="float">
            <text:p>1544</text:p>
          </table:table-cell>
          <table:table-cell table:formula="of:=DEC2HEX([.E40];3)" office:value-type="string" office:string-value="608" calcext:value-type="string">
            <text:p>608</text:p>
          </table:table-cell>
        </table:table-row>
        <table:table-row table:style-name="ro1">
          <table:table-cell table:formula="of:=DEC2HEX([.B41];4)" office:value-type="string" office:string-value="27EF" calcext:value-type="string">
            <text:p>27EF</text:p>
          </table:table-cell>
          <table:table-cell table:formula="of:=FLOOR(POWER(2;16)*([.C41]/2.5))" office:value-type="float" office:value="10223" calcext:value-type="float">
            <text:p>10223</text:p>
          </table:table-cell>
          <table:table-cell office:value-type="float" office:value="0.39" calcext:value-type="float">
            <text:p>0.39</text:p>
          </table:table-cell>
          <table:table-cell office:value-type="float" office:value="0.388" calcext:value-type="float">
            <text:p>0.388</text:p>
          </table:table-cell>
          <table:table-cell table:formula="of:=FLOOR([.D41]*4096)" office:value-type="float" office:value="1589" calcext:value-type="float">
            <text:p>1589</text:p>
          </table:table-cell>
          <table:table-cell table:formula="of:=DEC2HEX([.E41];3)" office:value-type="string" office:string-value="635" calcext:value-type="string">
            <text:p>635</text:p>
          </table:table-cell>
        </table:table-row>
        <table:table-row table:style-name="ro1">
          <table:table-cell table:formula="of:=DEC2HEX([.B42];4)" office:value-type="string" office:string-value="28F5" calcext:value-type="string">
            <text:p>28F5</text:p>
          </table:table-cell>
          <table:table-cell table:formula="of:=FLOOR(POWER(2;16)*([.C42]/2.5))" office:value-type="float" office:value="10485" calcext:value-type="float">
            <text:p>10485</text:p>
          </table:table-cell>
          <table:table-cell office:value-type="float" office:value="0.4" calcext:value-type="float">
            <text:p>0.4</text:p>
          </table:table-cell>
          <table:table-cell office:value-type="float" office:value="0.396" calcext:value-type="float">
            <text:p>0.396</text:p>
          </table:table-cell>
          <table:table-cell table:formula="of:=FLOOR([.D42]*4096)" office:value-type="float" office:value="1622" calcext:value-type="float">
            <text:p>1622</text:p>
          </table:table-cell>
          <table:table-cell table:formula="of:=DEC2HEX([.E42];3)" office:value-type="string" office:string-value="656" calcext:value-type="string">
            <text:p>656</text:p>
          </table:table-cell>
        </table:table-row>
        <table:table-row table:style-name="ro1">
          <table:table-cell table:formula="of:=DEC2HEX([.B43];4)" office:value-type="string" office:string-value="29FB" calcext:value-type="string">
            <text:p>29FB</text:p>
          </table:table-cell>
          <table:table-cell table:formula="of:=FLOOR(POWER(2;16)*([.C43]/2.5))" office:value-type="float" office:value="10747" calcext:value-type="float">
            <text:p>10747</text:p>
          </table:table-cell>
          <table:table-cell office:value-type="float" office:value="0.41" calcext:value-type="float">
            <text:p>0.41</text:p>
          </table:table-cell>
          <table:table-cell office:value-type="float" office:value="0.407" calcext:value-type="float">
            <text:p>0.407</text:p>
          </table:table-cell>
          <table:table-cell table:formula="of:=FLOOR([.D43]*4096)" office:value-type="float" office:value="1667" calcext:value-type="float">
            <text:p>1667</text:p>
          </table:table-cell>
          <table:table-cell table:formula="of:=DEC2HEX([.E43];3)" office:value-type="string" office:string-value="683" calcext:value-type="string">
            <text:p>683</text:p>
          </table:table-cell>
        </table:table-row>
        <table:table-row table:style-name="ro1">
          <table:table-cell table:formula="of:=DEC2HEX([.B44];4)" office:value-type="string" office:string-value="2B02" calcext:value-type="string">
            <text:p>2B02</text:p>
          </table:table-cell>
          <table:table-cell table:formula="of:=FLOOR(POWER(2;16)*([.C44]/2.5))" office:value-type="float" office:value="11010" calcext:value-type="float">
            <text:p>11010</text:p>
          </table:table-cell>
          <table:table-cell office:value-type="float" office:value="0.42" calcext:value-type="float">
            <text:p>0.42</text:p>
          </table:table-cell>
          <table:table-cell office:value-type="float" office:value="0.418" calcext:value-type="float">
            <text:p>0.418</text:p>
          </table:table-cell>
          <table:table-cell table:formula="of:=FLOOR([.D44]*4096)" office:value-type="float" office:value="1712" calcext:value-type="float">
            <text:p>1712</text:p>
          </table:table-cell>
          <table:table-cell table:formula="of:=DEC2HEX([.E44];3)" office:value-type="string" office:string-value="6B0" calcext:value-type="string">
            <text:p>6B0</text:p>
          </table:table-cell>
        </table:table-row>
        <table:table-row table:style-name="ro1">
          <table:table-cell table:formula="of:=DEC2HEX([.B45];4)" office:value-type="string" office:string-value="2C08" calcext:value-type="string">
            <text:p>2C08</text:p>
          </table:table-cell>
          <table:table-cell table:formula="of:=FLOOR(POWER(2;16)*([.C45]/2.5))" office:value-type="float" office:value="11272" calcext:value-type="float">
            <text:p>11272</text:p>
          </table:table-cell>
          <table:table-cell office:value-type="float" office:value="0.43" calcext:value-type="float">
            <text:p>0.43</text:p>
          </table:table-cell>
          <table:table-cell office:value-type="float" office:value="0.426" calcext:value-type="float">
            <text:p>0.426</text:p>
          </table:table-cell>
          <table:table-cell table:formula="of:=FLOOR([.D45]*4096)" office:value-type="float" office:value="1744" calcext:value-type="float">
            <text:p>1744</text:p>
          </table:table-cell>
          <table:table-cell table:formula="of:=DEC2HEX([.E45];3)" office:value-type="string" office:string-value="6D0" calcext:value-type="string">
            <text:p>6D0</text:p>
          </table:table-cell>
        </table:table-row>
        <table:table-row table:style-name="ro1">
          <table:table-cell table:formula="of:=DEC2HEX([.B46];4)" office:value-type="string" office:string-value="2D0E" calcext:value-type="string">
            <text:p>2D0E</text:p>
          </table:table-cell>
          <table:table-cell table:formula="of:=FLOOR(POWER(2;16)*([.C46]/2.5))" office:value-type="float" office:value="11534" calcext:value-type="float">
            <text:p>11534</text:p>
          </table:table-cell>
          <table:table-cell office:value-type="float" office:value="0.44" calcext:value-type="float">
            <text:p>0.44</text:p>
          </table:table-cell>
          <table:table-cell office:value-type="float" office:value="0.437" calcext:value-type="float">
            <text:p>0.437</text:p>
          </table:table-cell>
          <table:table-cell table:formula="of:=FLOOR([.D46]*4096)" office:value-type="float" office:value="1789" calcext:value-type="float">
            <text:p>1789</text:p>
          </table:table-cell>
          <table:table-cell table:formula="of:=DEC2HEX([.E46];3)" office:value-type="string" office:string-value="6FD" calcext:value-type="string">
            <text:p>6FD</text:p>
          </table:table-cell>
        </table:table-row>
        <table:table-row table:style-name="ro1">
          <table:table-cell table:formula="of:=DEC2HEX([.B47];4)" office:value-type="string" office:string-value="2E14" calcext:value-type="string">
            <text:p>2E14</text:p>
          </table:table-cell>
          <table:table-cell table:formula="of:=FLOOR(POWER(2;16)*([.C47]/2.5))" office:value-type="float" office:value="11796" calcext:value-type="float">
            <text:p>11796</text:p>
          </table:table-cell>
          <table:table-cell office:value-type="float" office:value="0.45" calcext:value-type="float">
            <text:p>0.45</text:p>
          </table:table-cell>
          <table:table-cell office:value-type="float" office:value="0.448" calcext:value-type="float">
            <text:p>0.448</text:p>
          </table:table-cell>
          <table:table-cell table:formula="of:=FLOOR([.D47]*4096)" office:value-type="float" office:value="1835" calcext:value-type="float">
            <text:p>1835</text:p>
          </table:table-cell>
          <table:table-cell table:formula="of:=DEC2HEX([.E47];3)" office:value-type="string" office:string-value="72B" calcext:value-type="string">
            <text:p>72B</text:p>
          </table:table-cell>
        </table:table-row>
        <table:table-row table:style-name="ro1">
          <table:table-cell table:formula="of:=DEC2HEX([.B48];4)" office:value-type="string" office:string-value="2F1A" calcext:value-type="string">
            <text:p>2F1A</text:p>
          </table:table-cell>
          <table:table-cell table:formula="of:=FLOOR(POWER(2;16)*([.C48]/2.5))" office:value-type="float" office:value="12058" calcext:value-type="float">
            <text:p>12058</text:p>
          </table:table-cell>
          <table:table-cell office:value-type="float" office:value="0.46" calcext:value-type="float">
            <text:p>0.46</text:p>
          </table:table-cell>
          <table:table-cell office:value-type="float" office:value="0.456" calcext:value-type="float">
            <text:p>0.456</text:p>
          </table:table-cell>
          <table:table-cell table:formula="of:=FLOOR([.D48]*4096)" office:value-type="float" office:value="1867" calcext:value-type="float">
            <text:p>1867</text:p>
          </table:table-cell>
          <table:table-cell table:formula="of:=DEC2HEX([.E48];3)" office:value-type="string" office:string-value="74B" calcext:value-type="string">
            <text:p>74B</text:p>
          </table:table-cell>
        </table:table-row>
        <table:table-row table:style-name="ro1">
          <table:table-cell table:formula="of:=DEC2HEX([.B49];4)" office:value-type="string" office:string-value="3020" calcext:value-type="string">
            <text:p>3020</text:p>
          </table:table-cell>
          <table:table-cell table:formula="of:=FLOOR(POWER(2;16)*([.C49]/2.5))" office:value-type="float" office:value="12320" calcext:value-type="float">
            <text:p>12320</text:p>
          </table:table-cell>
          <table:table-cell office:value-type="float" office:value="0.47" calcext:value-type="float">
            <text:p>0.47</text:p>
          </table:table-cell>
          <table:table-cell office:value-type="float" office:value="0.467" calcext:value-type="float">
            <text:p>0.467</text:p>
          </table:table-cell>
          <table:table-cell table:formula="of:=FLOOR([.D49]*4096)" office:value-type="float" office:value="1912" calcext:value-type="float">
            <text:p>1912</text:p>
          </table:table-cell>
          <table:table-cell table:formula="of:=DEC2HEX([.E49];3)" office:value-type="string" office:string-value="778" calcext:value-type="string">
            <text:p>778</text:p>
          </table:table-cell>
        </table:table-row>
        <table:table-row table:style-name="ro1">
          <table:table-cell table:formula="of:=DEC2HEX([.B50];4)" office:value-type="string" office:string-value="3126" calcext:value-type="string">
            <text:p>3126</text:p>
          </table:table-cell>
          <table:table-cell table:formula="of:=FLOOR(POWER(2;16)*([.C50]/2.5))" office:value-type="float" office:value="12582" calcext:value-type="float">
            <text:p>12582</text:p>
          </table:table-cell>
          <table:table-cell office:value-type="float" office:value="0.48" calcext:value-type="float">
            <text:p>0.48</text:p>
          </table:table-cell>
          <table:table-cell office:value-type="float" office:value="0.475" calcext:value-type="float">
            <text:p>0.475</text:p>
          </table:table-cell>
          <table:table-cell table:formula="of:=FLOOR([.D50]*4096)" office:value-type="float" office:value="1945" calcext:value-type="float">
            <text:p>1945</text:p>
          </table:table-cell>
          <table:table-cell table:formula="of:=DEC2HEX([.E50];3)" office:value-type="string" office:string-value="799" calcext:value-type="string">
            <text:p>799</text:p>
          </table:table-cell>
        </table:table-row>
        <table:table-row table:style-name="ro1">
          <table:table-cell table:formula="of:=DEC2HEX([.B51];4)" office:value-type="string" office:string-value="322D" calcext:value-type="string">
            <text:p>322D</text:p>
          </table:table-cell>
          <table:table-cell table:formula="of:=FLOOR(POWER(2;16)*([.C51]/2.5))" office:value-type="float" office:value="12845" calcext:value-type="float">
            <text:p>12845</text:p>
          </table:table-cell>
          <table:table-cell office:value-type="float" office:value="0.49" calcext:value-type="float">
            <text:p>0.49</text:p>
          </table:table-cell>
          <table:table-cell office:value-type="float" office:value="0.486" calcext:value-type="float">
            <text:p>0.486</text:p>
          </table:table-cell>
          <table:table-cell table:formula="of:=FLOOR([.D51]*4096)" office:value-type="float" office:value="1990" calcext:value-type="float">
            <text:p>1990</text:p>
          </table:table-cell>
          <table:table-cell table:formula="of:=DEC2HEX([.E51];3)" office:value-type="string" office:string-value="7C6" calcext:value-type="string">
            <text:p>7C6</text:p>
          </table:table-cell>
        </table:table-row>
        <table:table-row table:style-name="ro1">
          <table:table-cell table:formula="of:=DEC2HEX([.B52];4)" office:value-type="string" office:string-value="3333" calcext:value-type="string">
            <text:p>3333</text:p>
          </table:table-cell>
          <table:table-cell table:formula="of:=FLOOR(POWER(2;16)*([.C52]/2.5))" office:value-type="float" office:value="13107" calcext:value-type="float">
            <text:p>13107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table:formula="of:=FLOOR([.D52]*4096)" office:value-type="float" office:value="2035" calcext:value-type="float">
            <text:p>2035</text:p>
          </table:table-cell>
          <table:table-cell table:formula="of:=DEC2HEX([.E52];3)" office:value-type="string" office:string-value="7F3" calcext:value-type="string">
            <text:p>7F3</text:p>
          </table:table-cell>
        </table:table-row>
        <table:table-row table:style-name="ro1">
          <table:table-cell table:formula="of:=DEC2HEX([.B53];4)" office:value-type="string" office:string-value="3439" calcext:value-type="string">
            <text:p>3439</text:p>
          </table:table-cell>
          <table:table-cell table:formula="of:=FLOOR(POWER(2;16)*([.C53]/2.5))" office:value-type="float" office:value="13369" calcext:value-type="float">
            <text:p>13369</text:p>
          </table:table-cell>
          <table:table-cell office:value-type="float" office:value="0.51" calcext:value-type="float">
            <text:p>0.51</text:p>
          </table:table-cell>
          <table:table-cell office:value-type="float" office:value="0.505" calcext:value-type="float">
            <text:p>0.505</text:p>
          </table:table-cell>
          <table:table-cell table:formula="of:=FLOOR([.D53]*4096)" office:value-type="float" office:value="2068" calcext:value-type="float">
            <text:p>2068</text:p>
          </table:table-cell>
          <table:table-cell table:formula="of:=DEC2HEX([.E53];3)" office:value-type="string" office:string-value="814" calcext:value-type="string">
            <text:p>814</text:p>
          </table:table-cell>
        </table:table-row>
        <table:table-row table:style-name="ro1">
          <table:table-cell table:formula="of:=DEC2HEX([.B54];4)" office:value-type="string" office:string-value="353F" calcext:value-type="string">
            <text:p>353F</text:p>
          </table:table-cell>
          <table:table-cell table:formula="of:=FLOOR(POWER(2;16)*([.C54]/2.5))" office:value-type="float" office:value="13631" calcext:value-type="float">
            <text:p>13631</text:p>
          </table:table-cell>
          <table:table-cell office:value-type="float" office:value="0.52" calcext:value-type="float">
            <text:p>0.52</text:p>
          </table:table-cell>
          <table:table-cell office:value-type="float" office:value="0.516" calcext:value-type="float">
            <text:p>0.516</text:p>
          </table:table-cell>
          <table:table-cell table:formula="of:=FLOOR([.D54]*4096)" office:value-type="float" office:value="2113" calcext:value-type="float">
            <text:p>2113</text:p>
          </table:table-cell>
          <table:table-cell table:formula="of:=DEC2HEX([.E54];3)" office:value-type="string" office:string-value="841" calcext:value-type="string">
            <text:p>841</text:p>
          </table:table-cell>
        </table:table-row>
        <table:table-row table:style-name="ro1">
          <table:table-cell table:formula="of:=DEC2HEX([.B55];4)" office:value-type="string" office:string-value="3645" calcext:value-type="string">
            <text:p>3645</text:p>
          </table:table-cell>
          <table:table-cell table:formula="of:=FLOOR(POWER(2;16)*([.C55]/2.5))" office:value-type="float" office:value="13893" calcext:value-type="float">
            <text:p>13893</text:p>
          </table:table-cell>
          <table:table-cell office:value-type="float" office:value="0.53" calcext:value-type="float">
            <text:p>0.53</text:p>
          </table:table-cell>
          <table:table-cell office:value-type="float" office:value="0.527" calcext:value-type="float">
            <text:p>0.527</text:p>
          </table:table-cell>
          <table:table-cell table:formula="of:=FLOOR([.D55]*4096)" office:value-type="float" office:value="2158" calcext:value-type="float">
            <text:p>2158</text:p>
          </table:table-cell>
          <table:table-cell table:formula="of:=DEC2HEX([.E55];3)" office:value-type="string" office:string-value="86E" calcext:value-type="string">
            <text:p>86E</text:p>
          </table:table-cell>
        </table:table-row>
        <table:table-row table:style-name="ro1">
          <table:table-cell table:formula="of:=DEC2HEX([.B56];4)" office:value-type="string" office:string-value="374B" calcext:value-type="string">
            <text:p>374B</text:p>
          </table:table-cell>
          <table:table-cell table:formula="of:=FLOOR(POWER(2;16)*([.C56]/2.5))" office:value-type="float" office:value="14155" calcext:value-type="float">
            <text:p>14155</text:p>
          </table:table-cell>
          <table:table-cell office:value-type="float" office:value="0.54" calcext:value-type="float">
            <text:p>0.54</text:p>
          </table:table-cell>
          <table:table-cell office:value-type="float" office:value="0.535" calcext:value-type="float">
            <text:p>0.535</text:p>
          </table:table-cell>
          <table:table-cell table:formula="of:=FLOOR([.D56]*4096)" office:value-type="float" office:value="2191" calcext:value-type="float">
            <text:p>2191</text:p>
          </table:table-cell>
          <table:table-cell table:formula="of:=DEC2HEX([.E56];3)" office:value-type="string" office:string-value="88F" calcext:value-type="string">
            <text:p>88F</text:p>
          </table:table-cell>
        </table:table-row>
        <table:table-row table:style-name="ro1">
          <table:table-cell table:formula="of:=DEC2HEX([.B57];4)" office:value-type="string" office:string-value="3851" calcext:value-type="string">
            <text:p>3851</text:p>
          </table:table-cell>
          <table:table-cell table:formula="of:=FLOOR(POWER(2;16)*([.C57]/2.5))" office:value-type="float" office:value="14417" calcext:value-type="float">
            <text:p>14417</text:p>
          </table:table-cell>
          <table:table-cell office:value-type="float" office:value="0.55" calcext:value-type="float">
            <text:p>0.55</text:p>
          </table:table-cell>
          <table:table-cell office:value-type="float" office:value="0.546" calcext:value-type="float">
            <text:p>0.546</text:p>
          </table:table-cell>
          <table:table-cell table:formula="of:=FLOOR([.D57]*4096)" office:value-type="float" office:value="2236" calcext:value-type="float">
            <text:p>2236</text:p>
          </table:table-cell>
          <table:table-cell table:formula="of:=DEC2HEX([.E57];3)" office:value-type="string" office:string-value="8BC" calcext:value-type="string">
            <text:p>8BC</text:p>
          </table:table-cell>
        </table:table-row>
        <table:table-row table:style-name="ro1">
          <table:table-cell table:formula="of:=DEC2HEX([.B58];4)" office:value-type="string" office:string-value="3958" calcext:value-type="string">
            <text:p>3958</text:p>
          </table:table-cell>
          <table:table-cell table:formula="of:=FLOOR(POWER(2;16)*([.C58]/2.5))" office:value-type="float" office:value="14680" calcext:value-type="float">
            <text:p>14680</text:p>
          </table:table-cell>
          <table:table-cell office:value-type="float" office:value="0.56" calcext:value-type="float">
            <text:p>0.56</text:p>
          </table:table-cell>
          <table:table-cell office:value-type="float" office:value="0.557" calcext:value-type="float">
            <text:p>0.557</text:p>
          </table:table-cell>
          <table:table-cell table:formula="of:=FLOOR([.D58]*4096)" office:value-type="float" office:value="2281" calcext:value-type="float">
            <text:p>2281</text:p>
          </table:table-cell>
          <table:table-cell table:formula="of:=DEC2HEX([.E58];3)" office:value-type="string" office:string-value="8E9" calcext:value-type="string">
            <text:p>8E9</text:p>
          </table:table-cell>
        </table:table-row>
        <table:table-row table:style-name="ro1">
          <table:table-cell table:formula="of:=DEC2HEX([.B59];4)" office:value-type="string" office:string-value="3A5E" calcext:value-type="string">
            <text:p>3A5E</text:p>
          </table:table-cell>
          <table:table-cell table:formula="of:=FLOOR(POWER(2;16)*([.C59]/2.5))" office:value-type="float" office:value="14942" calcext:value-type="float">
            <text:p>14942</text:p>
          </table:table-cell>
          <table:table-cell office:value-type="float" office:value="0.57" calcext:value-type="float">
            <text:p>0.57</text:p>
          </table:table-cell>
          <table:table-cell office:value-type="float" office:value="0.565" calcext:value-type="float">
            <text:p>0.565</text:p>
          </table:table-cell>
          <table:table-cell table:formula="of:=FLOOR([.D59]*4096)" office:value-type="float" office:value="2314" calcext:value-type="float">
            <text:p>2314</text:p>
          </table:table-cell>
          <table:table-cell table:formula="of:=DEC2HEX([.E59];3)" office:value-type="string" office:string-value="90A" calcext:value-type="string">
            <text:p>90A</text:p>
          </table:table-cell>
        </table:table-row>
        <table:table-row table:style-name="ro1">
          <table:table-cell table:formula="of:=DEC2HEX([.B60];4)" office:value-type="string" office:string-value="3B64" calcext:value-type="string">
            <text:p>3B64</text:p>
          </table:table-cell>
          <table:table-cell table:formula="of:=FLOOR(POWER(2;16)*([.C60]/2.5))" office:value-type="float" office:value="15204" calcext:value-type="float">
            <text:p>15204</text:p>
          </table:table-cell>
          <table:table-cell office:value-type="float" office:value="0.58" calcext:value-type="float">
            <text:p>0.58</text:p>
          </table:table-cell>
          <table:table-cell office:value-type="float" office:value="0.576" calcext:value-type="float">
            <text:p>0.576</text:p>
          </table:table-cell>
          <table:table-cell table:formula="of:=FLOOR([.D60]*4096)" office:value-type="float" office:value="2359" calcext:value-type="float">
            <text:p>2359</text:p>
          </table:table-cell>
          <table:table-cell table:formula="of:=DEC2HEX([.E60];3)" office:value-type="string" office:string-value="937" calcext:value-type="string">
            <text:p>937</text:p>
          </table:table-cell>
        </table:table-row>
        <table:table-row table:style-name="ro1">
          <table:table-cell table:formula="of:=DEC2HEX([.B61];4)" office:value-type="string" office:string-value="3C6A" calcext:value-type="string">
            <text:p>3C6A</text:p>
          </table:table-cell>
          <table:table-cell table:formula="of:=FLOOR(POWER(2;16)*([.C61]/2.5))" office:value-type="float" office:value="15466" calcext:value-type="float">
            <text:p>15466</text:p>
          </table:table-cell>
          <table:table-cell office:value-type="float" office:value="0.59" calcext:value-type="float">
            <text:p>0.59</text:p>
          </table:table-cell>
          <table:table-cell office:value-type="float" office:value="0.583" calcext:value-type="float">
            <text:p>0.583</text:p>
          </table:table-cell>
          <table:table-cell table:formula="of:=FLOOR([.D61]*4096)" office:value-type="float" office:value="2387" calcext:value-type="float">
            <text:p>2387</text:p>
          </table:table-cell>
          <table:table-cell table:formula="of:=DEC2HEX([.E61];3)" office:value-type="string" office:string-value="953" calcext:value-type="string">
            <text:p>953</text:p>
          </table:table-cell>
        </table:table-row>
        <table:table-row table:style-name="ro1">
          <table:table-cell table:formula="of:=DEC2HEX([.B62];4)" office:value-type="string" office:string-value="3D70" calcext:value-type="string">
            <text:p>3D70</text:p>
          </table:table-cell>
          <table:table-cell table:formula="of:=FLOOR(POWER(2;16)*([.C62]/2.5))" office:value-type="float" office:value="15728" calcext:value-type="float">
            <text:p>15728</text:p>
          </table:table-cell>
          <table:table-cell office:value-type="float" office:value="0.6" calcext:value-type="float">
            <text:p>0.6</text:p>
          </table:table-cell>
          <table:table-cell office:value-type="float" office:value="0.594" calcext:value-type="float">
            <text:p>0.594</text:p>
          </table:table-cell>
          <table:table-cell table:formula="of:=FLOOR([.D62]*4096)" office:value-type="float" office:value="2433" calcext:value-type="float">
            <text:p>2433</text:p>
          </table:table-cell>
          <table:table-cell table:formula="of:=DEC2HEX([.E62];3)" office:value-type="string" office:string-value="981" calcext:value-type="string">
            <text:p>981</text:p>
          </table:table-cell>
        </table:table-row>
        <table:table-row table:style-name="ro1">
          <table:table-cell table:formula="of:=DEC2HEX([.B63];4)" office:value-type="string" office:string-value="3E76" calcext:value-type="string">
            <text:p>3E76</text:p>
          </table:table-cell>
          <table:table-cell table:formula="of:=FLOOR(POWER(2;16)*([.C63]/2.5))" office:value-type="float" office:value="15990" calcext:value-type="float">
            <text:p>15990</text:p>
          </table:table-cell>
          <table:table-cell office:value-type="float" office:value="0.61" calcext:value-type="float">
            <text:p>0.61</text:p>
          </table:table-cell>
          <table:table-cell office:value-type="float" office:value="0.605" calcext:value-type="float">
            <text:p>0.605</text:p>
          </table:table-cell>
          <table:table-cell table:formula="of:=FLOOR([.D63]*4096)" office:value-type="float" office:value="2478" calcext:value-type="float">
            <text:p>2478</text:p>
          </table:table-cell>
          <table:table-cell table:formula="of:=DEC2HEX([.E63];3)" office:value-type="string" office:string-value="9AE" calcext:value-type="string">
            <text:p>9AE</text:p>
          </table:table-cell>
        </table:table-row>
        <table:table-row table:style-name="ro1">
          <table:table-cell table:formula="of:=DEC2HEX([.B64];4)" office:value-type="string" office:string-value="3F7C" calcext:value-type="string">
            <text:p>3F7C</text:p>
          </table:table-cell>
          <table:table-cell table:formula="of:=FLOOR(POWER(2;16)*([.C64]/2.5))" office:value-type="float" office:value="16252" calcext:value-type="float">
            <text:p>16252</text:p>
          </table:table-cell>
          <table:table-cell office:value-type="float" office:value="0.62" calcext:value-type="float">
            <text:p>0.62</text:p>
          </table:table-cell>
          <table:table-cell office:value-type="float" office:value="0.612" calcext:value-type="float">
            <text:p>0.612</text:p>
          </table:table-cell>
          <table:table-cell table:formula="of:=FLOOR([.D64]*4096)" office:value-type="float" office:value="2506" calcext:value-type="float">
            <text:p>2506</text:p>
          </table:table-cell>
          <table:table-cell table:formula="of:=DEC2HEX([.E64];3)" office:value-type="string" office:string-value="9CA" calcext:value-type="string">
            <text:p>9CA</text:p>
          </table:table-cell>
        </table:table-row>
        <table:table-row table:style-name="ro1">
          <table:table-cell table:formula="of:=DEC2HEX([.B65];4)" office:value-type="string" office:string-value="4083" calcext:value-type="string">
            <text:p>4083</text:p>
          </table:table-cell>
          <table:table-cell table:formula="of:=FLOOR(POWER(2;16)*([.C65]/2.5))" office:value-type="float" office:value="16515" calcext:value-type="float">
            <text:p>16515</text:p>
          </table:table-cell>
          <table:table-cell office:value-type="float" office:value="0.63" calcext:value-type="float">
            <text:p>0.63</text:p>
          </table:table-cell>
          <table:table-cell office:value-type="float" office:value="0.623" calcext:value-type="float">
            <text:p>0.623</text:p>
          </table:table-cell>
          <table:table-cell table:formula="of:=FLOOR([.D65]*4096)" office:value-type="float" office:value="2551" calcext:value-type="float">
            <text:p>2551</text:p>
          </table:table-cell>
          <table:table-cell table:formula="of:=DEC2HEX([.E65];3)" office:value-type="string" office:string-value="9F7" calcext:value-type="string">
            <text:p>9F7</text:p>
          </table:table-cell>
        </table:table-row>
        <table:table-row table:style-name="ro1">
          <table:table-cell table:formula="of:=DEC2HEX([.B66];4)" office:value-type="string" office:string-value="4189" calcext:value-type="string">
            <text:p>4189</text:p>
          </table:table-cell>
          <table:table-cell table:formula="of:=FLOOR(POWER(2;16)*([.C66]/2.5))" office:value-type="float" office:value="16777" calcext:value-type="float">
            <text:p>16777</text:p>
          </table:table-cell>
          <table:table-cell office:value-type="float" office:value="0.64" calcext:value-type="float">
            <text:p>0.64</text:p>
          </table:table-cell>
          <table:table-cell office:value-type="float" office:value="0.633" calcext:value-type="float">
            <text:p>0.633</text:p>
          </table:table-cell>
          <table:table-cell table:formula="of:=FLOOR([.D66]*4096)" office:value-type="float" office:value="2592" calcext:value-type="float">
            <text:p>2592</text:p>
          </table:table-cell>
          <table:table-cell table:formula="of:=DEC2HEX([.E66];3)" office:value-type="string" office:string-value="A20" calcext:value-type="string">
            <text:p>A20</text:p>
          </table:table-cell>
        </table:table-row>
        <table:table-row table:style-name="ro1">
          <table:table-cell table:formula="of:=DEC2HEX([.B67];4)" office:value-type="string" office:string-value="428F" calcext:value-type="string">
            <text:p>428F</text:p>
          </table:table-cell>
          <table:table-cell table:formula="of:=FLOOR(POWER(2;16)*([.C67]/2.5))" office:value-type="float" office:value="17039" calcext:value-type="float">
            <text:p>17039</text:p>
          </table:table-cell>
          <table:table-cell office:value-type="float" office:value="0.65" calcext:value-type="float">
            <text:p>0.65</text:p>
          </table:table-cell>
          <table:table-cell office:value-type="float" office:value="0.641" calcext:value-type="float">
            <text:p>0.641</text:p>
          </table:table-cell>
          <table:table-cell table:formula="of:=FLOOR([.D67]*4096)" office:value-type="float" office:value="2625" calcext:value-type="float">
            <text:p>2625</text:p>
          </table:table-cell>
          <table:table-cell table:formula="of:=DEC2HEX([.E67];3)" office:value-type="string" office:string-value="A41" calcext:value-type="string">
            <text:p>A41</text:p>
          </table:table-cell>
        </table:table-row>
        <table:table-row table:style-name="ro1">
          <table:table-cell table:formula="of:=DEC2HEX([.B68];4)" office:value-type="string" office:string-value="4395" calcext:value-type="string">
            <text:p>4395</text:p>
          </table:table-cell>
          <table:table-cell table:formula="of:=FLOOR(POWER(2;16)*([.C68]/2.5))" office:value-type="float" office:value="17301" calcext:value-type="float">
            <text:p>17301</text:p>
          </table:table-cell>
          <table:table-cell office:value-type="float" office:value="0.66" calcext:value-type="float">
            <text:p>0.66</text:p>
          </table:table-cell>
          <table:table-cell office:value-type="float" office:value="0.651" calcext:value-type="float">
            <text:p>0.651</text:p>
          </table:table-cell>
          <table:table-cell table:formula="of:=FLOOR([.D68]*4096)" office:value-type="float" office:value="2666" calcext:value-type="float">
            <text:p>2666</text:p>
          </table:table-cell>
          <table:table-cell table:formula="of:=DEC2HEX([.E68];3)" office:value-type="string" office:string-value="A6A" calcext:value-type="string">
            <text:p>A6A</text:p>
          </table:table-cell>
        </table:table-row>
        <table:table-row table:style-name="ro1">
          <table:table-cell table:formula="of:=DEC2HEX([.B69];4)" office:value-type="string" office:string-value="449B" calcext:value-type="string">
            <text:p>449B</text:p>
          </table:table-cell>
          <table:table-cell table:formula="of:=FLOOR(POWER(2;16)*([.C69]/2.5))" office:value-type="float" office:value="17563" calcext:value-type="float">
            <text:p>17563</text:p>
          </table:table-cell>
          <table:table-cell office:value-type="float" office:value="0.67" calcext:value-type="float">
            <text:p>0.67</text:p>
          </table:table-cell>
          <table:table-cell office:value-type="float" office:value="0.661" calcext:value-type="float">
            <text:p>0.661</text:p>
          </table:table-cell>
          <table:table-cell table:formula="of:=FLOOR([.D69]*4096)" office:value-type="float" office:value="2707" calcext:value-type="float">
            <text:p>2707</text:p>
          </table:table-cell>
          <table:table-cell table:formula="of:=DEC2HEX([.E69];3)" office:value-type="string" office:string-value="A93" calcext:value-type="string">
            <text:p>A93</text:p>
          </table:table-cell>
        </table:table-row>
        <table:table-row table:style-name="ro1">
          <table:table-cell table:formula="of:=DEC2HEX([.B70];4)" office:value-type="string" office:string-value="45A1" calcext:value-type="string">
            <text:p>45A1</text:p>
          </table:table-cell>
          <table:table-cell table:formula="of:=FLOOR(POWER(2;16)*([.C70]/2.5))" office:value-type="float" office:value="17825" calcext:value-type="float">
            <text:p>17825</text:p>
          </table:table-cell>
          <table:table-cell office:value-type="float" office:value="0.68" calcext:value-type="float">
            <text:p>0.68</text:p>
          </table:table-cell>
          <table:table-cell office:value-type="float" office:value="0.668" calcext:value-type="float">
            <text:p>0.668</text:p>
          </table:table-cell>
          <table:table-cell table:formula="of:=FLOOR([.D70]*4096)" office:value-type="float" office:value="2736" calcext:value-type="float">
            <text:p>2736</text:p>
          </table:table-cell>
          <table:table-cell table:formula="of:=DEC2HEX([.E70];3)" office:value-type="string" office:string-value="AB0" calcext:value-type="string">
            <text:p>AB0</text:p>
          </table:table-cell>
        </table:table-row>
        <table:table-row table:style-name="ro1">
          <table:table-cell table:formula="of:=DEC2HEX([.B71];4)" office:value-type="string" office:string-value="46A7" calcext:value-type="string">
            <text:p>46A7</text:p>
          </table:table-cell>
          <table:table-cell table:formula="of:=FLOOR(POWER(2;16)*([.C71]/2.5))" office:value-type="float" office:value="18087" calcext:value-type="float">
            <text:p>18087</text:p>
          </table:table-cell>
          <table:table-cell office:value-type="float" office:value="0.69" calcext:value-type="float">
            <text:p>0.69</text:p>
          </table:table-cell>
          <table:table-cell office:value-type="float" office:value="0.678" calcext:value-type="float">
            <text:p>0.678</text:p>
          </table:table-cell>
          <table:table-cell table:formula="of:=FLOOR([.D71]*4096)" office:value-type="float" office:value="2777" calcext:value-type="float">
            <text:p>2777</text:p>
          </table:table-cell>
          <table:table-cell table:formula="of:=DEC2HEX([.E71];3)" office:value-type="string" office:string-value="AD9" calcext:value-type="string">
            <text:p>AD9</text:p>
          </table:table-cell>
        </table:table-row>
        <table:table-row table:style-name="ro1">
          <table:table-cell table:formula="of:=DEC2HEX([.B72];4)" office:value-type="string" office:string-value="47AE" calcext:value-type="string">
            <text:p>47AE</text:p>
          </table:table-cell>
          <table:table-cell table:formula="of:=FLOOR(POWER(2;16)*([.C72]/2.5))" office:value-type="float" office:value="18350" calcext:value-type="float">
            <text:p>18350</text:p>
          </table:table-cell>
          <table:table-cell office:value-type="float" office:value="0.7" calcext:value-type="float">
            <text:p>0.7</text:p>
          </table:table-cell>
          <table:table-cell office:value-type="float" office:value="0.684" calcext:value-type="float">
            <text:p>0.684</text:p>
          </table:table-cell>
          <table:table-cell table:formula="of:=FLOOR([.D72]*4096)" office:value-type="float" office:value="2801" calcext:value-type="float">
            <text:p>2801</text:p>
          </table:table-cell>
          <table:table-cell table:formula="of:=DEC2HEX([.E72];3)" office:value-type="string" office:string-value="AF1" calcext:value-type="string">
            <text:p>AF1</text:p>
          </table:table-cell>
        </table:table-row>
        <table:table-row table:style-name="ro1">
          <table:table-cell table:formula="of:=DEC2HEX([.B73];4)" office:value-type="string" office:string-value="48B4" calcext:value-type="string">
            <text:p>48B4</text:p>
          </table:table-cell>
          <table:table-cell table:formula="of:=FLOOR(POWER(2;16)*([.C73]/2.5))" office:value-type="float" office:value="18612" calcext:value-type="float">
            <text:p>18612</text:p>
          </table:table-cell>
          <table:table-cell office:value-type="float" office:value="0.71" calcext:value-type="float">
            <text:p>0.71</text:p>
          </table:table-cell>
          <table:table-cell office:value-type="float" office:value="0.693" calcext:value-type="float">
            <text:p>0.693</text:p>
          </table:table-cell>
          <table:table-cell table:formula="of:=FLOOR([.D73]*4096)" office:value-type="float" office:value="2838" calcext:value-type="float">
            <text:p>2838</text:p>
          </table:table-cell>
          <table:table-cell table:formula="of:=DEC2HEX([.E73];3)" office:value-type="string" office:string-value="B16" calcext:value-type="string">
            <text:p>B16</text:p>
          </table:table-cell>
        </table:table-row>
        <table:table-row table:style-name="ro1">
          <table:table-cell table:formula="of:=DEC2HEX([.B74];4)" office:value-type="string" office:string-value="49BA" calcext:value-type="string">
            <text:p>49BA</text:p>
          </table:table-cell>
          <table:table-cell table:formula="of:=FLOOR(POWER(2;16)*([.C74]/2.5))" office:value-type="float" office:value="18874" calcext:value-type="float">
            <text:p>18874</text:p>
          </table:table-cell>
          <table:table-cell office:value-type="float" office:value="0.72" calcext:value-type="float">
            <text:p>0.72</text:p>
          </table:table-cell>
          <table:table-cell office:value-type="float" office:value="0.702" calcext:value-type="float">
            <text:p>0.702</text:p>
          </table:table-cell>
          <table:table-cell table:formula="of:=FLOOR([.D74]*4096)" office:value-type="float" office:value="2875" calcext:value-type="float">
            <text:p>2875</text:p>
          </table:table-cell>
          <table:table-cell table:formula="of:=DEC2HEX([.E74];3)" office:value-type="string" office:string-value="B3B" calcext:value-type="string">
            <text:p>B3B</text:p>
          </table:table-cell>
        </table:table-row>
        <table:table-row table:style-name="ro1">
          <table:table-cell table:formula="of:=DEC2HEX([.B75];4)" office:value-type="string" office:string-value="4AC0" calcext:value-type="string">
            <text:p>4AC0</text:p>
          </table:table-cell>
          <table:table-cell table:formula="of:=FLOOR(POWER(2;16)*([.C75]/2.5))" office:value-type="float" office:value="19136" calcext:value-type="float">
            <text:p>19136</text:p>
          </table:table-cell>
          <table:table-cell office:value-type="float" office:value="0.73" calcext:value-type="float">
            <text:p>0.73</text:p>
          </table:table-cell>
          <table:table-cell office:value-type="float" office:value="0.708" calcext:value-type="float">
            <text:p>0.708</text:p>
          </table:table-cell>
          <table:table-cell table:formula="of:=FLOOR([.D75]*4096)" office:value-type="float" office:value="2899" calcext:value-type="float">
            <text:p>2899</text:p>
          </table:table-cell>
          <table:table-cell table:formula="of:=DEC2HEX([.E75];3)" office:value-type="string" office:string-value="B53" calcext:value-type="string">
            <text:p>B53</text:p>
          </table:table-cell>
        </table:table-row>
        <table:table-row table:style-name="ro1">
          <table:table-cell table:formula="of:=DEC2HEX([.B76];4)" office:value-type="string" office:string-value="4BC6" calcext:value-type="string">
            <text:p>4BC6</text:p>
          </table:table-cell>
          <table:table-cell table:formula="of:=FLOOR(POWER(2;16)*([.C76]/2.5))" office:value-type="float" office:value="19398" calcext:value-type="float">
            <text:p>19398</text:p>
          </table:table-cell>
          <table:table-cell office:value-type="float" office:value="0.74" calcext:value-type="float">
            <text:p>0.74</text:p>
          </table:table-cell>
          <table:table-cell office:value-type="float" office:value="0.716" calcext:value-type="float">
            <text:p>0.716</text:p>
          </table:table-cell>
          <table:table-cell table:formula="of:=FLOOR([.D76]*4096)" office:value-type="float" office:value="2932" calcext:value-type="float">
            <text:p>2932</text:p>
          </table:table-cell>
          <table:table-cell table:formula="of:=DEC2HEX([.E76];3)" office:value-type="string" office:string-value="B74" calcext:value-type="string">
            <text:p>B74</text:p>
          </table:table-cell>
        </table:table-row>
        <table:table-row table:style-name="ro1">
          <table:table-cell table:formula="of:=DEC2HEX([.B77];4)" office:value-type="string" office:string-value="4CCC" calcext:value-type="string">
            <text:p>4CCC</text:p>
          </table:table-cell>
          <table:table-cell table:formula="of:=FLOOR(POWER(2;16)*([.C77]/2.5))" office:value-type="float" office:value="19660" calcext:value-type="float">
            <text:p>19660</text:p>
          </table:table-cell>
          <table:table-cell office:value-type="float" office:value="0.75" calcext:value-type="float">
            <text:p>0.75</text:p>
          </table:table-cell>
          <table:table-cell office:value-type="float" office:value="0.723" calcext:value-type="float">
            <text:p>0.723</text:p>
          </table:table-cell>
          <table:table-cell table:formula="of:=FLOOR([.D77]*4096)" office:value-type="float" office:value="2961" calcext:value-type="float">
            <text:p>2961</text:p>
          </table:table-cell>
          <table:table-cell table:formula="of:=DEC2HEX([.E77];3)" office:value-type="string" office:string-value="B91" calcext:value-type="string">
            <text:p>B91</text:p>
          </table:table-cell>
        </table:table-row>
        <table:table-row table:style-name="ro1">
          <table:table-cell table:formula="of:=DEC2HEX([.B78];4)" office:value-type="string" office:string-value="4DD2" calcext:value-type="string">
            <text:p>4DD2</text:p>
          </table:table-cell>
          <table:table-cell table:formula="of:=FLOOR(POWER(2;16)*([.C78]/2.5))" office:value-type="float" office:value="19922" calcext:value-type="float">
            <text:p>19922</text:p>
          </table:table-cell>
          <table:table-cell office:value-type="float" office:value="0.76" calcext:value-type="float">
            <text:p>0.76</text:p>
          </table:table-cell>
          <table:table-cell office:value-type="float" office:value="0.728" calcext:value-type="float">
            <text:p>0.728</text:p>
          </table:table-cell>
          <table:table-cell table:formula="of:=FLOOR([.D78]*4096)" office:value-type="float" office:value="2981" calcext:value-type="float">
            <text:p>2981</text:p>
          </table:table-cell>
          <table:table-cell table:formula="of:=DEC2HEX([.E78];3)" office:value-type="string" office:string-value="BA5" calcext:value-type="string">
            <text:p>BA5</text:p>
          </table:table-cell>
        </table:table-row>
        <table:table-row table:style-name="ro1">
          <table:table-cell table:formula="of:=DEC2HEX([.B79];4)" office:value-type="string" office:string-value="4ED9" calcext:value-type="string">
            <text:p>4ED9</text:p>
          </table:table-cell>
          <table:table-cell table:formula="of:=FLOOR(POWER(2;16)*([.C79]/2.5))" office:value-type="float" office:value="20185" calcext:value-type="float">
            <text:p>20185</text:p>
          </table:table-cell>
          <table:table-cell office:value-type="float" office:value="0.77" calcext:value-type="float">
            <text:p>0.77</text:p>
          </table:table-cell>
          <table:table-cell office:value-type="float" office:value="0.734" calcext:value-type="float">
            <text:p>0.734</text:p>
          </table:table-cell>
          <table:table-cell table:formula="of:=FLOOR([.D79]*4096)" office:value-type="float" office:value="3006" calcext:value-type="float">
            <text:p>3006</text:p>
          </table:table-cell>
          <table:table-cell table:formula="of:=DEC2HEX([.E79];3)" office:value-type="string" office:string-value="BBE" calcext:value-type="string">
            <text:p>BBE</text:p>
          </table:table-cell>
        </table:table-row>
        <table:table-row table:style-name="ro1">
          <table:table-cell table:formula="of:=DEC2HEX([.B80];4)" office:value-type="string" office:string-value="4FDF" calcext:value-type="string">
            <text:p>4FDF</text:p>
          </table:table-cell>
          <table:table-cell table:formula="of:=FLOOR(POWER(2;16)*([.C80]/2.5))" office:value-type="float" office:value="20447" calcext:value-type="float">
            <text:p>20447</text:p>
          </table:table-cell>
          <table:table-cell office:value-type="float" office:value="0.78" calcext:value-type="float">
            <text:p>0.78</text:p>
          </table:table-cell>
          <table:table-cell office:value-type="float" office:value="0.74" calcext:value-type="float">
            <text:p>0.74</text:p>
          </table:table-cell>
          <table:table-cell table:formula="of:=FLOOR([.D80]*4096)" office:value-type="float" office:value="3031" calcext:value-type="float">
            <text:p>3031</text:p>
          </table:table-cell>
          <table:table-cell table:formula="of:=DEC2HEX([.E80];3)" office:value-type="string" office:string-value="BD7" calcext:value-type="string">
            <text:p>BD7</text:p>
          </table:table-cell>
        </table:table-row>
        <table:table-row table:style-name="ro1">
          <table:table-cell table:formula="of:=DEC2HEX([.B81];4)" office:value-type="string" office:string-value="50E5" calcext:value-type="string">
            <text:p>50E5</text:p>
          </table:table-cell>
          <table:table-cell table:formula="of:=FLOOR(POWER(2;16)*([.C81]/2.5))" office:value-type="float" office:value="20709" calcext:value-type="float">
            <text:p>20709</text:p>
          </table:table-cell>
          <table:table-cell office:value-type="float" office:value="0.79" calcext:value-type="float">
            <text:p>0.79</text:p>
          </table:table-cell>
          <table:table-cell office:value-type="float" office:value="0.743" calcext:value-type="float">
            <text:p>0.743</text:p>
          </table:table-cell>
          <table:table-cell table:formula="of:=FLOOR([.D81]*4096)" office:value-type="float" office:value="3043" calcext:value-type="float">
            <text:p>3043</text:p>
          </table:table-cell>
          <table:table-cell table:formula="of:=DEC2HEX([.E81];3)" office:value-type="string" office:string-value="BE3" calcext:value-type="string">
            <text:p>BE3</text:p>
          </table:table-cell>
        </table:table-row>
        <table:table-row table:style-name="ro1">
          <table:table-cell table:formula="of:=DEC2HEX([.B82];4)" office:value-type="string" office:string-value="51EB" calcext:value-type="string">
            <text:p>51EB</text:p>
          </table:table-cell>
          <table:table-cell table:formula="of:=FLOOR(POWER(2;16)*([.C82]/2.5))" office:value-type="float" office:value="20971" calcext:value-type="float">
            <text:p>20971</text:p>
          </table:table-cell>
          <table:table-cell office:value-type="float" office:value="0.8" calcext:value-type="float">
            <text:p>0.8</text:p>
          </table:table-cell>
          <table:table-cell office:value-type="float" office:value="0.746" calcext:value-type="float">
            <text:p>0.746</text:p>
          </table:table-cell>
          <table:table-cell table:formula="of:=FLOOR([.D82]*4096)" office:value-type="float" office:value="3055" calcext:value-type="float">
            <text:p>3055</text:p>
          </table:table-cell>
          <table:table-cell table:formula="of:=DEC2HEX([.E82];3)" office:value-type="string" office:string-value="BEF" calcext:value-type="string">
            <text:p>BEF</text:p>
          </table:table-cell>
        </table:table-row>
        <table:table-row table:style-name="ro1">
          <table:table-cell table:formula="of:=DEC2HEX([.B83];4)" office:value-type="string" office:string-value="52F1" calcext:value-type="string">
            <text:p>52F1</text:p>
          </table:table-cell>
          <table:table-cell table:formula="of:=FLOOR(POWER(2;16)*([.C83]/2.5))" office:value-type="float" office:value="21233" calcext:value-type="float">
            <text:p>21233</text:p>
          </table:table-cell>
          <table:table-cell office:value-type="float" office:value="0.81" calcext:value-type="float">
            <text:p>0.81</text:p>
          </table:table-cell>
          <table:table-cell office:value-type="float" office:value="0.748" calcext:value-type="float">
            <text:p>0.748</text:p>
          </table:table-cell>
          <table:table-cell table:formula="of:=FLOOR([.D83]*4096)" office:value-type="float" office:value="3063" calcext:value-type="float">
            <text:p>3063</text:p>
          </table:table-cell>
          <table:table-cell table:formula="of:=DEC2HEX([.E83];3)" office:value-type="string" office:string-value="BF7" calcext:value-type="string">
            <text:p>BF7</text:p>
          </table:table-cell>
        </table:table-row>
        <table:table-row table:style-name="ro1">
          <table:table-cell table:formula="of:=DEC2HEX([.B84];4)" office:value-type="string" office:string-value="53F7" calcext:value-type="string">
            <text:p>53F7</text:p>
          </table:table-cell>
          <table:table-cell table:formula="of:=FLOOR(POWER(2;16)*([.C84]/2.5))" office:value-type="float" office:value="21495" calcext:value-type="float">
            <text:p>21495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table:formula="of:=FLOOR([.D84]*4096)" office:value-type="float" office:value="3072" calcext:value-type="float">
            <text:p>3072</text:p>
          </table:table-cell>
          <table:table-cell table:formula="of:=DEC2HEX([.E84];3)" office:value-type="string" office:string-value="C00" calcext:value-type="string">
            <text:p>C00</text:p>
          </table:table-cell>
        </table:table-row>
        <table:table-row table:style-name="ro1">
          <table:table-cell table:formula="of:=DEC2HEX([.B85];4)" office:value-type="string" office:string-value="54FD" calcext:value-type="string">
            <text:p>54FD</text:p>
          </table:table-cell>
          <table:table-cell table:formula="of:=FLOOR(POWER(2;16)*([.C85]/2.5))" office:value-type="float" office:value="21757" calcext:value-type="float">
            <text:p>21757</text:p>
          </table:table-cell>
          <table:table-cell office:value-type="float" office:value="0.83" calcext:value-type="float">
            <text:p>0.83</text:p>
          </table:table-cell>
          <table:table-cell office:value-type="float" office:value="0.75" calcext:value-type="float">
            <text:p>0.75</text:p>
          </table:table-cell>
          <table:table-cell table:formula="of:=FLOOR([.D85]*4096)" office:value-type="float" office:value="3072" calcext:value-type="float">
            <text:p>3072</text:p>
          </table:table-cell>
          <table:table-cell table:formula="of:=DEC2HEX([.E85];3)" office:value-type="string" office:string-value="C00" calcext:value-type="string">
            <text:p>C00</text:p>
          </table:table-cell>
        </table:table-row>
        <table:table-row table:style-name="ro1">
          <table:table-cell table:formula="of:=DEC2HEX([.B86];4)" office:value-type="string" office:string-value="5604" calcext:value-type="string">
            <text:p>5604</text:p>
          </table:table-cell>
          <table:table-cell table:formula="of:=FLOOR(POWER(2;16)*([.C86]/2.5))" office:value-type="float" office:value="22020" calcext:value-type="float">
            <text:p>22020</text:p>
          </table:table-cell>
          <table:table-cell office:value-type="float" office:value="0.84" calcext:value-type="float">
            <text:p>0.84</text:p>
          </table:table-cell>
          <table:table-cell office:value-type="float" office:value="0.75" calcext:value-type="float">
            <text:p>0.75</text:p>
          </table:table-cell>
          <table:table-cell table:formula="of:=FLOOR([.D86]*4096)" office:value-type="float" office:value="3072" calcext:value-type="float">
            <text:p>3072</text:p>
          </table:table-cell>
          <table:table-cell table:formula="of:=DEC2HEX([.E86];3)" office:value-type="string" office:string-value="C00" calcext:value-type="string">
            <text:p>C00</text:p>
          </table:table-cell>
        </table:table-row>
        <table:table-row table:style-name="ro1">
          <table:table-cell table:formula="of:=DEC2HEX([.B87];4)" office:value-type="string" office:string-value="570A" calcext:value-type="string">
            <text:p>570A</text:p>
          </table:table-cell>
          <table:table-cell table:formula="of:=FLOOR(POWER(2;16)*([.C87]/2.5))" office:value-type="float" office:value="22282" calcext:value-type="float">
            <text:p>22282</text:p>
          </table:table-cell>
          <table:table-cell office:value-type="float" office:value="0.85" calcext:value-type="float">
            <text:p>0.85</text:p>
          </table:table-cell>
          <table:table-cell office:value-type="float" office:value="0.747" calcext:value-type="float">
            <text:p>0.747</text:p>
          </table:table-cell>
          <table:table-cell table:formula="of:=FLOOR([.D87]*4096)" office:value-type="float" office:value="3059" calcext:value-type="float">
            <text:p>3059</text:p>
          </table:table-cell>
          <table:table-cell table:formula="of:=DEC2HEX([.E87];3)" office:value-type="string" office:string-value="BF3" calcext:value-type="string">
            <text:p>BF3</text:p>
          </table:table-cell>
        </table:table-row>
        <table:table-row table:style-name="ro1">
          <table:table-cell table:formula="of:=DEC2HEX([.B88];4)" office:value-type="string" office:string-value="5810" calcext:value-type="string">
            <text:p>5810</text:p>
          </table:table-cell>
          <table:table-cell table:formula="of:=FLOOR(POWER(2;16)*([.C88]/2.5))" office:value-type="float" office:value="22544" calcext:value-type="float">
            <text:p>22544</text:p>
          </table:table-cell>
          <table:table-cell office:value-type="float" office:value="0.86" calcext:value-type="float">
            <text:p>0.86</text:p>
          </table:table-cell>
          <table:table-cell office:value-type="float" office:value="0.743" calcext:value-type="float">
            <text:p>0.743</text:p>
          </table:table-cell>
          <table:table-cell table:formula="of:=FLOOR([.D88]*4096)" office:value-type="float" office:value="3043" calcext:value-type="float">
            <text:p>3043</text:p>
          </table:table-cell>
          <table:table-cell table:formula="of:=DEC2HEX([.E88];3)" office:value-type="string" office:string-value="BE3" calcext:value-type="string">
            <text:p>BE3</text:p>
          </table:table-cell>
        </table:table-row>
        <table:table-row table:style-name="ro1">
          <table:table-cell table:formula="of:=DEC2HEX([.B89];4)" office:value-type="string" office:string-value="5916" calcext:value-type="string">
            <text:p>5916</text:p>
          </table:table-cell>
          <table:table-cell table:formula="of:=FLOOR(POWER(2;16)*([.C89]/2.5))" office:value-type="float" office:value="22806" calcext:value-type="float">
            <text:p>22806</text:p>
          </table:table-cell>
          <table:table-cell office:value-type="float" office:value="0.87" calcext:value-type="float">
            <text:p>0.87</text:p>
          </table:table-cell>
          <table:table-cell office:value-type="float" office:value="0.739" calcext:value-type="float">
            <text:p>0.739</text:p>
          </table:table-cell>
          <table:table-cell table:formula="of:=FLOOR([.D89]*4096)" office:value-type="float" office:value="3026" calcext:value-type="float">
            <text:p>3026</text:p>
          </table:table-cell>
          <table:table-cell table:formula="of:=DEC2HEX([.E89];3)" office:value-type="string" office:string-value="BD2" calcext:value-type="string">
            <text:p>BD2</text:p>
          </table:table-cell>
        </table:table-row>
        <table:table-row table:style-name="ro1">
          <table:table-cell table:formula="of:=DEC2HEX([.B90];4)" office:value-type="string" office:string-value="5A1C" calcext:value-type="string">
            <text:p>5A1C</text:p>
          </table:table-cell>
          <table:table-cell table:formula="of:=FLOOR(POWER(2;16)*([.C90]/2.5))" office:value-type="float" office:value="23068" calcext:value-type="float">
            <text:p>23068</text:p>
          </table:table-cell>
          <table:table-cell office:value-type="float" office:value="0.88" calcext:value-type="float">
            <text:p>0.88</text:p>
          </table:table-cell>
          <table:table-cell office:value-type="float" office:value="0.733" calcext:value-type="float">
            <text:p>0.733</text:p>
          </table:table-cell>
          <table:table-cell table:formula="of:=FLOOR([.D90]*4096)" office:value-type="float" office:value="3002" calcext:value-type="float">
            <text:p>3002</text:p>
          </table:table-cell>
          <table:table-cell table:formula="of:=DEC2HEX([.E90];3)" office:value-type="string" office:string-value="BBA" calcext:value-type="string">
            <text:p>BBA</text:p>
          </table:table-cell>
        </table:table-row>
        <table:table-row table:style-name="ro1">
          <table:table-cell table:formula="of:=DEC2HEX([.B91];4)" office:value-type="string" office:string-value="5B22" calcext:value-type="string">
            <text:p>5B22</text:p>
          </table:table-cell>
          <table:table-cell table:formula="of:=FLOOR(POWER(2;16)*([.C91]/2.5))" office:value-type="float" office:value="23330" calcext:value-type="float">
            <text:p>23330</text:p>
          </table:table-cell>
          <table:table-cell office:value-type="float" office:value="0.89" calcext:value-type="float">
            <text:p>0.89</text:p>
          </table:table-cell>
          <table:table-cell office:value-type="float" office:value="0.724" calcext:value-type="float">
            <text:p>0.724</text:p>
          </table:table-cell>
          <table:table-cell table:formula="of:=FLOOR([.D91]*4096)" office:value-type="float" office:value="2965" calcext:value-type="float">
            <text:p>2965</text:p>
          </table:table-cell>
          <table:table-cell table:formula="of:=DEC2HEX([.E91];3)" office:value-type="string" office:string-value="B95" calcext:value-type="string">
            <text:p>B95</text:p>
          </table:table-cell>
        </table:table-row>
        <table:table-row table:style-name="ro1">
          <table:table-cell table:formula="of:=DEC2HEX([.B92];4)" office:value-type="string" office:string-value="5C28" calcext:value-type="string">
            <text:p>5C28</text:p>
          </table:table-cell>
          <table:table-cell table:formula="of:=FLOOR(POWER(2;16)*([.C92]/2.5))" office:value-type="float" office:value="23592" calcext:value-type="float">
            <text:p>23592</text:p>
          </table:table-cell>
          <table:table-cell office:value-type="float" office:value="0.9" calcext:value-type="float">
            <text:p>0.9</text:p>
          </table:table-cell>
          <table:table-cell office:value-type="float" office:value="0.718" calcext:value-type="float">
            <text:p>0.718</text:p>
          </table:table-cell>
          <table:table-cell table:formula="of:=FLOOR([.D92]*4096)" office:value-type="float" office:value="2940" calcext:value-type="float">
            <text:p>2940</text:p>
          </table:table-cell>
          <table:table-cell table:formula="of:=DEC2HEX([.E92];3)" office:value-type="string" office:string-value="B7C" calcext:value-type="string">
            <text:p>B7C</text:p>
          </table:table-cell>
        </table:table-row>
        <table:table-row table:style-name="ro1">
          <table:table-cell table:formula="of:=DEC2HEX([.B93];4)" office:value-type="string" office:string-value="5D2F" calcext:value-type="string">
            <text:p>5D2F</text:p>
          </table:table-cell>
          <table:table-cell table:formula="of:=FLOOR(POWER(2;16)*([.C93]/2.5))" office:value-type="float" office:value="23855" calcext:value-type="float">
            <text:p>23855</text:p>
          </table:table-cell>
          <table:table-cell office:value-type="float" office:value="0.91" calcext:value-type="float">
            <text:p>0.91</text:p>
          </table:table-cell>
          <table:table-cell office:value-type="float" office:value="0.706" calcext:value-type="float">
            <text:p>0.706</text:p>
          </table:table-cell>
          <table:table-cell table:formula="of:=FLOOR([.D93]*4096)" office:value-type="float" office:value="2891" calcext:value-type="float">
            <text:p>2891</text:p>
          </table:table-cell>
          <table:table-cell table:formula="of:=DEC2HEX([.E93];3)" office:value-type="string" office:string-value="B4B" calcext:value-type="string">
            <text:p>B4B</text:p>
          </table:table-cell>
        </table:table-row>
        <table:table-row table:style-name="ro1">
          <table:table-cell table:formula="of:=DEC2HEX([.B94];4)" office:value-type="string" office:string-value="5E35" calcext:value-type="string">
            <text:p>5E35</text:p>
          </table:table-cell>
          <table:table-cell table:formula="of:=FLOOR(POWER(2;16)*([.C94]/2.5))" office:value-type="float" office:value="24117" calcext:value-type="float">
            <text:p>24117</text:p>
          </table:table-cell>
          <table:table-cell office:value-type="float" office:value="0.92" calcext:value-type="float">
            <text:p>0.92</text:p>
          </table:table-cell>
          <table:table-cell office:value-type="float" office:value="0.698" calcext:value-type="float">
            <text:p>0.698</text:p>
          </table:table-cell>
          <table:table-cell table:formula="of:=FLOOR([.D94]*4096)" office:value-type="float" office:value="2859" calcext:value-type="float">
            <text:p>2859</text:p>
          </table:table-cell>
          <table:table-cell table:formula="of:=DEC2HEX([.E94];3)" office:value-type="string" office:string-value="B2B" calcext:value-type="string">
            <text:p>B2B</text:p>
          </table:table-cell>
        </table:table-row>
        <table:table-row table:style-name="ro1">
          <table:table-cell table:formula="of:=DEC2HEX([.B95];4)" office:value-type="string" office:string-value="5F3B" calcext:value-type="string">
            <text:p>5F3B</text:p>
          </table:table-cell>
          <table:table-cell table:formula="of:=FLOOR(POWER(2;16)*([.C95]/2.5))" office:value-type="float" office:value="24379" calcext:value-type="float">
            <text:p>24379</text:p>
          </table:table-cell>
          <table:table-cell office:value-type="float" office:value="0.93" calcext:value-type="float">
            <text:p>0.93</text:p>
          </table:table-cell>
          <table:table-cell office:value-type="float" office:value="0.683" calcext:value-type="float">
            <text:p>0.683</text:p>
          </table:table-cell>
          <table:table-cell table:formula="of:=FLOOR([.D95]*4096)" office:value-type="float" office:value="2797" calcext:value-type="float">
            <text:p>2797</text:p>
          </table:table-cell>
          <table:table-cell table:formula="of:=DEC2HEX([.E95];3)" office:value-type="string" office:string-value="AED" calcext:value-type="string">
            <text:p>AED</text:p>
          </table:table-cell>
        </table:table-row>
        <table:table-row table:style-name="ro1">
          <table:table-cell table:formula="of:=DEC2HEX([.B96];4)" office:value-type="string" office:string-value="6041" calcext:value-type="string">
            <text:p>6041</text:p>
          </table:table-cell>
          <table:table-cell table:formula="of:=FLOOR(POWER(2;16)*([.C96]/2.5))" office:value-type="float" office:value="24641" calcext:value-type="float">
            <text:p>24641</text:p>
          </table:table-cell>
          <table:table-cell office:value-type="float" office:value="0.94" calcext:value-type="float">
            <text:p>0.94</text:p>
          </table:table-cell>
          <table:table-cell office:value-type="float" office:value="0.667" calcext:value-type="float">
            <text:p>0.667</text:p>
          </table:table-cell>
          <table:table-cell table:formula="of:=FLOOR([.D96]*4096)" office:value-type="float" office:value="2732" calcext:value-type="float">
            <text:p>2732</text:p>
          </table:table-cell>
          <table:table-cell table:formula="of:=DEC2HEX([.E96];3)" office:value-type="string" office:string-value="AAC" calcext:value-type="string">
            <text:p>AAC</text:p>
          </table:table-cell>
        </table:table-row>
        <table:table-row table:style-name="ro1">
          <table:table-cell table:formula="of:=DEC2HEX([.B97];4)" office:value-type="string" office:string-value="6147" calcext:value-type="string">
            <text:p>6147</text:p>
          </table:table-cell>
          <table:table-cell table:formula="of:=FLOOR(POWER(2;16)*([.C97]/2.5))" office:value-type="float" office:value="24903" calcext:value-type="float">
            <text:p>24903</text:p>
          </table:table-cell>
          <table:table-cell office:value-type="float" office:value="0.95" calcext:value-type="float">
            <text:p>0.95</text:p>
          </table:table-cell>
          <table:table-cell office:value-type="float" office:value="0.655" calcext:value-type="float">
            <text:p>0.655</text:p>
          </table:table-cell>
          <table:table-cell table:formula="of:=FLOOR([.D97]*4096)" office:value-type="float" office:value="2682" calcext:value-type="float">
            <text:p>2682</text:p>
          </table:table-cell>
          <table:table-cell table:formula="of:=DEC2HEX([.E97];3)" office:value-type="string" office:string-value="A7A" calcext:value-type="string">
            <text:p>A7A</text:p>
          </table:table-cell>
        </table:table-row>
        <table:table-row table:style-name="ro1">
          <table:table-cell table:formula="of:=DEC2HEX([.B98];4)" office:value-type="string" office:string-value="624D" calcext:value-type="string">
            <text:p>624D</text:p>
          </table:table-cell>
          <table:table-cell table:formula="of:=FLOOR(POWER(2;16)*([.C98]/2.5))" office:value-type="float" office:value="25165" calcext:value-type="float">
            <text:p>25165</text:p>
          </table:table-cell>
          <table:table-cell office:value-type="float" office:value="0.96" calcext:value-type="float">
            <text:p>0.96</text:p>
          </table:table-cell>
          <table:table-cell office:value-type="float" office:value="0.637" calcext:value-type="float">
            <text:p>0.637</text:p>
          </table:table-cell>
          <table:table-cell table:formula="of:=FLOOR([.D98]*4096)" office:value-type="float" office:value="2609" calcext:value-type="float">
            <text:p>2609</text:p>
          </table:table-cell>
          <table:table-cell table:formula="of:=DEC2HEX([.E98];3)" office:value-type="string" office:string-value="A31" calcext:value-type="string">
            <text:p>A31</text:p>
          </table:table-cell>
        </table:table-row>
        <table:table-row table:style-name="ro1">
          <table:table-cell table:formula="of:=DEC2HEX([.B99];4)" office:value-type="string" office:string-value="6353" calcext:value-type="string">
            <text:p>6353</text:p>
          </table:table-cell>
          <table:table-cell table:formula="of:=FLOOR(POWER(2;16)*([.C99]/2.5))" office:value-type="float" office:value="25427" calcext:value-type="float">
            <text:p>25427</text:p>
          </table:table-cell>
          <table:table-cell office:value-type="float" office:value="0.97" calcext:value-type="float">
            <text:p>0.97</text:p>
          </table:table-cell>
          <table:table-cell office:value-type="float" office:value="0.617" calcext:value-type="float">
            <text:p>0.617</text:p>
          </table:table-cell>
          <table:table-cell table:formula="of:=FLOOR([.D99]*4096)" office:value-type="float" office:value="2527" calcext:value-type="float">
            <text:p>2527</text:p>
          </table:table-cell>
          <table:table-cell table:formula="of:=DEC2HEX([.E99];3)" office:value-type="string" office:string-value="9DF" calcext:value-type="string">
            <text:p>9DF</text:p>
          </table:table-cell>
        </table:table-row>
        <table:table-row table:style-name="ro1">
          <table:table-cell table:formula="of:=DEC2HEX([.B100];4)" office:value-type="string" office:string-value="645A" calcext:value-type="string">
            <text:p>645A</text:p>
          </table:table-cell>
          <table:table-cell table:formula="of:=FLOOR(POWER(2;16)*([.C100]/2.5))" office:value-type="float" office:value="25690" calcext:value-type="float">
            <text:p>25690</text:p>
          </table:table-cell>
          <table:table-cell office:value-type="float" office:value="0.98" calcext:value-type="float">
            <text:p>0.98</text:p>
          </table:table-cell>
          <table:table-cell office:value-type="float" office:value="0.602" calcext:value-type="float">
            <text:p>0.602</text:p>
          </table:table-cell>
          <table:table-cell table:formula="of:=FLOOR([.D100]*4096)" office:value-type="float" office:value="2465" calcext:value-type="float">
            <text:p>2465</text:p>
          </table:table-cell>
          <table:table-cell table:formula="of:=DEC2HEX([.E100];3)" office:value-type="string" office:string-value="9A1" calcext:value-type="string">
            <text:p>9A1</text:p>
          </table:table-cell>
        </table:table-row>
        <table:table-row table:style-name="ro1">
          <table:table-cell table:formula="of:=DEC2HEX([.B101];4)" office:value-type="string" office:string-value="6560" calcext:value-type="string">
            <text:p>6560</text:p>
          </table:table-cell>
          <table:table-cell table:formula="of:=FLOOR(POWER(2;16)*([.C101]/2.5))" office:value-type="float" office:value="25952" calcext:value-type="float">
            <text:p>25952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table:formula="of:=FLOOR([.D101]*4096)" office:value-type="float" office:value="2375" calcext:value-type="float">
            <text:p>2375</text:p>
          </table:table-cell>
          <table:table-cell table:formula="of:=DEC2HEX([.E101];3)" office:value-type="string" office:string-value="947" calcext:value-type="string">
            <text:p>947</text:p>
          </table:table-cell>
        </table:table-row>
        <table:table-row table:style-name="ro1">
          <table:table-cell table:formula="of:=DEC2HEX([.B102];4)" office:value-type="string" office:string-value="6666" calcext:value-type="string">
            <text:p>6666</text:p>
          </table:table-cell>
          <table:table-cell table:formula="of:=FLOOR(POWER(2;16)*([.C102]/2.5))" office:value-type="float" office:value="26214" calcext:value-type="float">
            <text:p>26214</text:p>
          </table:table-cell>
          <table:table-cell office:value-type="float" office:value="1" calcext:value-type="float">
            <text:p>1</text:p>
          </table:table-cell>
          <table:table-cell office:value-type="float" office:value="0.556" calcext:value-type="float">
            <text:p>0.556</text:p>
          </table:table-cell>
          <table:table-cell table:formula="of:=FLOOR([.D102]*4096)" office:value-type="float" office:value="2277" calcext:value-type="float">
            <text:p>2277</text:p>
          </table:table-cell>
          <table:table-cell table:formula="of:=DEC2HEX([.E102];3)" office:value-type="string" office:string-value="8E5" calcext:value-type="string">
            <text:p>8E5</text:p>
          </table:table-cell>
        </table:table-row>
        <table:table-row table:style-name="ro1">
          <table:table-cell table:formula="of:=DEC2HEX([.B103];4)" office:value-type="string" office:string-value="676C" calcext:value-type="string">
            <text:p>676C</text:p>
          </table:table-cell>
          <table:table-cell table:formula="of:=FLOOR(POWER(2;16)*([.C103]/2.5))" office:value-type="float" office:value="26476" calcext:value-type="float">
            <text:p>26476</text:p>
          </table:table-cell>
          <table:table-cell office:value-type="float" office:value="1.01" calcext:value-type="float">
            <text:p>1.01</text:p>
          </table:table-cell>
          <table:table-cell office:value-type="float" office:value="0.539" calcext:value-type="float">
            <text:p>0.539</text:p>
          </table:table-cell>
          <table:table-cell table:formula="of:=FLOOR([.D103]*4096)" office:value-type="float" office:value="2207" calcext:value-type="float">
            <text:p>2207</text:p>
          </table:table-cell>
          <table:table-cell table:formula="of:=DEC2HEX([.E103];3)" office:value-type="string" office:string-value="89F" calcext:value-type="string">
            <text:p>89F</text:p>
          </table:table-cell>
        </table:table-row>
        <table:table-row table:style-name="ro1">
          <table:table-cell table:formula="of:=DEC2HEX([.B104];4)" office:value-type="string" office:string-value="6872" calcext:value-type="string">
            <text:p>6872</text:p>
          </table:table-cell>
          <table:table-cell table:formula="of:=FLOOR(POWER(2;16)*([.C104]/2.5))" office:value-type="float" office:value="26738" calcext:value-type="float">
            <text:p>26738</text:p>
          </table:table-cell>
          <table:table-cell office:value-type="float" office:value="1.02" calcext:value-type="float">
            <text:p>1.02</text:p>
          </table:table-cell>
          <table:table-cell office:value-type="float" office:value="0.513" calcext:value-type="float">
            <text:p>0.513</text:p>
          </table:table-cell>
          <table:table-cell table:formula="of:=FLOOR([.D104]*4096)" office:value-type="float" office:value="2101" calcext:value-type="float">
            <text:p>2101</text:p>
          </table:table-cell>
          <table:table-cell table:formula="of:=DEC2HEX([.E104];3)" office:value-type="string" office:string-value="835" calcext:value-type="string">
            <text:p>835</text:p>
          </table:table-cell>
        </table:table-row>
        <table:table-row table:style-name="ro1">
          <table:table-cell table:formula="of:=DEC2HEX([.B105];4)" office:value-type="string" office:string-value="6978" calcext:value-type="string">
            <text:p>6978</text:p>
          </table:table-cell>
          <table:table-cell table:formula="of:=FLOOR(POWER(2;16)*([.C105]/2.5))" office:value-type="float" office:value="27000" calcext:value-type="float">
            <text:p>27000</text:p>
          </table:table-cell>
          <table:table-cell office:value-type="float" office:value="1.03" calcext:value-type="float">
            <text:p>1.03</text:p>
          </table:table-cell>
          <table:table-cell office:value-type="float" office:value="0.485" calcext:value-type="float">
            <text:p>0.485</text:p>
          </table:table-cell>
          <table:table-cell table:formula="of:=FLOOR([.D105]*4096)" office:value-type="float" office:value="1986" calcext:value-type="float">
            <text:p>1986</text:p>
          </table:table-cell>
          <table:table-cell table:formula="of:=DEC2HEX([.E105];3)" office:value-type="string" office:string-value="7C2" calcext:value-type="string">
            <text:p>7C2</text:p>
          </table:table-cell>
        </table:table-row>
        <table:table-row table:style-name="ro1">
          <table:table-cell table:formula="of:=DEC2HEX([.B106];4)" office:value-type="string" office:string-value="6A7E" calcext:value-type="string">
            <text:p>6A7E</text:p>
          </table:table-cell>
          <table:table-cell table:formula="of:=FLOOR(POWER(2;16)*([.C106]/2.5))" office:value-type="float" office:value="27262" calcext:value-type="float">
            <text:p>27262</text:p>
          </table:table-cell>
          <table:table-cell office:value-type="float" office:value="1.04" calcext:value-type="float">
            <text:p>1.04</text:p>
          </table:table-cell>
          <table:table-cell office:value-type="float" office:value="0.466" calcext:value-type="float">
            <text:p>0.466</text:p>
          </table:table-cell>
          <table:table-cell table:formula="of:=FLOOR([.D106]*4096)" office:value-type="float" office:value="1908" calcext:value-type="float">
            <text:p>1908</text:p>
          </table:table-cell>
          <table:table-cell table:formula="of:=DEC2HEX([.E106];3)" office:value-type="string" office:string-value="774" calcext:value-type="string">
            <text:p>774</text:p>
          </table:table-cell>
        </table:table-row>
        <table:table-row table:style-name="ro1">
          <table:table-cell table:formula="of:=DEC2HEX([.B107];4)" office:value-type="string" office:string-value="6B85" calcext:value-type="string">
            <text:p>6B85</text:p>
          </table:table-cell>
          <table:table-cell table:formula="of:=FLOOR(POWER(2;16)*([.C107]/2.5))" office:value-type="float" office:value="27525" calcext:value-type="float">
            <text:p>27525</text:p>
          </table:table-cell>
          <table:table-cell office:value-type="float" office:value="1.05" calcext:value-type="float">
            <text:p>1.05</text:p>
          </table:table-cell>
          <table:table-cell office:value-type="float" office:value="0.437" calcext:value-type="float">
            <text:p>0.437</text:p>
          </table:table-cell>
          <table:table-cell table:formula="of:=FLOOR([.D107]*4096)" office:value-type="float" office:value="1789" calcext:value-type="float">
            <text:p>1789</text:p>
          </table:table-cell>
          <table:table-cell table:formula="of:=DEC2HEX([.E107];3)" office:value-type="string" office:string-value="6FD" calcext:value-type="string">
            <text:p>6FD</text:p>
          </table:table-cell>
        </table:table-row>
        <table:table-row table:style-name="ro1">
          <table:table-cell table:formula="of:=DEC2HEX([.B108];4)" office:value-type="string" office:string-value="6C8B" calcext:value-type="string">
            <text:p>6C8B</text:p>
          </table:table-cell>
          <table:table-cell table:formula="of:=FLOOR(POWER(2;16)*([.C108]/2.5))" office:value-type="float" office:value="27787" calcext:value-type="float">
            <text:p>27787</text:p>
          </table:table-cell>
          <table:table-cell office:value-type="float" office:value="1.06" calcext:value-type="float">
            <text:p>1.06</text:p>
          </table:table-cell>
          <table:table-cell office:value-type="float" office:value="0.416" calcext:value-type="float">
            <text:p>0.416</text:p>
          </table:table-cell>
          <table:table-cell table:formula="of:=FLOOR([.D108]*4096)" office:value-type="float" office:value="1703" calcext:value-type="float">
            <text:p>1703</text:p>
          </table:table-cell>
          <table:table-cell table:formula="of:=DEC2HEX([.E108];3)" office:value-type="string" office:string-value="6A7" calcext:value-type="string">
            <text:p>6A7</text:p>
          </table:table-cell>
        </table:table-row>
        <table:table-row table:style-name="ro1">
          <table:table-cell table:formula="of:=DEC2HEX([.B109];4)" office:value-type="string" office:string-value="6D91" calcext:value-type="string">
            <text:p>6D91</text:p>
          </table:table-cell>
          <table:table-cell table:formula="of:=FLOOR(POWER(2;16)*([.C109]/2.5))" office:value-type="float" office:value="28049" calcext:value-type="float">
            <text:p>28049</text:p>
          </table:table-cell>
          <table:table-cell office:value-type="float" office:value="1.07" calcext:value-type="float">
            <text:p>1.07</text:p>
          </table:table-cell>
          <table:table-cell office:value-type="float" office:value="0.385" calcext:value-type="float">
            <text:p>0.385</text:p>
          </table:table-cell>
          <table:table-cell table:formula="of:=FLOOR([.D109]*4096)" office:value-type="float" office:value="1576" calcext:value-type="float">
            <text:p>1576</text:p>
          </table:table-cell>
          <table:table-cell table:formula="of:=DEC2HEX([.E109];3)" office:value-type="string" office:string-value="628" calcext:value-type="string">
            <text:p>628</text:p>
          </table:table-cell>
        </table:table-row>
        <table:table-row table:style-name="ro1">
          <table:table-cell table:formula="of:=DEC2HEX([.B110];4)" office:value-type="string" office:string-value="6E97" calcext:value-type="string">
            <text:p>6E97</text:p>
          </table:table-cell>
          <table:table-cell table:formula="of:=FLOOR(POWER(2;16)*([.C110]/2.5))" office:value-type="float" office:value="28311" calcext:value-type="float">
            <text:p>28311</text:p>
          </table:table-cell>
          <table:table-cell office:value-type="float" office:value="1.08" calcext:value-type="float">
            <text:p>1.08</text:p>
          </table:table-cell>
          <table:table-cell office:value-type="float" office:value="0.352" calcext:value-type="float">
            <text:p>0.352</text:p>
          </table:table-cell>
          <table:table-cell table:formula="of:=FLOOR([.D110]*4096)" office:value-type="float" office:value="1441" calcext:value-type="float">
            <text:p>1441</text:p>
          </table:table-cell>
          <table:table-cell table:formula="of:=DEC2HEX([.E110];3)" office:value-type="string" office:string-value="5A1" calcext:value-type="string">
            <text:p>5A1</text:p>
          </table:table-cell>
        </table:table-row>
        <table:table-row table:style-name="ro1">
          <table:table-cell table:formula="of:=DEC2HEX([.B111];4)" office:value-type="string" office:string-value="6F9D" calcext:value-type="string">
            <text:p>6F9D</text:p>
          </table:table-cell>
          <table:table-cell table:formula="of:=FLOOR(POWER(2;16)*([.C111]/2.5))" office:value-type="float" office:value="28573" calcext:value-type="float">
            <text:p>28573</text:p>
          </table:table-cell>
          <table:table-cell office:value-type="float" office:value="1.09" calcext:value-type="float">
            <text:p>1.09</text:p>
          </table:table-cell>
          <table:table-cell office:value-type="float" office:value="0.33" calcext:value-type="float">
            <text:p>0.33</text:p>
          </table:table-cell>
          <table:table-cell table:formula="of:=FLOOR([.D111]*4096)" office:value-type="float" office:value="1351" calcext:value-type="float">
            <text:p>1351</text:p>
          </table:table-cell>
          <table:table-cell table:formula="of:=DEC2HEX([.E111];3)" office:value-type="string" office:string-value="547" calcext:value-type="string">
            <text:p>547</text:p>
          </table:table-cell>
        </table:table-row>
        <table:table-row table:style-name="ro1">
          <table:table-cell table:formula="of:=DEC2HEX([.B112];4)" office:value-type="string" office:string-value="70A3" calcext:value-type="string">
            <text:p>70A3</text:p>
          </table:table-cell>
          <table:table-cell table:formula="of:=FLOOR(POWER(2;16)*([.C112]/2.5))" office:value-type="float" office:value="28835" calcext:value-type="float">
            <text:p>28835</text:p>
          </table:table-cell>
          <table:table-cell office:value-type="float" office:value="1.1" calcext:value-type="float">
            <text:p>1.1</text:p>
          </table:table-cell>
          <table:table-cell office:value-type="float" office:value="0.296" calcext:value-type="float">
            <text:p>0.296</text:p>
          </table:table-cell>
          <table:table-cell table:formula="of:=FLOOR([.D112]*4096)" office:value-type="float" office:value="1212" calcext:value-type="float">
            <text:p>1212</text:p>
          </table:table-cell>
          <table:table-cell table:formula="of:=DEC2HEX([.E112];3)" office:value-type="string" office:string-value="4BC" calcext:value-type="string">
            <text:p>4BC</text:p>
          </table:table-cell>
        </table:table-row>
        <table:table-row table:style-name="ro1">
          <table:table-cell table:formula="of:=DEC2HEX([.B113];4)" office:value-type="string" office:string-value="71A9" calcext:value-type="string">
            <text:p>71A9</text:p>
          </table:table-cell>
          <table:table-cell table:formula="of:=FLOOR(POWER(2;16)*([.C113]/2.5))" office:value-type="float" office:value="29097" calcext:value-type="float">
            <text:p>29097</text:p>
          </table:table-cell>
          <table:table-cell office:value-type="float" office:value="1.11" calcext:value-type="float">
            <text:p>1.11</text:p>
          </table:table-cell>
          <table:table-cell office:value-type="float" office:value="0.261" calcext:value-type="float">
            <text:p>0.261</text:p>
          </table:table-cell>
          <table:table-cell table:formula="of:=FLOOR([.D113]*4096)" office:value-type="float" office:value="1069" calcext:value-type="float">
            <text:p>1069</text:p>
          </table:table-cell>
          <table:table-cell table:formula="of:=DEC2HEX([.E113];3)" office:value-type="string" office:string-value="42D" calcext:value-type="string">
            <text:p>42D</text:p>
          </table:table-cell>
        </table:table-row>
        <table:table-row table:style-name="ro1">
          <table:table-cell table:formula="of:=DEC2HEX([.B114];4)" office:value-type="string" office:string-value="72B0" calcext:value-type="string">
            <text:p>72B0</text:p>
          </table:table-cell>
          <table:table-cell table:formula="of:=FLOOR(POWER(2;16)*([.C114]/2.5))" office:value-type="float" office:value="29360" calcext:value-type="float">
            <text:p>29360</text:p>
          </table:table-cell>
          <table:table-cell office:value-type="float" office:value="1.12" calcext:value-type="float">
            <text:p>1.12</text:p>
          </table:table-cell>
          <table:table-cell office:value-type="float" office:value="0.237" calcext:value-type="float">
            <text:p>0.237</text:p>
          </table:table-cell>
          <table:table-cell table:formula="of:=FLOOR([.D114]*4096)" office:value-type="float" office:value="970" calcext:value-type="float">
            <text:p>970</text:p>
          </table:table-cell>
          <table:table-cell table:formula="of:=DEC2HEX([.E114];3)" office:value-type="string" office:string-value="3CA" calcext:value-type="string">
            <text:p>3CA</text:p>
          </table:table-cell>
        </table:table-row>
        <table:table-row table:style-name="ro1">
          <table:table-cell table:formula="of:=DEC2HEX([.B115];4)" office:value-type="string" office:string-value="73B6" calcext:value-type="string">
            <text:p>73B6</text:p>
          </table:table-cell>
          <table:table-cell table:formula="of:=FLOOR(POWER(2;16)*([.C115]/2.5))" office:value-type="float" office:value="29622" calcext:value-type="float">
            <text:p>29622</text:p>
          </table:table-cell>
          <table:table-cell office:value-type="float" office:value="1.13" calcext:value-type="float">
            <text:p>1.13</text:p>
          </table:table-cell>
          <table:table-cell office:value-type="float" office:value="0.203" calcext:value-type="float">
            <text:p>0.203</text:p>
          </table:table-cell>
          <table:table-cell table:formula="of:=FLOOR([.D115]*4096)" office:value-type="float" office:value="831" calcext:value-type="float">
            <text:p>831</text:p>
          </table:table-cell>
          <table:table-cell table:formula="of:=DEC2HEX([.E115];3)" office:value-type="string" office:string-value="33F" calcext:value-type="string">
            <text:p>33F</text:p>
          </table:table-cell>
        </table:table-row>
        <table:table-row table:style-name="ro1">
          <table:table-cell table:formula="of:=DEC2HEX([.B116];4)" office:value-type="string" office:string-value="74BC" calcext:value-type="string">
            <text:p>74BC</text:p>
          </table:table-cell>
          <table:table-cell table:formula="of:=FLOOR(POWER(2;16)*([.C116]/2.5))" office:value-type="float" office:value="29884" calcext:value-type="float">
            <text:p>29884</text:p>
          </table:table-cell>
          <table:table-cell office:value-type="float" office:value="1.14" calcext:value-type="float">
            <text:p>1.14</text:p>
          </table:table-cell>
          <table:table-cell office:value-type="float" office:value="0.171" calcext:value-type="float">
            <text:p>0.171</text:p>
          </table:table-cell>
          <table:table-cell table:formula="of:=FLOOR([.D116]*4096)" office:value-type="float" office:value="700" calcext:value-type="float">
            <text:p>700</text:p>
          </table:table-cell>
          <table:table-cell table:formula="of:=DEC2HEX([.E116];3)" office:value-type="string" office:string-value="2BC" calcext:value-type="string">
            <text:p>2BC</text:p>
          </table:table-cell>
        </table:table-row>
        <table:table-row table:style-name="ro1">
          <table:table-cell table:formula="of:=DEC2HEX([.B117];4)" office:value-type="string" office:string-value="75C2" calcext:value-type="string">
            <text:p>75C2</text:p>
          </table:table-cell>
          <table:table-cell table:formula="of:=FLOOR(POWER(2;16)*([.C117]/2.5))" office:value-type="float" office:value="30146" calcext:value-type="float">
            <text:p>30146</text:p>
          </table:table-cell>
          <table:table-cell office:value-type="float" office:value="1.15" calcext:value-type="float">
            <text:p>1.15</text:p>
          </table:table-cell>
          <table:table-cell office:value-type="float" office:value="0.153" calcext:value-type="float">
            <text:p>0.153</text:p>
          </table:table-cell>
          <table:table-cell table:formula="of:=FLOOR([.D117]*4096)" office:value-type="float" office:value="626" calcext:value-type="float">
            <text:p>626</text:p>
          </table:table-cell>
          <table:table-cell table:formula="of:=DEC2HEX([.E117];3)" office:value-type="string" office:string-value="272" calcext:value-type="string">
            <text:p>272</text:p>
          </table:table-cell>
        </table:table-row>
        <table:table-row table:style-name="ro1">
          <table:table-cell table:formula="of:=DEC2HEX([.B118];4)" office:value-type="string" office:string-value="76C8" calcext:value-type="string">
            <text:p>76C8</text:p>
          </table:table-cell>
          <table:table-cell table:formula="of:=FLOOR(POWER(2;16)*([.C118]/2.5))" office:value-type="float" office:value="30408" calcext:value-type="float">
            <text:p>30408</text:p>
          </table:table-cell>
          <table:table-cell office:value-type="float" office:value="1.16" calcext:value-type="float">
            <text:p>1.16</text:p>
          </table:table-cell>
          <table:table-cell office:value-type="float" office:value="0.132" calcext:value-type="float">
            <text:p>0.132</text:p>
          </table:table-cell>
          <table:table-cell table:formula="of:=FLOOR([.D118]*4096)" office:value-type="float" office:value="540" calcext:value-type="float">
            <text:p>540</text:p>
          </table:table-cell>
          <table:table-cell table:formula="of:=DEC2HEX([.E118];3)" office:value-type="string" office:string-value="21C" calcext:value-type="string">
            <text:p>21C</text:p>
          </table:table-cell>
        </table:table-row>
        <table:table-row table:style-name="ro1">
          <table:table-cell table:formula="of:=DEC2HEX([.B119];4)" office:value-type="string" office:string-value="77CE" calcext:value-type="string">
            <text:p>77CE</text:p>
          </table:table-cell>
          <table:table-cell table:formula="of:=FLOOR(POWER(2;16)*([.C119]/2.5))" office:value-type="float" office:value="30670" calcext:value-type="float">
            <text:p>30670</text:p>
          </table:table-cell>
          <table:table-cell office:value-type="float" office:value="1.17" calcext:value-type="float">
            <text:p>1.17</text:p>
          </table:table-cell>
          <table:table-cell office:value-type="float" office:value="0.121" calcext:value-type="float">
            <text:p>0.121</text:p>
          </table:table-cell>
          <table:table-cell table:formula="of:=FLOOR([.D119]*4096)" office:value-type="float" office:value="495" calcext:value-type="float">
            <text:p>495</text:p>
          </table:table-cell>
          <table:table-cell table:formula="of:=DEC2HEX([.E119];3)" office:value-type="string" office:string-value="1EF" calcext:value-type="string">
            <text:p>1EF</text:p>
          </table:table-cell>
        </table:table-row>
        <table:table-row table:style-name="ro1">
          <table:table-cell table:formula="of:=DEC2HEX([.B120];4)" office:value-type="string" office:string-value="78D4" calcext:value-type="string">
            <text:p>78D4</text:p>
          </table:table-cell>
          <table:table-cell table:formula="of:=FLOOR(POWER(2;16)*([.C120]/2.5))" office:value-type="float" office:value="30932" calcext:value-type="float">
            <text:p>30932</text:p>
          </table:table-cell>
          <table:table-cell office:value-type="float" office:value="1.18" calcext:value-type="float">
            <text:p>1.18</text:p>
          </table:table-cell>
          <table:table-cell office:value-type="float" office:value="0.107" calcext:value-type="float">
            <text:p>0.107</text:p>
          </table:table-cell>
          <table:table-cell table:formula="of:=FLOOR([.D120]*4096)" office:value-type="float" office:value="438" calcext:value-type="float">
            <text:p>438</text:p>
          </table:table-cell>
          <table:table-cell table:formula="of:=DEC2HEX([.E120];3)" office:value-type="string" office:string-value="1B6" calcext:value-type="string">
            <text:p>1B6</text:p>
          </table:table-cell>
        </table:table-row>
        <table:table-row table:style-name="ro1">
          <table:table-cell table:formula="of:=DEC2HEX([.B121];4)" office:value-type="string" office:string-value="79DB" calcext:value-type="string">
            <text:p>79DB</text:p>
          </table:table-cell>
          <table:table-cell table:formula="of:=FLOOR(POWER(2;16)*([.C121]/2.5))" office:value-type="float" office:value="31195" calcext:value-type="float">
            <text:p>31195</text:p>
          </table:table-cell>
          <table:table-cell office:value-type="float" office:value="1.19" calcext:value-type="float">
            <text:p>1.19</text:p>
          </table:table-cell>
          <table:table-cell office:value-type="float" office:value="0.098" calcext:value-type="float">
            <text:p>0.098</text:p>
          </table:table-cell>
          <table:table-cell table:formula="of:=FLOOR([.D121]*4096)" office:value-type="float" office:value="401" calcext:value-type="float">
            <text:p>401</text:p>
          </table:table-cell>
          <table:table-cell table:formula="of:=DEC2HEX([.E121];3)" office:value-type="string" office:string-value="191" calcext:value-type="string">
            <text:p>191</text:p>
          </table:table-cell>
        </table:table-row>
        <table:table-row table:style-name="ro1">
          <table:table-cell table:formula="of:=DEC2HEX([.B122];4)" office:value-type="string" office:string-value="7AE1" calcext:value-type="string">
            <text:p>7AE1</text:p>
          </table:table-cell>
          <table:table-cell table:formula="of:=FLOOR(POWER(2;16)*([.C122]/2.5))" office:value-type="float" office:value="31457" calcext:value-type="float">
            <text:p>31457</text:p>
          </table:table-cell>
          <table:table-cell office:value-type="float" office:value="1.2" calcext:value-type="float">
            <text:p>1.2</text:p>
          </table:table-cell>
          <table:table-cell office:value-type="float" office:value="0.091" calcext:value-type="float">
            <text:p>0.091</text:p>
          </table:table-cell>
          <table:table-cell table:formula="of:=FLOOR([.D122]*4096)" office:value-type="float" office:value="372" calcext:value-type="float">
            <text:p>372</text:p>
          </table:table-cell>
          <table:table-cell table:formula="of:=DEC2HEX([.E122];3)" office:value-type="string" office:string-value="174" calcext:value-type="string">
            <text:p>174</text:p>
          </table:table-cell>
        </table:table-row>
        <table:table-row table:style-name="ro1">
          <table:table-cell table:formula="of:=DEC2HEX([.B123];4)" office:value-type="string" office:string-value="7BE7" calcext:value-type="string">
            <text:p>7BE7</text:p>
          </table:table-cell>
          <table:table-cell table:formula="of:=FLOOR(POWER(2;16)*([.C123]/2.5))" office:value-type="float" office:value="31719" calcext:value-type="float">
            <text:p>31719</text:p>
          </table:table-cell>
          <table:table-cell office:value-type="float" office:value="1.21" calcext:value-type="float">
            <text:p>1.21</text:p>
          </table:table-cell>
          <table:table-cell office:value-type="float" office:value="0.084" calcext:value-type="float">
            <text:p>0.084</text:p>
          </table:table-cell>
          <table:table-cell table:formula="of:=FLOOR([.D123]*4096)" office:value-type="float" office:value="344" calcext:value-type="float">
            <text:p>344</text:p>
          </table:table-cell>
          <table:table-cell table:formula="of:=DEC2HEX([.E123];3)" office:value-type="string" office:string-value="158" calcext:value-type="string">
            <text:p>158</text:p>
          </table:table-cell>
        </table:table-row>
        <table:table-row table:style-name="ro1">
          <table:table-cell table:formula="of:=DEC2HEX([.B124];4)" office:value-type="string" office:string-value="7CED" calcext:value-type="string">
            <text:p>7CED</text:p>
          </table:table-cell>
          <table:table-cell table:formula="of:=FLOOR(POWER(2;16)*([.C124]/2.5))" office:value-type="float" office:value="31981" calcext:value-type="float">
            <text:p>31981</text:p>
          </table:table-cell>
          <table:table-cell office:value-type="float" office:value="1.22" calcext:value-type="float">
            <text:p>1.22</text:p>
          </table:table-cell>
          <table:table-cell office:value-type="float" office:value="0.078" calcext:value-type="float">
            <text:p>0.078</text:p>
          </table:table-cell>
          <table:table-cell table:formula="of:=FLOOR([.D124]*4096)" office:value-type="float" office:value="319" calcext:value-type="float">
            <text:p>319</text:p>
          </table:table-cell>
          <table:table-cell table:formula="of:=DEC2HEX([.E124];3)" office:value-type="string" office:string-value="13F" calcext:value-type="string">
            <text:p>13F</text:p>
          </table:table-cell>
        </table:table-row>
        <table:table-row table:style-name="ro1">
          <table:table-cell table:formula="of:=DEC2HEX([.B125];4)" office:value-type="string" office:string-value="7DF3" calcext:value-type="string">
            <text:p>7DF3</text:p>
          </table:table-cell>
          <table:table-cell table:formula="of:=FLOOR(POWER(2;16)*([.C125]/2.5))" office:value-type="float" office:value="32243" calcext:value-type="float">
            <text:p>32243</text:p>
          </table:table-cell>
          <table:table-cell office:value-type="float" office:value="1.23" calcext:value-type="float">
            <text:p>1.23</text:p>
          </table:table-cell>
          <table:table-cell office:value-type="float" office:value="0.073" calcext:value-type="float">
            <text:p>0.073</text:p>
          </table:table-cell>
          <table:table-cell table:formula="of:=FLOOR([.D125]*4096)" office:value-type="float" office:value="299" calcext:value-type="float">
            <text:p>299</text:p>
          </table:table-cell>
          <table:table-cell table:formula="of:=DEC2HEX([.E125];3)" office:value-type="string" office:string-value="12B" calcext:value-type="string">
            <text:p>12B</text:p>
          </table:table-cell>
        </table:table-row>
        <table:table-row table:style-name="ro1">
          <table:table-cell table:formula="of:=DEC2HEX([.B126];4)" office:value-type="string" office:string-value="7EF9" calcext:value-type="string">
            <text:p>7EF9</text:p>
          </table:table-cell>
          <table:table-cell table:formula="of:=FLOOR(POWER(2;16)*([.C126]/2.5))" office:value-type="float" office:value="32505" calcext:value-type="float">
            <text:p>32505</text:p>
          </table:table-cell>
          <table:table-cell office:value-type="float" office:value="1.24" calcext:value-type="float">
            <text:p>1.24</text:p>
          </table:table-cell>
          <table:table-cell office:value-type="float" office:value="0.07" calcext:value-type="float">
            <text:p>0.07</text:p>
          </table:table-cell>
          <table:table-cell table:formula="of:=FLOOR([.D126]*4096)" office:value-type="float" office:value="286" calcext:value-type="float">
            <text:p>286</text:p>
          </table:table-cell>
          <table:table-cell table:formula="of:=DEC2HEX([.E126];3)" office:value-type="string" office:string-value="11E" calcext:value-type="string">
            <text:p>11E</text:p>
          </table:table-cell>
        </table:table-row>
        <table:table-row table:style-name="ro1">
          <table:table-cell table:formula="of:=DEC2HEX([.B127];4)" office:value-type="string" office:string-value="8000" calcext:value-type="string">
            <text:p>8000</text:p>
          </table:table-cell>
          <table:table-cell table:formula="of:=FLOOR(POWER(2;16)*([.C127]/2.5))" office:value-type="float" office:value="32768" calcext:value-type="float">
            <text:p>32768</text:p>
          </table:table-cell>
          <table:table-cell office:value-type="float" office:value="1.25" calcext:value-type="float">
            <text:p>1.25</text:p>
          </table:table-cell>
          <table:table-cell office:value-type="float" office:value="0.065" calcext:value-type="float">
            <text:p>0.065</text:p>
          </table:table-cell>
          <table:table-cell table:formula="of:=FLOOR([.D127]*4096)" office:value-type="float" office:value="266" calcext:value-type="float">
            <text:p>266</text:p>
          </table:table-cell>
          <table:table-cell table:formula="of:=DEC2HEX([.E127];3)" office:value-type="string" office:string-value="10A" calcext:value-type="string">
            <text:p>10A</text:p>
          </table:table-cell>
        </table:table-row>
        <table:table-row table:style-name="ro1">
          <table:table-cell table:formula="of:=DEC2HEX([.B128];4)" office:value-type="string" office:string-value="8106" calcext:value-type="string">
            <text:p>8106</text:p>
          </table:table-cell>
          <table:table-cell table:formula="of:=FLOOR(POWER(2;16)*([.C128]/2.5))" office:value-type="float" office:value="33030" calcext:value-type="float">
            <text:p>33030</text:p>
          </table:table-cell>
          <table:table-cell office:value-type="float" office:value="1.26" calcext:value-type="float">
            <text:p>1.26</text:p>
          </table:table-cell>
          <table:table-cell office:value-type="float" office:value="0.063" calcext:value-type="float">
            <text:p>0.063</text:p>
          </table:table-cell>
          <table:table-cell table:formula="of:=FLOOR([.D128]*4096)" office:value-type="float" office:value="258" calcext:value-type="float">
            <text:p>258</text:p>
          </table:table-cell>
          <table:table-cell table:formula="of:=DEC2HEX([.E128];3)" office:value-type="string" office:string-value="102" calcext:value-type="string">
            <text:p>102</text:p>
          </table:table-cell>
        </table:table-row>
        <table:table-row table:style-name="ro1">
          <table:table-cell table:formula="of:=DEC2HEX([.B129];4)" office:value-type="string" office:string-value="820C" calcext:value-type="string">
            <text:p>820C</text:p>
          </table:table-cell>
          <table:table-cell table:formula="of:=FLOOR(POWER(2;16)*([.C129]/2.5))" office:value-type="float" office:value="33292" calcext:value-type="float">
            <text:p>33292</text:p>
          </table:table-cell>
          <table:table-cell office:value-type="float" office:value="1.27" calcext:value-type="float">
            <text:p>1.27</text:p>
          </table:table-cell>
          <table:table-cell office:value-type="float" office:value="0.06" calcext:value-type="float">
            <text:p>0.06</text:p>
          </table:table-cell>
          <table:table-cell table:formula="of:=FLOOR([.D129]*4096)" office:value-type="float" office:value="245" calcext:value-type="float">
            <text:p>245</text:p>
          </table:table-cell>
          <table:table-cell table:formula="of:=DEC2HEX([.E129];3)" office:value-type="string" office:string-value="0F5" calcext:value-type="string">
            <text:p>0F5</text:p>
          </table:table-cell>
        </table:table-row>
        <table:table-row table:style-name="ro1">
          <table:table-cell table:formula="of:=DEC2HEX([.B130];4)" office:value-type="string" office:string-value="8312" calcext:value-type="string">
            <text:p>8312</text:p>
          </table:table-cell>
          <table:table-cell table:formula="of:=FLOOR(POWER(2;16)*([.C130]/2.5))" office:value-type="float" office:value="33554" calcext:value-type="float">
            <text:p>33554</text:p>
          </table:table-cell>
          <table:table-cell office:value-type="float" office:value="1.28" calcext:value-type="float">
            <text:p>1.28</text:p>
          </table:table-cell>
          <table:table-cell office:value-type="float" office:value="0.058" calcext:value-type="float">
            <text:p>0.058</text:p>
          </table:table-cell>
          <table:table-cell table:formula="of:=FLOOR([.D130]*4096)" office:value-type="float" office:value="237" calcext:value-type="float">
            <text:p>237</text:p>
          </table:table-cell>
          <table:table-cell table:formula="of:=DEC2HEX([.E130];3)" office:value-type="string" office:string-value="0ED" calcext:value-type="string">
            <text:p>0ED</text:p>
          </table:table-cell>
        </table:table-row>
        <table:table-row table:style-name="ro1">
          <table:table-cell table:formula="of:=DEC2HEX([.B131];4)" office:value-type="string" office:string-value="8418" calcext:value-type="string">
            <text:p>8418</text:p>
          </table:table-cell>
          <table:table-cell table:formula="of:=FLOOR(POWER(2;16)*([.C131]/2.5))" office:value-type="float" office:value="33816" calcext:value-type="float">
            <text:p>33816</text:p>
          </table:table-cell>
          <table:table-cell office:value-type="float" office:value="1.29" calcext:value-type="float">
            <text:p>1.29</text:p>
          </table:table-cell>
          <table:table-cell office:value-type="float" office:value="0.055" calcext:value-type="float">
            <text:p>0.055</text:p>
          </table:table-cell>
          <table:table-cell table:formula="of:=FLOOR([.D131]*4096)" office:value-type="float" office:value="225" calcext:value-type="float">
            <text:p>225</text:p>
          </table:table-cell>
          <table:table-cell table:formula="of:=DEC2HEX([.E131];3)" office:value-type="string" office:string-value="0E1" calcext:value-type="string">
            <text:p>0E1</text:p>
          </table:table-cell>
        </table:table-row>
        <table:table-row table:style-name="ro1">
          <table:table-cell table:formula="of:=DEC2HEX([.B132];4)" office:value-type="string" office:string-value="851E" calcext:value-type="string">
            <text:p>851E</text:p>
          </table:table-cell>
          <table:table-cell table:formula="of:=FLOOR(POWER(2;16)*([.C132]/2.5))" office:value-type="float" office:value="34078" calcext:value-type="float">
            <text:p>34078</text:p>
          </table:table-cell>
          <table:table-cell office:value-type="float" office:value="1.3" calcext:value-type="float">
            <text:p>1.3</text:p>
          </table:table-cell>
          <table:table-cell office:value-type="float" office:value="0.053" calcext:value-type="float">
            <text:p>0.053</text:p>
          </table:table-cell>
          <table:table-cell table:formula="of:=FLOOR([.D132]*4096)" office:value-type="float" office:value="217" calcext:value-type="float">
            <text:p>217</text:p>
          </table:table-cell>
          <table:table-cell table:formula="of:=DEC2HEX([.E132];3)" office:value-type="string" office:string-value="0D9" calcext:value-type="string">
            <text:p>0D9</text:p>
          </table:table-cell>
        </table:table-row>
        <table:table-row table:style-name="ro1">
          <table:table-cell table:formula="of:=DEC2HEX([.B133];4)" office:value-type="string" office:string-value="8624" calcext:value-type="string">
            <text:p>8624</text:p>
          </table:table-cell>
          <table:table-cell table:formula="of:=FLOOR(POWER(2;16)*([.C133]/2.5))" office:value-type="float" office:value="34340" calcext:value-type="float">
            <text:p>34340</text:p>
          </table:table-cell>
          <table:table-cell office:value-type="float" office:value="1.31" calcext:value-type="float">
            <text:p>1.31</text:p>
          </table:table-cell>
          <table:table-cell office:value-type="float" office:value="0.05" calcext:value-type="float">
            <text:p>0.05</text:p>
          </table:table-cell>
          <table:table-cell table:formula="of:=FLOOR([.D133]*4096)" office:value-type="float" office:value="204" calcext:value-type="float">
            <text:p>204</text:p>
          </table:table-cell>
          <table:table-cell table:formula="of:=DEC2HEX([.E133];3)" office:value-type="string" office:string-value="0CC" calcext:value-type="string">
            <text:p>0CC</text:p>
          </table:table-cell>
        </table:table-row>
        <table:table-row table:style-name="ro1">
          <table:table-cell table:formula="of:=DEC2HEX([.B134];4)" office:value-type="string" office:string-value="872B" calcext:value-type="string">
            <text:p>872B</text:p>
          </table:table-cell>
          <table:table-cell table:formula="of:=FLOOR(POWER(2;16)*([.C134]/2.5))" office:value-type="float" office:value="34603" calcext:value-type="float">
            <text:p>34603</text:p>
          </table:table-cell>
          <table:table-cell office:value-type="float" office:value="1.32" calcext:value-type="float">
            <text:p>1.32</text:p>
          </table:table-cell>
          <table:table-cell office:value-type="float" office:value="0.049" calcext:value-type="float">
            <text:p>0.049</text:p>
          </table:table-cell>
          <table:table-cell table:formula="of:=FLOOR([.D134]*4096)" office:value-type="float" office:value="200" calcext:value-type="float">
            <text:p>200</text:p>
          </table:table-cell>
          <table:table-cell table:formula="of:=DEC2HEX([.E134];3)" office:value-type="string" office:string-value="0C8" calcext:value-type="string">
            <text:p>0C8</text:p>
          </table:table-cell>
        </table:table-row>
        <table:table-row table:style-name="ro1">
          <table:table-cell table:formula="of:=DEC2HEX([.B135];4)" office:value-type="string" office:string-value="8831" calcext:value-type="string">
            <text:p>8831</text:p>
          </table:table-cell>
          <table:table-cell table:formula="of:=FLOOR(POWER(2;16)*([.C135]/2.5))" office:value-type="float" office:value="34865" calcext:value-type="float">
            <text:p>34865</text:p>
          </table:table-cell>
          <table:table-cell office:value-type="float" office:value="1.33" calcext:value-type="float">
            <text:p>1.33</text:p>
          </table:table-cell>
          <table:table-cell office:value-type="float" office:value="0.047" calcext:value-type="float">
            <text:p>0.047</text:p>
          </table:table-cell>
          <table:table-cell table:formula="of:=FLOOR([.D135]*4096)" office:value-type="float" office:value="192" calcext:value-type="float">
            <text:p>192</text:p>
          </table:table-cell>
          <table:table-cell table:formula="of:=DEC2HEX([.E135];3)" office:value-type="string" office:string-value="0C0" calcext:value-type="string">
            <text:p>0C0</text:p>
          </table:table-cell>
        </table:table-row>
        <table:table-row table:style-name="ro1">
          <table:table-cell table:formula="of:=DEC2HEX([.B136];4)" office:value-type="string" office:string-value="8937" calcext:value-type="string">
            <text:p>8937</text:p>
          </table:table-cell>
          <table:table-cell table:formula="of:=FLOOR(POWER(2;16)*([.C136]/2.5))" office:value-type="float" office:value="35127" calcext:value-type="float">
            <text:p>35127</text:p>
          </table:table-cell>
          <table:table-cell office:value-type="float" office:value="1.34" calcext:value-type="float">
            <text:p>1.34</text:p>
          </table:table-cell>
          <table:table-cell office:value-type="float" office:value="0.046" calcext:value-type="float">
            <text:p>0.046</text:p>
          </table:table-cell>
          <table:table-cell table:formula="of:=FLOOR([.D136]*4096)" office:value-type="float" office:value="188" calcext:value-type="float">
            <text:p>188</text:p>
          </table:table-cell>
          <table:table-cell table:formula="of:=DEC2HEX([.E136];3)" office:value-type="string" office:string-value="0BC" calcext:value-type="string">
            <text:p>0BC</text:p>
          </table:table-cell>
        </table:table-row>
        <table:table-row table:style-name="ro1">
          <table:table-cell table:formula="of:=DEC2HEX([.B137];4)" office:value-type="string" office:string-value="8A3D" calcext:value-type="string">
            <text:p>8A3D</text:p>
          </table:table-cell>
          <table:table-cell table:formula="of:=FLOOR(POWER(2;16)*([.C137]/2.5))" office:value-type="float" office:value="35389" calcext:value-type="float">
            <text:p>35389</text:p>
          </table:table-cell>
          <table:table-cell office:value-type="float" office:value="1.35" calcext:value-type="float">
            <text:p>1.35</text:p>
          </table:table-cell>
          <table:table-cell office:value-type="float" office:value="0.044" calcext:value-type="float">
            <text:p>0.044</text:p>
          </table:table-cell>
          <table:table-cell table:formula="of:=FLOOR([.D137]*4096)" office:value-type="float" office:value="180" calcext:value-type="float">
            <text:p>180</text:p>
          </table:table-cell>
          <table:table-cell table:formula="of:=DEC2HEX([.E137];3)" office:value-type="string" office:string-value="0B4" calcext:value-type="string">
            <text:p>0B4</text:p>
          </table:table-cell>
        </table:table-row>
        <table:table-row table:style-name="ro1">
          <table:table-cell table:formula="of:=DEC2HEX([.B138];4)" office:value-type="string" office:string-value="8B43" calcext:value-type="string">
            <text:p>8B43</text:p>
          </table:table-cell>
          <table:table-cell table:formula="of:=FLOOR(POWER(2;16)*([.C138]/2.5))" office:value-type="float" office:value="35651" calcext:value-type="float">
            <text:p>35651</text:p>
          </table:table-cell>
          <table:table-cell office:value-type="float" office:value="1.36" calcext:value-type="float">
            <text:p>1.36</text:p>
          </table:table-cell>
          <table:table-cell office:value-type="float" office:value="0.043" calcext:value-type="float">
            <text:p>0.043</text:p>
          </table:table-cell>
          <table:table-cell table:formula="of:=FLOOR([.D138]*4096)" office:value-type="float" office:value="176" calcext:value-type="float">
            <text:p>176</text:p>
          </table:table-cell>
          <table:table-cell table:formula="of:=DEC2HEX([.E138];3)" office:value-type="string" office:string-value="0B0" calcext:value-type="string">
            <text:p>0B0</text:p>
          </table:table-cell>
        </table:table-row>
        <table:table-row table:style-name="ro1">
          <table:table-cell table:formula="of:=DEC2HEX([.B139];4)" office:value-type="string" office:string-value="8C49" calcext:value-type="string">
            <text:p>8C49</text:p>
          </table:table-cell>
          <table:table-cell table:formula="of:=FLOOR(POWER(2;16)*([.C139]/2.5))" office:value-type="float" office:value="35913" calcext:value-type="float">
            <text:p>35913</text:p>
          </table:table-cell>
          <table:table-cell office:value-type="float" office:value="1.37" calcext:value-type="float">
            <text:p>1.37</text:p>
          </table:table-cell>
          <table:table-cell office:value-type="float" office:value="0.042" calcext:value-type="float">
            <text:p>0.042</text:p>
          </table:table-cell>
          <table:table-cell table:formula="of:=FLOOR([.D139]*4096)" office:value-type="float" office:value="172" calcext:value-type="float">
            <text:p>172</text:p>
          </table:table-cell>
          <table:table-cell table:formula="of:=DEC2HEX([.E139];3)" office:value-type="string" office:string-value="0AC" calcext:value-type="string">
            <text:p>0AC</text:p>
          </table:table-cell>
        </table:table-row>
        <table:table-row table:style-name="ro1">
          <table:table-cell table:formula="of:=DEC2HEX([.B140];4)" office:value-type="string" office:string-value="8D4F" calcext:value-type="string">
            <text:p>8D4F</text:p>
          </table:table-cell>
          <table:table-cell table:formula="of:=FLOOR(POWER(2;16)*([.C140]/2.5))" office:value-type="float" office:value="36175" calcext:value-type="float">
            <text:p>36175</text:p>
          </table:table-cell>
          <table:table-cell office:value-type="float" office:value="1.38" calcext:value-type="float">
            <text:p>1.38</text:p>
          </table:table-cell>
          <table:table-cell office:value-type="float" office:value="0.04" calcext:value-type="float">
            <text:p>0.04</text:p>
          </table:table-cell>
          <table:table-cell table:formula="of:=FLOOR([.D140]*4096)" office:value-type="float" office:value="163" calcext:value-type="float">
            <text:p>163</text:p>
          </table:table-cell>
          <table:table-cell table:formula="of:=DEC2HEX([.E140];3)" office:value-type="string" office:string-value="0A3" calcext:value-type="string">
            <text:p>0A3</text:p>
          </table:table-cell>
        </table:table-row>
        <table:table-row table:style-name="ro1">
          <table:table-cell table:formula="of:=DEC2HEX([.B141];4)" office:value-type="string" office:string-value="8E56" calcext:value-type="string">
            <text:p>8E56</text:p>
          </table:table-cell>
          <table:table-cell table:formula="of:=FLOOR(POWER(2;16)*([.C141]/2.5))" office:value-type="float" office:value="36438" calcext:value-type="float">
            <text:p>36438</text:p>
          </table:table-cell>
          <table:table-cell office:value-type="float" office:value="1.39" calcext:value-type="float">
            <text:p>1.39</text:p>
          </table:table-cell>
          <table:table-cell office:value-type="float" office:value="0.039" calcext:value-type="float">
            <text:p>0.039</text:p>
          </table:table-cell>
          <table:table-cell table:formula="of:=FLOOR([.D141]*4096)" office:value-type="float" office:value="159" calcext:value-type="float">
            <text:p>159</text:p>
          </table:table-cell>
          <table:table-cell table:formula="of:=DEC2HEX([.E141];3)" office:value-type="string" office:string-value="09F" calcext:value-type="string">
            <text:p>09F</text:p>
          </table:table-cell>
        </table:table-row>
        <table:table-row table:style-name="ro1">
          <table:table-cell table:formula="of:=DEC2HEX([.B142];4)" office:value-type="string" office:string-value="8F5C" calcext:value-type="string">
            <text:p>8F5C</text:p>
          </table:table-cell>
          <table:table-cell table:formula="of:=FLOOR(POWER(2;16)*([.C142]/2.5))" office:value-type="float" office:value="36700" calcext:value-type="float">
            <text:p>36700</text:p>
          </table:table-cell>
          <table:table-cell office:value-type="float" office:value="1.4" calcext:value-type="float">
            <text:p>1.4</text:p>
          </table:table-cell>
          <table:table-cell office:value-type="float" office:value="0.038" calcext:value-type="float">
            <text:p>0.038</text:p>
          </table:table-cell>
          <table:table-cell table:formula="of:=FLOOR([.D142]*4096)" office:value-type="float" office:value="155" calcext:value-type="float">
            <text:p>155</text:p>
          </table:table-cell>
          <table:table-cell table:formula="of:=DEC2HEX([.E142];3)" office:value-type="string" office:string-value="09B" calcext:value-type="string">
            <text:p>09B</text:p>
          </table:table-cell>
        </table:table-row>
        <table:table-row table:style-name="ro1">
          <table:table-cell table:formula="of:=DEC2HEX([.B143];4)" office:value-type="string" office:string-value="9062" calcext:value-type="string">
            <text:p>9062</text:p>
          </table:table-cell>
          <table:table-cell table:formula="of:=FLOOR(POWER(2;16)*([.C143]/2.5))" office:value-type="float" office:value="36962" calcext:value-type="float">
            <text:p>36962</text:p>
          </table:table-cell>
          <table:table-cell office:value-type="float" office:value="1.41" calcext:value-type="float">
            <text:p>1.41</text:p>
          </table:table-cell>
          <table:table-cell office:value-type="float" office:value="0.037" calcext:value-type="float">
            <text:p>0.037</text:p>
          </table:table-cell>
          <table:table-cell table:formula="of:=FLOOR([.D143]*4096)" office:value-type="float" office:value="151" calcext:value-type="float">
            <text:p>151</text:p>
          </table:table-cell>
          <table:table-cell table:formula="of:=DEC2HEX([.E143];3)" office:value-type="string" office:string-value="097" calcext:value-type="string">
            <text:p>097</text:p>
          </table:table-cell>
        </table:table-row>
        <table:table-row table:style-name="ro1">
          <table:table-cell table:formula="of:=DEC2HEX([.B144];4)" office:value-type="string" office:string-value="9168" calcext:value-type="string">
            <text:p>9168</text:p>
          </table:table-cell>
          <table:table-cell table:formula="of:=FLOOR(POWER(2;16)*([.C144]/2.5))" office:value-type="float" office:value="37224" calcext:value-type="float">
            <text:p>37224</text:p>
          </table:table-cell>
          <table:table-cell office:value-type="float" office:value="1.42" calcext:value-type="float">
            <text:p>1.42</text:p>
          </table:table-cell>
          <table:table-cell office:value-type="float" office:value="0.036" calcext:value-type="float">
            <text:p>0.036</text:p>
          </table:table-cell>
          <table:table-cell table:formula="of:=FLOOR([.D144]*4096)" office:value-type="float" office:value="147" calcext:value-type="float">
            <text:p>147</text:p>
          </table:table-cell>
          <table:table-cell table:formula="of:=DEC2HEX([.E144];3)" office:value-type="string" office:string-value="093" calcext:value-type="string">
            <text:p>093</text:p>
          </table:table-cell>
        </table:table-row>
        <table:table-row table:style-name="ro1">
          <table:table-cell table:formula="of:=DEC2HEX([.B145];4)" office:value-type="string" office:string-value="926E" calcext:value-type="string">
            <text:p>926E</text:p>
          </table:table-cell>
          <table:table-cell table:formula="of:=FLOOR(POWER(2;16)*([.C145]/2.5))" office:value-type="float" office:value="37486" calcext:value-type="float">
            <text:p>37486</text:p>
          </table:table-cell>
          <table:table-cell office:value-type="float" office:value="1.43" calcext:value-type="float">
            <text:p>1.43</text:p>
          </table:table-cell>
          <table:table-cell office:value-type="float" office:value="0.036" calcext:value-type="float">
            <text:p>0.036</text:p>
          </table:table-cell>
          <table:table-cell table:formula="of:=FLOOR([.D145]*4096)" office:value-type="float" office:value="147" calcext:value-type="float">
            <text:p>147</text:p>
          </table:table-cell>
          <table:table-cell table:formula="of:=DEC2HEX([.E145];3)" office:value-type="string" office:string-value="093" calcext:value-type="string">
            <text:p>093</text:p>
          </table:table-cell>
        </table:table-row>
        <table:table-row table:style-name="ro1">
          <table:table-cell table:formula="of:=DEC2HEX([.B146];4)" office:value-type="string" office:string-value="9374" calcext:value-type="string">
            <text:p>9374</text:p>
          </table:table-cell>
          <table:table-cell table:formula="of:=FLOOR(POWER(2;16)*([.C146]/2.5))" office:value-type="float" office:value="37748" calcext:value-type="float">
            <text:p>37748</text:p>
          </table:table-cell>
          <table:table-cell office:value-type="float" office:value="1.44" calcext:value-type="float">
            <text:p>1.44</text:p>
          </table:table-cell>
          <table:table-cell office:value-type="float" office:value="0.034" calcext:value-type="float">
            <text:p>0.034</text:p>
          </table:table-cell>
          <table:table-cell table:formula="of:=FLOOR([.D146]*4096)" office:value-type="float" office:value="139" calcext:value-type="float">
            <text:p>139</text:p>
          </table:table-cell>
          <table:table-cell table:formula="of:=DEC2HEX([.E146];3)" office:value-type="string" office:string-value="08B" calcext:value-type="string">
            <text:p>08B</text:p>
          </table:table-cell>
        </table:table-row>
        <table:table-row table:style-name="ro1">
          <table:table-cell table:formula="of:=DEC2HEX([.B147];4)" office:value-type="string" office:string-value="947A" calcext:value-type="string">
            <text:p>947A</text:p>
          </table:table-cell>
          <table:table-cell table:formula="of:=FLOOR(POWER(2;16)*([.C147]/2.5))" office:value-type="float" office:value="38010" calcext:value-type="float">
            <text:p>38010</text:p>
          </table:table-cell>
          <table:table-cell office:value-type="float" office:value="1.45" calcext:value-type="float">
            <text:p>1.45</text:p>
          </table:table-cell>
          <table:table-cell office:value-type="float" office:value="0.034" calcext:value-type="float">
            <text:p>0.034</text:p>
          </table:table-cell>
          <table:table-cell table:formula="of:=FLOOR([.D147]*4096)" office:value-type="float" office:value="139" calcext:value-type="float">
            <text:p>139</text:p>
          </table:table-cell>
          <table:table-cell table:formula="of:=DEC2HEX([.E147];3)" office:value-type="string" office:string-value="08B" calcext:value-type="string">
            <text:p>08B</text:p>
          </table:table-cell>
        </table:table-row>
        <table:table-row table:style-name="ro1">
          <table:table-cell table:formula="of:=DEC2HEX([.B148];4)" office:value-type="string" office:string-value="9581" calcext:value-type="string">
            <text:p>9581</text:p>
          </table:table-cell>
          <table:table-cell table:formula="of:=FLOOR(POWER(2;16)*([.C148]/2.5))" office:value-type="float" office:value="38273" calcext:value-type="float">
            <text:p>38273</text:p>
          </table:table-cell>
          <table:table-cell office:value-type="float" office:value="1.46" calcext:value-type="float">
            <text:p>1.46</text:p>
          </table:table-cell>
          <table:table-cell office:value-type="float" office:value="0.033" calcext:value-type="float">
            <text:p>0.033</text:p>
          </table:table-cell>
          <table:table-cell table:formula="of:=FLOOR([.D148]*4096)" office:value-type="float" office:value="135" calcext:value-type="float">
            <text:p>135</text:p>
          </table:table-cell>
          <table:table-cell table:formula="of:=DEC2HEX([.E148];3)" office:value-type="string" office:string-value="087" calcext:value-type="string">
            <text:p>087</text:p>
          </table:table-cell>
        </table:table-row>
        <table:table-row table:style-name="ro1">
          <table:table-cell table:formula="of:=DEC2HEX([.B149];4)" office:value-type="string" office:string-value="9687" calcext:value-type="string">
            <text:p>9687</text:p>
          </table:table-cell>
          <table:table-cell table:formula="of:=FLOOR(POWER(2;16)*([.C149]/2.5))" office:value-type="float" office:value="38535" calcext:value-type="float">
            <text:p>38535</text:p>
          </table:table-cell>
          <table:table-cell office:value-type="float" office:value="1.47" calcext:value-type="float">
            <text:p>1.47</text:p>
          </table:table-cell>
          <table:table-cell office:value-type="float" office:value="0.032" calcext:value-type="float">
            <text:p>0.032</text:p>
          </table:table-cell>
          <table:table-cell table:formula="of:=FLOOR([.D149]*4096)" office:value-type="float" office:value="131" calcext:value-type="float">
            <text:p>131</text:p>
          </table:table-cell>
          <table:table-cell table:formula="of:=DEC2HEX([.E149];3)" office:value-type="string" office:string-value="083" calcext:value-type="string">
            <text:p>083</text:p>
          </table:table-cell>
        </table:table-row>
        <table:table-row table:style-name="ro1">
          <table:table-cell table:formula="of:=DEC2HEX([.B150];4)" office:value-type="string" office:string-value="978D" calcext:value-type="string">
            <text:p>978D</text:p>
          </table:table-cell>
          <table:table-cell table:formula="of:=FLOOR(POWER(2;16)*([.C150]/2.5))" office:value-type="float" office:value="38797" calcext:value-type="float">
            <text:p>38797</text:p>
          </table:table-cell>
          <table:table-cell office:value-type="float" office:value="1.48" calcext:value-type="float">
            <text:p>1.48</text:p>
          </table:table-cell>
          <table:table-cell office:value-type="float" office:value="0.032" calcext:value-type="float">
            <text:p>0.032</text:p>
          </table:table-cell>
          <table:table-cell table:formula="of:=FLOOR([.D150]*4096)" office:value-type="float" office:value="131" calcext:value-type="float">
            <text:p>131</text:p>
          </table:table-cell>
          <table:table-cell table:formula="of:=DEC2HEX([.E150];3)" office:value-type="string" office:string-value="083" calcext:value-type="string">
            <text:p>083</text:p>
          </table:table-cell>
        </table:table-row>
        <table:table-row table:style-name="ro1">
          <table:table-cell table:formula="of:=DEC2HEX([.B151];4)" office:value-type="string" office:string-value="9893" calcext:value-type="string">
            <text:p>9893</text:p>
          </table:table-cell>
          <table:table-cell table:formula="of:=FLOOR(POWER(2;16)*([.C151]/2.5))" office:value-type="float" office:value="39059" calcext:value-type="float">
            <text:p>39059</text:p>
          </table:table-cell>
          <table:table-cell office:value-type="float" office:value="1.49" calcext:value-type="float">
            <text:p>1.49</text:p>
          </table:table-cell>
          <table:table-cell office:value-type="float" office:value="0.031" calcext:value-type="float">
            <text:p>0.031</text:p>
          </table:table-cell>
          <table:table-cell table:formula="of:=FLOOR([.D151]*4096)" office:value-type="float" office:value="126" calcext:value-type="float">
            <text:p>126</text:p>
          </table:table-cell>
          <table:table-cell table:formula="of:=DEC2HEX([.E151];3)" office:value-type="string" office:string-value="07E" calcext:value-type="string">
            <text:p>07E</text:p>
          </table:table-cell>
        </table:table-row>
        <table:table-row table:style-name="ro1">
          <table:table-cell table:formula="of:=DEC2HEX([.B152];4)" office:value-type="string" office:string-value="9999" calcext:value-type="string">
            <text:p>9999</text:p>
          </table:table-cell>
          <table:table-cell table:formula="of:=FLOOR(POWER(2;16)*([.C152]/2.5))" office:value-type="float" office:value="39321" calcext:value-type="float">
            <text:p>39321</text:p>
          </table:table-cell>
          <table:table-cell office:value-type="float" office:value="1.5" calcext:value-type="float">
            <text:p>1.5</text:p>
          </table:table-cell>
          <table:table-cell office:value-type="float" office:value="0.03" calcext:value-type="float">
            <text:p>0.03</text:p>
          </table:table-cell>
          <table:table-cell table:formula="of:=FLOOR([.D152]*4096)" office:value-type="float" office:value="122" calcext:value-type="float">
            <text:p>122</text:p>
          </table:table-cell>
          <table:table-cell table:formula="of:=DEC2HEX([.E152];3)" office:value-type="string" office:string-value="07A" calcext:value-type="string">
            <text:p>07A</text:p>
          </table:table-cell>
        </table:table-row>
        <table:table-row table:style-name="ro1">
          <table:table-cell table:formula="of:=DEC2HEX([.B153];4)" office:value-type="string" office:string-value="9A9F" calcext:value-type="string">
            <text:p>9A9F</text:p>
          </table:table-cell>
          <table:table-cell table:formula="of:=FLOOR(POWER(2;16)*([.C153]/2.5))" office:value-type="float" office:value="39583" calcext:value-type="float">
            <text:p>39583</text:p>
          </table:table-cell>
          <table:table-cell office:value-type="float" office:value="1.51" calcext:value-type="float">
            <text:p>1.51</text:p>
          </table:table-cell>
          <table:table-cell office:value-type="float" office:value="0.03" calcext:value-type="float">
            <text:p>0.03</text:p>
          </table:table-cell>
          <table:table-cell table:formula="of:=FLOOR([.D153]*4096)" office:value-type="float" office:value="122" calcext:value-type="float">
            <text:p>122</text:p>
          </table:table-cell>
          <table:table-cell table:formula="of:=DEC2HEX([.E153];3)" office:value-type="string" office:string-value="07A" calcext:value-type="string">
            <text:p>07A</text:p>
          </table:table-cell>
        </table:table-row>
        <table:table-row table:style-name="ro1">
          <table:table-cell table:formula="of:=DEC2HEX([.B154];4)" office:value-type="string" office:string-value="9BA5" calcext:value-type="string">
            <text:p>9BA5</text:p>
          </table:table-cell>
          <table:table-cell table:formula="of:=FLOOR(POWER(2;16)*([.C154]/2.5))" office:value-type="float" office:value="39845" calcext:value-type="float">
            <text:p>39845</text:p>
          </table:table-cell>
          <table:table-cell office:value-type="float" office:value="1.52" calcext:value-type="float">
            <text:p>1.52</text:p>
          </table:table-cell>
          <table:table-cell office:value-type="float" office:value="0.029" calcext:value-type="float">
            <text:p>0.029</text:p>
          </table:table-cell>
          <table:table-cell table:formula="of:=FLOOR([.D154]*4096)" office:value-type="float" office:value="118" calcext:value-type="float">
            <text:p>118</text:p>
          </table:table-cell>
          <table:table-cell table:formula="of:=DEC2HEX([.E154];3)" office:value-type="string" office:string-value="076" calcext:value-type="string">
            <text:p>076</text:p>
          </table:table-cell>
        </table:table-row>
        <table:table-row table:style-name="ro1">
          <table:table-cell table:formula="of:=DEC2HEX([.B155];4)" office:value-type="string" office:string-value="9CAC" calcext:value-type="string">
            <text:p>9CAC</text:p>
          </table:table-cell>
          <table:table-cell table:formula="of:=FLOOR(POWER(2;16)*([.C155]/2.5))" office:value-type="float" office:value="40108" calcext:value-type="float">
            <text:p>40108</text:p>
          </table:table-cell>
          <table:table-cell office:value-type="float" office:value="1.53" calcext:value-type="float">
            <text:p>1.53</text:p>
          </table:table-cell>
          <table:table-cell office:value-type="float" office:value="0.029" calcext:value-type="float">
            <text:p>0.029</text:p>
          </table:table-cell>
          <table:table-cell table:formula="of:=FLOOR([.D155]*4096)" office:value-type="float" office:value="118" calcext:value-type="float">
            <text:p>118</text:p>
          </table:table-cell>
          <table:table-cell table:formula="of:=DEC2HEX([.E155];3)" office:value-type="string" office:string-value="076" calcext:value-type="string">
            <text:p>076</text:p>
          </table:table-cell>
        </table:table-row>
        <table:table-row table:style-name="ro1">
          <table:table-cell table:formula="of:=DEC2HEX([.B156];4)" office:value-type="string" office:string-value="9DB2" calcext:value-type="string">
            <text:p>9DB2</text:p>
          </table:table-cell>
          <table:table-cell table:formula="of:=FLOOR(POWER(2;16)*([.C156]/2.5))" office:value-type="float" office:value="40370" calcext:value-type="float">
            <text:p>40370</text:p>
          </table:table-cell>
          <table:table-cell office:value-type="float" office:value="1.54" calcext:value-type="float">
            <text:p>1.54</text:p>
          </table:table-cell>
          <table:table-cell office:value-type="float" office:value="0.028" calcext:value-type="float">
            <text:p>0.028</text:p>
          </table:table-cell>
          <table:table-cell table:formula="of:=FLOOR([.D156]*4096)" office:value-type="float" office:value="114" calcext:value-type="float">
            <text:p>114</text:p>
          </table:table-cell>
          <table:table-cell table:formula="of:=DEC2HEX([.E156];3)" office:value-type="string" office:string-value="072" calcext:value-type="string">
            <text:p>072</text:p>
          </table:table-cell>
        </table:table-row>
        <table:table-row table:style-name="ro1">
          <table:table-cell table:formula="of:=DEC2HEX([.B157];4)" office:value-type="string" office:string-value="9EB8" calcext:value-type="string">
            <text:p>9EB8</text:p>
          </table:table-cell>
          <table:table-cell table:formula="of:=FLOOR(POWER(2;16)*([.C157]/2.5))" office:value-type="float" office:value="40632" calcext:value-type="float">
            <text:p>40632</text:p>
          </table:table-cell>
          <table:table-cell office:value-type="float" office:value="1.55" calcext:value-type="float">
            <text:p>1.55</text:p>
          </table:table-cell>
          <table:table-cell office:value-type="float" office:value="0.027" calcext:value-type="float">
            <text:p>0.027</text:p>
          </table:table-cell>
          <table:table-cell table:formula="of:=FLOOR([.D157]*4096)" office:value-type="float" office:value="110" calcext:value-type="float">
            <text:p>110</text:p>
          </table:table-cell>
          <table:table-cell table:formula="of:=DEC2HEX([.E157];3)" office:value-type="string" office:string-value="06E" calcext:value-type="string">
            <text:p>06E</text:p>
          </table:table-cell>
        </table:table-row>
        <table:table-row table:style-name="ro1">
          <table:table-cell table:formula="of:=DEC2HEX([.B158];4)" office:value-type="string" office:string-value="9FBE" calcext:value-type="string">
            <text:p>9FBE</text:p>
          </table:table-cell>
          <table:table-cell table:formula="of:=FLOOR(POWER(2;16)*([.C158]/2.5))" office:value-type="float" office:value="40894" calcext:value-type="float">
            <text:p>40894</text:p>
          </table:table-cell>
          <table:table-cell office:value-type="float" office:value="1.56" calcext:value-type="float">
            <text:p>1.56</text:p>
          </table:table-cell>
          <table:table-cell office:value-type="float" office:value="0.027" calcext:value-type="float">
            <text:p>0.027</text:p>
          </table:table-cell>
          <table:table-cell table:formula="of:=FLOOR([.D158]*4096)" office:value-type="float" office:value="110" calcext:value-type="float">
            <text:p>110</text:p>
          </table:table-cell>
          <table:table-cell table:formula="of:=DEC2HEX([.E158];3)" office:value-type="string" office:string-value="06E" calcext:value-type="string">
            <text:p>06E</text:p>
          </table:table-cell>
        </table:table-row>
        <table:table-row table:style-name="ro1">
          <table:table-cell table:formula="of:=DEC2HEX([.B159];4)" office:value-type="string" office:string-value="A0C4" calcext:value-type="string">
            <text:p>A0C4</text:p>
          </table:table-cell>
          <table:table-cell table:formula="of:=FLOOR(POWER(2;16)*([.C159]/2.5))" office:value-type="float" office:value="41156" calcext:value-type="float">
            <text:p>41156</text:p>
          </table:table-cell>
          <table:table-cell office:value-type="float" office:value="1.57" calcext:value-type="float">
            <text:p>1.57</text:p>
          </table:table-cell>
          <table:table-cell office:value-type="float" office:value="0.026" calcext:value-type="float">
            <text:p>0.026</text:p>
          </table:table-cell>
          <table:table-cell table:formula="of:=FLOOR([.D159]*4096)" office:value-type="float" office:value="106" calcext:value-type="float">
            <text:p>106</text:p>
          </table:table-cell>
          <table:table-cell table:formula="of:=DEC2HEX([.E159];3)" office:value-type="string" office:string-value="06A" calcext:value-type="string">
            <text:p>06A</text:p>
          </table:table-cell>
        </table:table-row>
        <table:table-row table:style-name="ro1">
          <table:table-cell table:formula="of:=DEC2HEX([.B160];4)" office:value-type="string" office:string-value="A1CA" calcext:value-type="string">
            <text:p>A1CA</text:p>
          </table:table-cell>
          <table:table-cell table:formula="of:=FLOOR(POWER(2;16)*([.C160]/2.5))" office:value-type="float" office:value="41418" calcext:value-type="float">
            <text:p>41418</text:p>
          </table:table-cell>
          <table:table-cell office:value-type="float" office:value="1.58" calcext:value-type="float">
            <text:p>1.58</text:p>
          </table:table-cell>
          <table:table-cell office:value-type="float" office:value="0.026" calcext:value-type="float">
            <text:p>0.026</text:p>
          </table:table-cell>
          <table:table-cell table:formula="of:=FLOOR([.D160]*4096)" office:value-type="float" office:value="106" calcext:value-type="float">
            <text:p>106</text:p>
          </table:table-cell>
          <table:table-cell table:formula="of:=DEC2HEX([.E160];3)" office:value-type="string" office:string-value="06A" calcext:value-type="string">
            <text:p>06A</text:p>
          </table:table-cell>
        </table:table-row>
        <table:table-row table:style-name="ro1">
          <table:table-cell table:formula="of:=DEC2HEX([.B161];4)" office:value-type="string" office:string-value="A2D0" calcext:value-type="string">
            <text:p>A2D0</text:p>
          </table:table-cell>
          <table:table-cell table:formula="of:=FLOOR(POWER(2;16)*([.C161]/2.5))" office:value-type="float" office:value="41680" calcext:value-type="float">
            <text:p>41680</text:p>
          </table:table-cell>
          <table:table-cell office:value-type="float" office:value="1.59" calcext:value-type="float">
            <text:p>1.59</text:p>
          </table:table-cell>
          <table:table-cell office:value-type="float" office:value="0.026" calcext:value-type="float">
            <text:p>0.026</text:p>
          </table:table-cell>
          <table:table-cell table:formula="of:=FLOOR([.D161]*4096)" office:value-type="float" office:value="106" calcext:value-type="float">
            <text:p>106</text:p>
          </table:table-cell>
          <table:table-cell table:formula="of:=DEC2HEX([.E161];3)" office:value-type="string" office:string-value="06A" calcext:value-type="string">
            <text:p>06A</text:p>
          </table:table-cell>
        </table:table-row>
        <table:table-row table:style-name="ro1">
          <table:table-cell table:formula="of:=DEC2HEX([.B162];4)" office:value-type="string" office:string-value="A3D7" calcext:value-type="string">
            <text:p>A3D7</text:p>
          </table:table-cell>
          <table:table-cell table:formula="of:=FLOOR(POWER(2;16)*([.C162]/2.5))" office:value-type="float" office:value="41943" calcext:value-type="float">
            <text:p>41943</text:p>
          </table:table-cell>
          <table:table-cell office:value-type="float" office:value="1.6" calcext:value-type="float">
            <text:p>1.6</text:p>
          </table:table-cell>
          <table:table-cell office:value-type="float" office:value="0.025" calcext:value-type="float">
            <text:p>0.025</text:p>
          </table:table-cell>
          <table:table-cell table:formula="of:=FLOOR([.D162]*4096)" office:value-type="float" office:value="102" calcext:value-type="float">
            <text:p>102</text:p>
          </table:table-cell>
          <table:table-cell table:formula="of:=DEC2HEX([.E162];3)" office:value-type="string" office:string-value="066" calcext:value-type="string">
            <text:p>066</text:p>
          </table:table-cell>
        </table:table-row>
        <table:table-row table:style-name="ro1">
          <table:table-cell table:formula="of:=DEC2HEX([.B163];4)" office:value-type="string" office:string-value="A4DD" calcext:value-type="string">
            <text:p>A4DD</text:p>
          </table:table-cell>
          <table:table-cell table:formula="of:=FLOOR(POWER(2;16)*([.C163]/2.5))" office:value-type="float" office:value="42205" calcext:value-type="float">
            <text:p>42205</text:p>
          </table:table-cell>
          <table:table-cell office:value-type="float" office:value="1.61" calcext:value-type="float">
            <text:p>1.61</text:p>
          </table:table-cell>
          <table:table-cell office:value-type="float" office:value="0.024" calcext:value-type="float">
            <text:p>0.024</text:p>
          </table:table-cell>
          <table:table-cell table:formula="of:=FLOOR([.D163]*4096)" office:value-type="float" office:value="98" calcext:value-type="float">
            <text:p>98</text:p>
          </table:table-cell>
          <table:table-cell table:formula="of:=DEC2HEX([.E163];3)" office:value-type="string" office:string-value="062" calcext:value-type="string">
            <text:p>062</text:p>
          </table:table-cell>
        </table:table-row>
        <table:table-row table:style-name="ro1">
          <table:table-cell table:formula="of:=DEC2HEX([.B164];4)" office:value-type="string" office:string-value="A5E3" calcext:value-type="string">
            <text:p>A5E3</text:p>
          </table:table-cell>
          <table:table-cell table:formula="of:=FLOOR(POWER(2;16)*([.C164]/2.5))" office:value-type="float" office:value="42467" calcext:value-type="float">
            <text:p>42467</text:p>
          </table:table-cell>
          <table:table-cell office:value-type="float" office:value="1.62" calcext:value-type="float">
            <text:p>1.62</text:p>
          </table:table-cell>
          <table:table-cell office:value-type="float" office:value="0.024" calcext:value-type="float">
            <text:p>0.024</text:p>
          </table:table-cell>
          <table:table-cell table:formula="of:=FLOOR([.D164]*4096)" office:value-type="float" office:value="98" calcext:value-type="float">
            <text:p>98</text:p>
          </table:table-cell>
          <table:table-cell table:formula="of:=DEC2HEX([.E164];3)" office:value-type="string" office:string-value="062" calcext:value-type="string">
            <text:p>062</text:p>
          </table:table-cell>
        </table:table-row>
        <table:table-row table:style-name="ro1">
          <table:table-cell table:formula="of:=DEC2HEX([.B165];4)" office:value-type="string" office:string-value="A6E9" calcext:value-type="string">
            <text:p>A6E9</text:p>
          </table:table-cell>
          <table:table-cell table:formula="of:=FLOOR(POWER(2;16)*([.C165]/2.5))" office:value-type="float" office:value="42729" calcext:value-type="float">
            <text:p>42729</text:p>
          </table:table-cell>
          <table:table-cell office:value-type="float" office:value="1.63" calcext:value-type="float">
            <text:p>1.63</text:p>
          </table:table-cell>
          <table:table-cell office:value-type="float" office:value="0.024" calcext:value-type="float">
            <text:p>0.024</text:p>
          </table:table-cell>
          <table:table-cell table:formula="of:=FLOOR([.D165]*4096)" office:value-type="float" office:value="98" calcext:value-type="float">
            <text:p>98</text:p>
          </table:table-cell>
          <table:table-cell table:formula="of:=DEC2HEX([.E165];3)" office:value-type="string" office:string-value="062" calcext:value-type="string">
            <text:p>062</text:p>
          </table:table-cell>
        </table:table-row>
        <table:table-row table:style-name="ro1">
          <table:table-cell table:formula="of:=DEC2HEX([.B166];4)" office:value-type="string" office:string-value="A7EF" calcext:value-type="string">
            <text:p>A7EF</text:p>
          </table:table-cell>
          <table:table-cell table:formula="of:=FLOOR(POWER(2;16)*([.C166]/2.5))" office:value-type="float" office:value="42991" calcext:value-type="float">
            <text:p>42991</text:p>
          </table:table-cell>
          <table:table-cell office:value-type="float" office:value="1.64" calcext:value-type="float">
            <text:p>1.64</text:p>
          </table:table-cell>
          <table:table-cell office:value-type="float" office:value="0.024" calcext:value-type="float">
            <text:p>0.024</text:p>
          </table:table-cell>
          <table:table-cell table:formula="of:=FLOOR([.D166]*4096)" office:value-type="float" office:value="98" calcext:value-type="float">
            <text:p>98</text:p>
          </table:table-cell>
          <table:table-cell table:formula="of:=DEC2HEX([.E166];3)" office:value-type="string" office:string-value="062" calcext:value-type="string">
            <text:p>062</text:p>
          </table:table-cell>
        </table:table-row>
        <table:table-row table:style-name="ro1">
          <table:table-cell table:formula="of:=DEC2HEX([.B167];4)" office:value-type="string" office:string-value="A8F5" calcext:value-type="string">
            <text:p>A8F5</text:p>
          </table:table-cell>
          <table:table-cell table:formula="of:=FLOOR(POWER(2;16)*([.C167]/2.5))" office:value-type="float" office:value="43253" calcext:value-type="float">
            <text:p>43253</text:p>
          </table:table-cell>
          <table:table-cell office:value-type="float" office:value="1.65" calcext:value-type="float">
            <text:p>1.65</text:p>
          </table:table-cell>
          <table:table-cell office:value-type="float" office:value="0.023" calcext:value-type="float">
            <text:p>0.023</text:p>
          </table:table-cell>
          <table:table-cell table:formula="of:=FLOOR([.D167]*4096)" office:value-type="float" office:value="94" calcext:value-type="float">
            <text:p>94</text:p>
          </table:table-cell>
          <table:table-cell table:formula="of:=DEC2HEX([.E167];3)" office:value-type="string" office:string-value="05E" calcext:value-type="string">
            <text:p>05E</text:p>
          </table:table-cell>
        </table:table-row>
        <table:table-row table:style-name="ro1">
          <table:table-cell table:formula="of:=DEC2HEX([.B168];4)" office:value-type="string" office:string-value="A9FB" calcext:value-type="string">
            <text:p>A9FB</text:p>
          </table:table-cell>
          <table:table-cell table:formula="of:=FLOOR(POWER(2;16)*([.C168]/2.5))" office:value-type="float" office:value="43515" calcext:value-type="float">
            <text:p>43515</text:p>
          </table:table-cell>
          <table:table-cell office:value-type="float" office:value="1.66" calcext:value-type="float">
            <text:p>1.66</text:p>
          </table:table-cell>
          <table:table-cell office:value-type="float" office:value="0.023" calcext:value-type="float">
            <text:p>0.023</text:p>
          </table:table-cell>
          <table:table-cell table:formula="of:=FLOOR([.D168]*4096)" office:value-type="float" office:value="94" calcext:value-type="float">
            <text:p>94</text:p>
          </table:table-cell>
          <table:table-cell table:formula="of:=DEC2HEX([.E168];3)" office:value-type="string" office:string-value="05E" calcext:value-type="string">
            <text:p>05E</text:p>
          </table:table-cell>
        </table:table-row>
        <table:table-row table:style-name="ro1">
          <table:table-cell table:formula="of:=DEC2HEX([.B169];4)" office:value-type="string" office:string-value="AB02" calcext:value-type="string">
            <text:p>AB02</text:p>
          </table:table-cell>
          <table:table-cell table:formula="of:=FLOOR(POWER(2;16)*([.C169]/2.5))" office:value-type="float" office:value="43778" calcext:value-type="float">
            <text:p>43778</text:p>
          </table:table-cell>
          <table:table-cell office:value-type="float" office:value="1.67" calcext:value-type="float">
            <text:p>1.67</text:p>
          </table:table-cell>
          <table:table-cell office:value-type="float" office:value="0.023" calcext:value-type="float">
            <text:p>0.023</text:p>
          </table:table-cell>
          <table:table-cell table:formula="of:=FLOOR([.D169]*4096)" office:value-type="float" office:value="94" calcext:value-type="float">
            <text:p>94</text:p>
          </table:table-cell>
          <table:table-cell table:formula="of:=DEC2HEX([.E169];3)" office:value-type="string" office:string-value="05E" calcext:value-type="string">
            <text:p>05E</text:p>
          </table:table-cell>
        </table:table-row>
        <table:table-row table:style-name="ro1">
          <table:table-cell table:formula="of:=DEC2HEX([.B170];4)" office:value-type="string" office:string-value="AC08" calcext:value-type="string">
            <text:p>AC08</text:p>
          </table:table-cell>
          <table:table-cell table:formula="of:=FLOOR(POWER(2;16)*([.C170]/2.5))" office:value-type="float" office:value="44040" calcext:value-type="float">
            <text:p>44040</text:p>
          </table:table-cell>
          <table:table-cell office:value-type="float" office:value="1.68" calcext:value-type="float">
            <text:p>1.68</text:p>
          </table:table-cell>
          <table:table-cell office:value-type="float" office:value="0.022" calcext:value-type="float">
            <text:p>0.022</text:p>
          </table:table-cell>
          <table:table-cell table:formula="of:=FLOOR([.D170]*4096)" office:value-type="float" office:value="90" calcext:value-type="float">
            <text:p>90</text:p>
          </table:table-cell>
          <table:table-cell table:formula="of:=DEC2HEX([.E170];3)" office:value-type="string" office:string-value="05A" calcext:value-type="string">
            <text:p>05A</text:p>
          </table:table-cell>
        </table:table-row>
        <table:table-row table:style-name="ro1">
          <table:table-cell table:formula="of:=DEC2HEX([.B171];4)" office:value-type="string" office:string-value="AD0E" calcext:value-type="string">
            <text:p>AD0E</text:p>
          </table:table-cell>
          <table:table-cell table:formula="of:=FLOOR(POWER(2;16)*([.C171]/2.5))" office:value-type="float" office:value="44302" calcext:value-type="float">
            <text:p>44302</text:p>
          </table:table-cell>
          <table:table-cell office:value-type="float" office:value="1.69" calcext:value-type="float">
            <text:p>1.69</text:p>
          </table:table-cell>
          <table:table-cell office:value-type="float" office:value="0.022" calcext:value-type="float">
            <text:p>0.022</text:p>
          </table:table-cell>
          <table:table-cell table:formula="of:=FLOOR([.D171]*4096)" office:value-type="float" office:value="90" calcext:value-type="float">
            <text:p>90</text:p>
          </table:table-cell>
          <table:table-cell table:formula="of:=DEC2HEX([.E171];3)" office:value-type="string" office:string-value="05A" calcext:value-type="string">
            <text:p>05A</text:p>
          </table:table-cell>
        </table:table-row>
        <table:table-row table:style-name="ro1">
          <table:table-cell table:formula="of:=DEC2HEX([.B172];4)" office:value-type="string" office:string-value="AE14" calcext:value-type="string">
            <text:p>AE14</text:p>
          </table:table-cell>
          <table:table-cell table:formula="of:=FLOOR(POWER(2;16)*([.C172]/2.5))" office:value-type="float" office:value="44564" calcext:value-type="float">
            <text:p>44564</text:p>
          </table:table-cell>
          <table:table-cell office:value-type="float" office:value="1.7" calcext:value-type="float">
            <text:p>1.7</text:p>
          </table:table-cell>
          <table:table-cell office:value-type="float" office:value="0.022" calcext:value-type="float">
            <text:p>0.022</text:p>
          </table:table-cell>
          <table:table-cell table:formula="of:=FLOOR([.D172]*4096)" office:value-type="float" office:value="90" calcext:value-type="float">
            <text:p>90</text:p>
          </table:table-cell>
          <table:table-cell table:formula="of:=DEC2HEX([.E172];3)" office:value-type="string" office:string-value="05A" calcext:value-type="string">
            <text:p>05A</text:p>
          </table:table-cell>
        </table:table-row>
        <table:table-row table:style-name="ro1">
          <table:table-cell table:formula="of:=DEC2HEX([.B173];4)" office:value-type="string" office:string-value="AF1A" calcext:value-type="string">
            <text:p>AF1A</text:p>
          </table:table-cell>
          <table:table-cell table:formula="of:=FLOOR(POWER(2;16)*([.C173]/2.5))" office:value-type="float" office:value="44826" calcext:value-type="float">
            <text:p>44826</text:p>
          </table:table-cell>
          <table:table-cell office:value-type="float" office:value="1.71" calcext:value-type="float">
            <text:p>1.71</text:p>
          </table:table-cell>
          <table:table-cell office:value-type="float" office:value="0.021" calcext:value-type="float">
            <text:p>0.021</text:p>
          </table:table-cell>
          <table:table-cell table:formula="of:=FLOOR([.D173]*4096)" office:value-type="float" office:value="86" calcext:value-type="float">
            <text:p>86</text:p>
          </table:table-cell>
          <table:table-cell table:formula="of:=DEC2HEX([.E173];3)" office:value-type="string" office:string-value="056" calcext:value-type="string">
            <text:p>056</text:p>
          </table:table-cell>
        </table:table-row>
        <table:table-row table:style-name="ro1">
          <table:table-cell table:formula="of:=DEC2HEX([.B174];4)" office:value-type="string" office:string-value="B020" calcext:value-type="string">
            <text:p>B020</text:p>
          </table:table-cell>
          <table:table-cell table:formula="of:=FLOOR(POWER(2;16)*([.C174]/2.5))" office:value-type="float" office:value="45088" calcext:value-type="float">
            <text:p>45088</text:p>
          </table:table-cell>
          <table:table-cell office:value-type="float" office:value="1.72" calcext:value-type="float">
            <text:p>1.72</text:p>
          </table:table-cell>
          <table:table-cell office:value-type="float" office:value="0.021" calcext:value-type="float">
            <text:p>0.021</text:p>
          </table:table-cell>
          <table:table-cell table:formula="of:=FLOOR([.D174]*4096)" office:value-type="float" office:value="86" calcext:value-type="float">
            <text:p>86</text:p>
          </table:table-cell>
          <table:table-cell table:formula="of:=DEC2HEX([.E174];3)" office:value-type="string" office:string-value="056" calcext:value-type="string">
            <text:p>056</text:p>
          </table:table-cell>
        </table:table-row>
        <table:table-row table:style-name="ro1">
          <table:table-cell table:formula="of:=DEC2HEX([.B175];4)" office:value-type="string" office:string-value="B126" calcext:value-type="string">
            <text:p>B126</text:p>
          </table:table-cell>
          <table:table-cell table:formula="of:=FLOOR(POWER(2;16)*([.C175]/2.5))" office:value-type="float" office:value="45350" calcext:value-type="float">
            <text:p>45350</text:p>
          </table:table-cell>
          <table:table-cell office:value-type="float" office:value="1.73" calcext:value-type="float">
            <text:p>1.73</text:p>
          </table:table-cell>
          <table:table-cell office:value-type="float" office:value="0.021" calcext:value-type="float">
            <text:p>0.021</text:p>
          </table:table-cell>
          <table:table-cell table:formula="of:=FLOOR([.D175]*4096)" office:value-type="float" office:value="86" calcext:value-type="float">
            <text:p>86</text:p>
          </table:table-cell>
          <table:table-cell table:formula="of:=DEC2HEX([.E175];3)" office:value-type="string" office:string-value="056" calcext:value-type="string">
            <text:p>056</text:p>
          </table:table-cell>
        </table:table-row>
        <table:table-row table:style-name="ro1">
          <table:table-cell table:formula="of:=DEC2HEX([.B176];4)" office:value-type="string" office:string-value="B22D" calcext:value-type="string">
            <text:p>B22D</text:p>
          </table:table-cell>
          <table:table-cell table:formula="of:=FLOOR(POWER(2;16)*([.C176]/2.5))" office:value-type="float" office:value="45613" calcext:value-type="float">
            <text:p>45613</text:p>
          </table:table-cell>
          <table:table-cell office:value-type="float" office:value="1.74" calcext:value-type="float">
            <text:p>1.74</text:p>
          </table:table-cell>
          <table:table-cell office:value-type="float" office:value="0.021" calcext:value-type="float">
            <text:p>0.021</text:p>
          </table:table-cell>
          <table:table-cell table:formula="of:=FLOOR([.D176]*4096)" office:value-type="float" office:value="86" calcext:value-type="float">
            <text:p>86</text:p>
          </table:table-cell>
          <table:table-cell table:formula="of:=DEC2HEX([.E176];3)" office:value-type="string" office:string-value="056" calcext:value-type="string">
            <text:p>056</text:p>
          </table:table-cell>
        </table:table-row>
        <table:table-row table:style-name="ro1">
          <table:table-cell table:formula="of:=DEC2HEX([.B177];4)" office:value-type="string" office:string-value="B333" calcext:value-type="string">
            <text:p>B333</text:p>
          </table:table-cell>
          <table:table-cell table:formula="of:=FLOOR(POWER(2;16)*([.C177]/2.5))" office:value-type="float" office:value="45875" calcext:value-type="float">
            <text:p>45875</text:p>
          </table:table-cell>
          <table:table-cell office:value-type="float" office:value="1.75" calcext:value-type="float">
            <text:p>1.75</text:p>
          </table:table-cell>
          <table:table-cell office:value-type="float" office:value="0.02" calcext:value-type="float">
            <text:p>0.02</text:p>
          </table:table-cell>
          <table:table-cell table:formula="of:=FLOOR([.D177]*4096)" office:value-type="float" office:value="81" calcext:value-type="float">
            <text:p>81</text:p>
          </table:table-cell>
          <table:table-cell table:formula="of:=DEC2HEX([.E177];3)" office:value-type="string" office:string-value="051" calcext:value-type="string">
            <text:p>051</text:p>
          </table:table-cell>
        </table:table-row>
        <table:table-row table:style-name="ro1">
          <table:table-cell table:formula="of:=DEC2HEX([.B178];4)" office:value-type="string" office:string-value="B439" calcext:value-type="string">
            <text:p>B439</text:p>
          </table:table-cell>
          <table:table-cell table:formula="of:=FLOOR(POWER(2;16)*([.C178]/2.5))" office:value-type="float" office:value="46137" calcext:value-type="float">
            <text:p>46137</text:p>
          </table:table-cell>
          <table:table-cell office:value-type="float" office:value="1.76" calcext:value-type="float">
            <text:p>1.76</text:p>
          </table:table-cell>
          <table:table-cell office:value-type="float" office:value="0.02" calcext:value-type="float">
            <text:p>0.02</text:p>
          </table:table-cell>
          <table:table-cell table:formula="of:=FLOOR([.D178]*4096)" office:value-type="float" office:value="81" calcext:value-type="float">
            <text:p>81</text:p>
          </table:table-cell>
          <table:table-cell table:formula="of:=DEC2HEX([.E178];3)" office:value-type="string" office:string-value="051" calcext:value-type="string">
            <text:p>051</text:p>
          </table:table-cell>
        </table:table-row>
        <table:table-row table:style-name="ro1">
          <table:table-cell table:formula="of:=DEC2HEX([.B179];4)" office:value-type="string" office:string-value="B53F" calcext:value-type="string">
            <text:p>B53F</text:p>
          </table:table-cell>
          <table:table-cell table:formula="of:=FLOOR(POWER(2;16)*([.C179]/2.5))" office:value-type="float" office:value="46399" calcext:value-type="float">
            <text:p>46399</text:p>
          </table:table-cell>
          <table:table-cell office:value-type="float" office:value="1.77" calcext:value-type="float">
            <text:p>1.77</text:p>
          </table:table-cell>
          <table:table-cell office:value-type="float" office:value="0.02" calcext:value-type="float">
            <text:p>0.02</text:p>
          </table:table-cell>
          <table:table-cell table:formula="of:=FLOOR([.D179]*4096)" office:value-type="float" office:value="81" calcext:value-type="float">
            <text:p>81</text:p>
          </table:table-cell>
          <table:table-cell table:formula="of:=DEC2HEX([.E179];3)" office:value-type="string" office:string-value="051" calcext:value-type="string">
            <text:p>051</text:p>
          </table:table-cell>
        </table:table-row>
        <table:table-row table:style-name="ro1">
          <table:table-cell table:formula="of:=DEC2HEX([.B180];4)" office:value-type="string" office:string-value="B645" calcext:value-type="string">
            <text:p>B645</text:p>
          </table:table-cell>
          <table:table-cell table:formula="of:=FLOOR(POWER(2;16)*([.C180]/2.5))" office:value-type="float" office:value="46661" calcext:value-type="float">
            <text:p>46661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table:formula="of:=FLOOR([.D180]*4096)" office:value-type="float" office:value="81" calcext:value-type="float">
            <text:p>81</text:p>
          </table:table-cell>
          <table:table-cell table:formula="of:=DEC2HEX([.E180];3)" office:value-type="string" office:string-value="051" calcext:value-type="string">
            <text:p>051</text:p>
          </table:table-cell>
        </table:table-row>
        <table:table-row table:style-name="ro1">
          <table:table-cell table:formula="of:=DEC2HEX([.B181];4)" office:value-type="string" office:string-value="B74B" calcext:value-type="string">
            <text:p>B74B</text:p>
          </table:table-cell>
          <table:table-cell table:formula="of:=FLOOR(POWER(2;16)*([.C181]/2.5))" office:value-type="float" office:value="46923" calcext:value-type="float">
            <text:p>46923</text:p>
          </table:table-cell>
          <table:table-cell office:value-type="float" office:value="1.79" calcext:value-type="float">
            <text:p>1.79</text:p>
          </table:table-cell>
          <table:table-cell office:value-type="float" office:value="0.019" calcext:value-type="float">
            <text:p>0.019</text:p>
          </table:table-cell>
          <table:table-cell table:formula="of:=FLOOR([.D181]*4096)" office:value-type="float" office:value="77" calcext:value-type="float">
            <text:p>77</text:p>
          </table:table-cell>
          <table:table-cell table:formula="of:=DEC2HEX([.E181];3)" office:value-type="string" office:string-value="04D" calcext:value-type="string">
            <text:p>04D</text:p>
          </table:table-cell>
        </table:table-row>
        <table:table-row table:style-name="ro1">
          <table:table-cell table:formula="of:=DEC2HEX([.B182];4)" office:value-type="string" office:string-value="B851" calcext:value-type="string">
            <text:p>B851</text:p>
          </table:table-cell>
          <table:table-cell table:formula="of:=FLOOR(POWER(2;16)*([.C182]/2.5))" office:value-type="float" office:value="47185" calcext:value-type="float">
            <text:p>47185</text:p>
          </table:table-cell>
          <table:table-cell office:value-type="float" office:value="1.8" calcext:value-type="float">
            <text:p>1.8</text:p>
          </table:table-cell>
          <table:table-cell office:value-type="float" office:value="0.019" calcext:value-type="float">
            <text:p>0.019</text:p>
          </table:table-cell>
          <table:table-cell table:formula="of:=FLOOR([.D182]*4096)" office:value-type="float" office:value="77" calcext:value-type="float">
            <text:p>77</text:p>
          </table:table-cell>
          <table:table-cell table:formula="of:=DEC2HEX([.E182];3)" office:value-type="string" office:string-value="04D" calcext:value-type="string">
            <text:p>04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2:46:22.963571555</meta:creation-date>
    <dc:date>2021-04-09T12:56:56.626392783</dc:date>
    <meta:editing-duration>PT14S</meta:editing-duration>
    <meta:editing-cycles>1</meta:editing-cycles>
    <meta:document-statistic meta:table-count="1" meta:cell-count="1092" meta:object-count="0"/>
    <meta:generator>LibreOffice/6.4.6.2$Linux_X86_64 LibreOffice_project/40$Build-2</meta:generator>
  </office:meta>
</office:document-meta>
</file>